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6.925cm"/>
    </style:style>
    <style:style style:name="co5" style:family="table-column">
      <style:table-column-properties fo:break-before="auto" style:column-width="3.33cm"/>
    </style:style>
    <style:style style:name="co6" style:family="table-column">
      <style:table-column-properties fo:break-before="auto" style:column-width="3.657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724cm" svg:height="10.782cm" svg:x="0cm" svg:y="9.032cm">
            <draw:object draw:notify-on-update-of-ranges="Sheet1.G1:Sheet1.G1 Sheet1.A2:Sheet1.CA2 Sheet1.G5:Sheet1.G5 Sheet1.A6:Sheet1.CE6 Sheet1.G9:Sheet1.G9 Sheet1.A10:Sheet1.GH10 Sheet1.G13:Sheet1.G13 Sheet1.A14:Sheet1.FM14 Sheet1.G17:Sheet1.G17 Sheet1.A18:Sheet1.ES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7.711cm" svg:height="10.146cm" svg:x="-0.044cm" svg:y="19.975cm">
            <draw:object draw:notify-on-update-of-ranges="Sheet1.G1:Sheet1.G1 Sheet1.A3:Sheet1.CA3 Sheet1.G5:Sheet1.G5 Sheet1.A7:Sheet1.CE7 Sheet1.G9:Sheet1.G9 Sheet1.A11:Sheet1.GH11 Sheet1.G13:Sheet1.G13 Sheet1.A15:Sheet1.FM15 Sheet1.G17:Sheet1.G17 Sheet1.A19:Sheet1.ES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77" table:default-cell-style-name="Default"/>
        <table:table-column table:style-name="co7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Population Size: 100 </text:p>
          </table:table-cell>
          <table:table-cell office:value-type="string" calcext:value-type="string">
            <text:p><text:s/>K: 5 </text:p>
          </table:table-cell>
          <table:table-cell office:value-type="string" calcext:value-type="string">
            <text:p><text:s/>Seed: 10 </text:p>
          </table:table-cell>
          <table:table-cell office:value-type="string" calcext:value-type="string">
            <text:p><text:s/>Max Generations w/out improvement: 15 </text:p>
          </table:table-cell>
          <table:table-cell office:value-type="string" calcext:value-type="string">
            <text:p><text:s/>Mutation Rate: 10 </text:p>
          </table:table-cell>
          <table:table-cell office:value-type="string" calcext:value-type="string">
            <text:p><text:s/>Crossover Rate: 100</text:p>
          </table:table-cell>
          <table:table-cell office:value-type="string" calcext:value-type="string">
            <text:p>Run: 1</text:p>
          </table:table-cell>
          <table:table-cell table:number-columns-repeated="183"/>
        </table:table-row>
        <table:table-row table:style-name="ro1">
          <table:table-cell office:value-type="float" office:value="25299.9" calcext:value-type="float">
            <text:p>25299.9</text:p>
          </table:table-cell>
          <table:table-cell office:value-type="float" office:value="24743.8" calcext:value-type="float">
            <text:p>24743.8</text:p>
          </table:table-cell>
          <table:table-cell office:value-type="float" office:value="23505" calcext:value-type="float">
            <text:p>23505</text:p>
          </table:table-cell>
          <table:table-cell office:value-type="float" office:value="22933.3" calcext:value-type="float">
            <text:p>22933.3</text:p>
          </table:table-cell>
          <table:table-cell table:number-columns-repeated="3" office:value-type="float" office:value="22775.4" calcext:value-type="float">
            <text:p>22775.4</text:p>
          </table:table-cell>
          <table:table-cell table:number-columns-repeated="9" office:value-type="float" office:value="18868.7" calcext:value-type="float">
            <text:p>18868.7</text:p>
          </table:table-cell>
          <table:table-cell table:number-columns-repeated="2" office:value-type="float" office:value="18498.2" calcext:value-type="float">
            <text:p>18498.2</text:p>
          </table:table-cell>
          <table:table-cell table:number-columns-repeated="3" office:value-type="float" office:value="17611.7" calcext:value-type="float">
            <text:p>17611.7</text:p>
          </table:table-cell>
          <table:table-cell office:value-type="float" office:value="17144.6" calcext:value-type="float">
            <text:p>17144.6</text:p>
          </table:table-cell>
          <table:table-cell office:value-type="float" office:value="17062.2" calcext:value-type="float">
            <text:p>17062.2</text:p>
          </table:table-cell>
          <table:table-cell office:value-type="float" office:value="16971.9" calcext:value-type="float">
            <text:p>16971.9</text:p>
          </table:table-cell>
          <table:table-cell office:value-type="float" office:value="16702" calcext:value-type="float">
            <text:p>16702</text:p>
          </table:table-cell>
          <table:table-cell office:value-type="float" office:value="16259.8" calcext:value-type="float">
            <text:p>16259.8</text:p>
          </table:table-cell>
          <table:table-cell office:value-type="float" office:value="16157.7" calcext:value-type="float">
            <text:p>16157.7</text:p>
          </table:table-cell>
          <table:table-cell office:value-type="float" office:value="15947.6" calcext:value-type="float">
            <text:p>15947.6</text:p>
          </table:table-cell>
          <table:table-cell office:value-type="float" office:value="15432.7" calcext:value-type="float">
            <text:p>15432.7</text:p>
          </table:table-cell>
          <table:table-cell office:value-type="float" office:value="15253.8" calcext:value-type="float">
            <text:p>15253.8</text:p>
          </table:table-cell>
          <table:table-cell table:number-columns-repeated="2" office:value-type="float" office:value="14619.6" calcext:value-type="float">
            <text:p>14619.6</text:p>
          </table:table-cell>
          <table:table-cell table:number-columns-repeated="2" office:value-type="float" office:value="14312.6" calcext:value-type="float">
            <text:p>14312.6</text:p>
          </table:table-cell>
          <table:table-cell office:value-type="float" office:value="14283.9" calcext:value-type="float">
            <text:p>14283.9</text:p>
          </table:table-cell>
          <table:table-cell office:value-type="float" office:value="14219.2" calcext:value-type="float">
            <text:p>14219.2</text:p>
          </table:table-cell>
          <table:table-cell table:number-columns-repeated="2" office:value-type="float" office:value="14010.2" calcext:value-type="float">
            <text:p>14010.2</text:p>
          </table:table-cell>
          <table:table-cell table:number-columns-repeated="2" office:value-type="float" office:value="13855.6" calcext:value-type="float">
            <text:p>13855.6</text:p>
          </table:table-cell>
          <table:table-cell office:value-type="float" office:value="13748.2" calcext:value-type="float">
            <text:p>13748.2</text:p>
          </table:table-cell>
          <table:table-cell table:number-columns-repeated="2" office:value-type="float" office:value="13335.8" calcext:value-type="float">
            <text:p>13335.8</text:p>
          </table:table-cell>
          <table:table-cell office:value-type="float" office:value="13219.4" calcext:value-type="float">
            <text:p>13219.4</text:p>
          </table:table-cell>
          <table:table-cell office:value-type="float" office:value="13196.5" calcext:value-type="float">
            <text:p>13196.5</text:p>
          </table:table-cell>
          <table:table-cell office:value-type="float" office:value="13162.3" calcext:value-type="float">
            <text:p>13162.3</text:p>
          </table:table-cell>
          <table:table-cell office:value-type="float" office:value="13161.6" calcext:value-type="float">
            <text:p>13161.6</text:p>
          </table:table-cell>
          <table:table-cell table:number-columns-repeated="3" office:value-type="float" office:value="13020.4" calcext:value-type="float">
            <text:p>13020.4</text:p>
          </table:table-cell>
          <table:table-cell table:number-columns-repeated="3" office:value-type="float" office:value="12750.3" calcext:value-type="float">
            <text:p>12750.3</text:p>
          </table:table-cell>
          <table:table-cell table:number-columns-repeated="2" office:value-type="float" office:value="12662.8" calcext:value-type="float">
            <text:p>12662.8</text:p>
          </table:table-cell>
          <table:table-cell table:number-columns-repeated="3" office:value-type="float" office:value="12627.9" calcext:value-type="float">
            <text:p>12627.9</text:p>
          </table:table-cell>
          <table:table-cell table:number-columns-repeated="5" office:value-type="float" office:value="12620.7" calcext:value-type="float">
            <text:p>12620.7</text:p>
          </table:table-cell>
          <table:table-cell table:number-columns-repeated="16" office:value-type="float" office:value="12109.6" calcext:value-type="float">
            <text:p>12109.6</text:p>
          </table:table-cell>
          <table:table-cell table:number-columns-repeated="111"/>
        </table:table-row>
        <table:table-row table:style-name="ro1">
          <table:table-cell office:value-type="float" office:value="29295" calcext:value-type="float">
            <text:p>29295</text:p>
          </table:table-cell>
          <table:table-cell office:value-type="float" office:value="28718.1" calcext:value-type="float">
            <text:p>28718.1</text:p>
          </table:table-cell>
          <table:table-cell office:value-type="float" office:value="28363.2" calcext:value-type="float">
            <text:p>28363.2</text:p>
          </table:table-cell>
          <table:table-cell office:value-type="float" office:value="28010.1" calcext:value-type="float">
            <text:p>28010.1</text:p>
          </table:table-cell>
          <table:table-cell office:value-type="float" office:value="27929" calcext:value-type="float">
            <text:p>27929</text:p>
          </table:table-cell>
          <table:table-cell office:value-type="float" office:value="27682.9" calcext:value-type="float">
            <text:p>27682.9</text:p>
          </table:table-cell>
          <table:table-cell office:value-type="float" office:value="27578.2" calcext:value-type="float">
            <text:p>27578.2</text:p>
          </table:table-cell>
          <table:table-cell office:value-type="float" office:value="27528.7" calcext:value-type="float">
            <text:p>27528.7</text:p>
          </table:table-cell>
          <table:table-cell office:value-type="float" office:value="26886.5" calcext:value-type="float">
            <text:p>26886.5</text:p>
          </table:table-cell>
          <table:table-cell office:value-type="float" office:value="26210.3" calcext:value-type="float">
            <text:p>26210.3</text:p>
          </table:table-cell>
          <table:table-cell office:value-type="float" office:value="26197.2" calcext:value-type="float">
            <text:p>26197.2</text:p>
          </table:table-cell>
          <table:table-cell office:value-type="float" office:value="26200.5" calcext:value-type="float">
            <text:p>26200.5</text:p>
          </table:table-cell>
          <table:table-cell office:value-type="float" office:value="25657" calcext:value-type="float">
            <text:p>25657</text:p>
          </table:table-cell>
          <table:table-cell office:value-type="float" office:value="24866" calcext:value-type="float">
            <text:p>24866</text:p>
          </table:table-cell>
          <table:table-cell office:value-type="float" office:value="24409.4" calcext:value-type="float">
            <text:p>24409.4</text:p>
          </table:table-cell>
          <table:table-cell office:value-type="float" office:value="23620.5" calcext:value-type="float">
            <text:p>23620.5</text:p>
          </table:table-cell>
          <table:table-cell office:value-type="float" office:value="22903" calcext:value-type="float">
            <text:p>22903</text:p>
          </table:table-cell>
          <table:table-cell office:value-type="float" office:value="22413.3" calcext:value-type="float">
            <text:p>22413.3</text:p>
          </table:table-cell>
          <table:table-cell office:value-type="float" office:value="21991.5" calcext:value-type="float">
            <text:p>21991.5</text:p>
          </table:table-cell>
          <table:table-cell office:value-type="float" office:value="21319.9" calcext:value-type="float">
            <text:p>21319.9</text:p>
          </table:table-cell>
          <table:table-cell office:value-type="float" office:value="20965.2" calcext:value-type="float">
            <text:p>20965.2</text:p>
          </table:table-cell>
          <table:table-cell office:value-type="float" office:value="20807" calcext:value-type="float">
            <text:p>20807</text:p>
          </table:table-cell>
          <table:table-cell office:value-type="float" office:value="20212.4" calcext:value-type="float">
            <text:p>20212.4</text:p>
          </table:table-cell>
          <table:table-cell office:value-type="float" office:value="19808.9" calcext:value-type="float">
            <text:p>19808.9</text:p>
          </table:table-cell>
          <table:table-cell office:value-type="float" office:value="18541.8" calcext:value-type="float">
            <text:p>18541.8</text:p>
          </table:table-cell>
          <table:table-cell office:value-type="float" office:value="18062.5" calcext:value-type="float">
            <text:p>18062.5</text:p>
          </table:table-cell>
          <table:table-cell office:value-type="float" office:value="17681.2" calcext:value-type="float">
            <text:p>17681.2</text:p>
          </table:table-cell>
          <table:table-cell office:value-type="float" office:value="17193.8" calcext:value-type="float">
            <text:p>17193.8</text:p>
          </table:table-cell>
          <table:table-cell office:value-type="float" office:value="16964.4" calcext:value-type="float">
            <text:p>16964.4</text:p>
          </table:table-cell>
          <table:table-cell office:value-type="float" office:value="16829.6" calcext:value-type="float">
            <text:p>16829.6</text:p>
          </table:table-cell>
          <table:table-cell office:value-type="float" office:value="16879.7" calcext:value-type="float">
            <text:p>16879.7</text:p>
          </table:table-cell>
          <table:table-cell office:value-type="float" office:value="16424.6" calcext:value-type="float">
            <text:p>16424.6</text:p>
          </table:table-cell>
          <table:table-cell office:value-type="float" office:value="16055" calcext:value-type="float">
            <text:p>16055</text:p>
          </table:table-cell>
          <table:table-cell office:value-type="float" office:value="15520.7" calcext:value-type="float">
            <text:p>15520.7</text:p>
          </table:table-cell>
          <table:table-cell office:value-type="float" office:value="15094" calcext:value-type="float">
            <text:p>15094</text:p>
          </table:table-cell>
          <table:table-cell office:value-type="float" office:value="14875.3" calcext:value-type="float">
            <text:p>14875.3</text:p>
          </table:table-cell>
          <table:table-cell office:value-type="float" office:value="14736.1" calcext:value-type="float">
            <text:p>14736.1</text:p>
          </table:table-cell>
          <table:table-cell office:value-type="float" office:value="14699" calcext:value-type="float">
            <text:p>14699</text:p>
          </table:table-cell>
          <table:table-cell office:value-type="float" office:value="14606.8" calcext:value-type="float">
            <text:p>14606.8</text:p>
          </table:table-cell>
          <table:table-cell office:value-type="float" office:value="14470.7" calcext:value-type="float">
            <text:p>14470.7</text:p>
          </table:table-cell>
          <table:table-cell office:value-type="float" office:value="14232.1" calcext:value-type="float">
            <text:p>14232.1</text:p>
          </table:table-cell>
          <table:table-cell office:value-type="float" office:value="14364.7" calcext:value-type="float">
            <text:p>14364.7</text:p>
          </table:table-cell>
          <table:table-cell office:value-type="float" office:value="14287.9" calcext:value-type="float">
            <text:p>14287.9</text:p>
          </table:table-cell>
          <table:table-cell office:value-type="float" office:value="13975.9" calcext:value-type="float">
            <text:p>13975.9</text:p>
          </table:table-cell>
          <table:table-cell office:value-type="float" office:value="13998.5" calcext:value-type="float">
            <text:p>13998.5</text:p>
          </table:table-cell>
          <table:table-cell office:value-type="float" office:value="13787" calcext:value-type="float">
            <text:p>13787</text:p>
          </table:table-cell>
          <table:table-cell office:value-type="float" office:value="13482.4" calcext:value-type="float">
            <text:p>13482.4</text:p>
          </table:table-cell>
          <table:table-cell office:value-type="float" office:value="13423" calcext:value-type="float">
            <text:p>13423</text:p>
          </table:table-cell>
          <table:table-cell office:value-type="float" office:value="13542.9" calcext:value-type="float">
            <text:p>13542.9</text:p>
          </table:table-cell>
          <table:table-cell office:value-type="float" office:value="13386.4" calcext:value-type="float">
            <text:p>13386.4</text:p>
          </table:table-cell>
          <table:table-cell office:value-type="float" office:value="13515.5" calcext:value-type="float">
            <text:p>13515.5</text:p>
          </table:table-cell>
          <table:table-cell office:value-type="float" office:value="13945.4" calcext:value-type="float">
            <text:p>13945.4</text:p>
          </table:table-cell>
          <table:table-cell office:value-type="float" office:value="13958.4" calcext:value-type="float">
            <text:p>13958.4</text:p>
          </table:table-cell>
          <table:table-cell office:value-type="float" office:value="13876.9" calcext:value-type="float">
            <text:p>13876.9</text:p>
          </table:table-cell>
          <table:table-cell office:value-type="float" office:value="13899.5" calcext:value-type="float">
            <text:p>13899.5</text:p>
          </table:table-cell>
          <table:table-cell office:value-type="float" office:value="13219.1" calcext:value-type="float">
            <text:p>13219.1</text:p>
          </table:table-cell>
          <table:table-cell office:value-type="float" office:value="13061.8" calcext:value-type="float">
            <text:p>13061.8</text:p>
          </table:table-cell>
          <table:table-cell office:value-type="float" office:value="12852.9" calcext:value-type="float">
            <text:p>12852.9</text:p>
          </table:table-cell>
          <table:table-cell office:value-type="float" office:value="12766.5" calcext:value-type="float">
            <text:p>12766.5</text:p>
          </table:table-cell>
          <table:table-cell office:value-type="float" office:value="12951.2" calcext:value-type="float">
            <text:p>12951.2</text:p>
          </table:table-cell>
          <table:table-cell office:value-type="float" office:value="12888.5" calcext:value-type="float">
            <text:p>12888.5</text:p>
          </table:table-cell>
          <table:table-cell office:value-type="float" office:value="12976.7" calcext:value-type="float">
            <text:p>12976.7</text:p>
          </table:table-cell>
          <table:table-cell office:value-type="float" office:value="13005.7" calcext:value-type="float">
            <text:p>13005.7</text:p>
          </table:table-cell>
          <table:table-cell office:value-type="float" office:value="13044.3" calcext:value-type="float">
            <text:p>13044.3</text:p>
          </table:table-cell>
          <table:table-cell office:value-type="float" office:value="13295.7" calcext:value-type="float">
            <text:p>13295.7</text:p>
          </table:table-cell>
          <table:table-cell office:value-type="float" office:value="13543.6" calcext:value-type="float">
            <text:p>13543.6</text:p>
          </table:table-cell>
          <table:table-cell office:value-type="float" office:value="13280.6" calcext:value-type="float">
            <text:p>13280.6</text:p>
          </table:table-cell>
          <table:table-cell office:value-type="float" office:value="13271.5" calcext:value-type="float">
            <text:p>13271.5</text:p>
          </table:table-cell>
          <table:table-cell office:value-type="float" office:value="13054.5" calcext:value-type="float">
            <text:p>13054.5</text:p>
          </table:table-cell>
          <table:table-cell office:value-type="float" office:value="12849.8" calcext:value-type="float">
            <text:p>12849.8</text:p>
          </table:table-cell>
          <table:table-cell office:value-type="float" office:value="13317.9" calcext:value-type="float">
            <text:p>13317.9</text:p>
          </table:table-cell>
          <table:table-cell office:value-type="float" office:value="13467.5" calcext:value-type="float">
            <text:p>13467.5</text:p>
          </table:table-cell>
          <table:table-cell office:value-type="float" office:value="13652.5" calcext:value-type="float">
            <text:p>13652.5</text:p>
          </table:table-cell>
          <table:table-cell office:value-type="float" office:value="13529.8" calcext:value-type="float">
            <text:p>13529.8</text:p>
          </table:table-cell>
          <table:table-cell office:value-type="float" office:value="13051.2" calcext:value-type="float">
            <text:p>13051.2</text:p>
          </table:table-cell>
          <table:table-cell office:value-type="float" office:value="13119.7" calcext:value-type="float">
            <text:p>13119.7</text:p>
          </table:table-cell>
          <table:table-cell office:value-type="float" office:value="13291.2" calcext:value-type="float">
            <text:p>13291.2</text:p>
          </table:table-cell>
          <table:table-cell office:value-type="float" office:value="14032.8" calcext:value-type="float">
            <text:p>14032.8</text:p>
          </table:table-cell>
          <table:table-cell office:value-type="float" office:value="13552.7" calcext:value-type="float">
            <text:p>13552.7</text:p>
          </table:table-cell>
          <table:table-cell table:number-columns-repeated="111"/>
        </table:table-row>
        <table:table-row table:style-name="ro1">
          <table:table-cell table:number-columns-repeated="190"/>
        </table:table-row>
        <table:table-row table:style-name="ro1">
          <table:table-cell office:value-type="string" calcext:value-type="string">
            <text:p>Population Size: 100 </text:p>
          </table:table-cell>
          <table:table-cell office:value-type="string" calcext:value-type="string">
            <text:p><text:s/>K: 5 </text:p>
          </table:table-cell>
          <table:table-cell office:value-type="string" calcext:value-type="string">
            <text:p><text:s/>Seed: 20 </text:p>
          </table:table-cell>
          <table:table-cell office:value-type="string" calcext:value-type="string">
            <text:p><text:s/>Max Generations w/out improvement: 15 </text:p>
          </table:table-cell>
          <table:table-cell office:value-type="string" calcext:value-type="string">
            <text:p><text:s/>Mutation Rate: 10 </text:p>
          </table:table-cell>
          <table:table-cell office:value-type="string" calcext:value-type="string">
            <text:p><text:s/>Crossover Rate: 100</text:p>
          </table:table-cell>
          <table:table-cell office:value-type="string" calcext:value-type="string">
            <text:p>Run: 2</text:p>
          </table:table-cell>
          <table:table-cell table:number-columns-repeated="183"/>
        </table:table-row>
        <table:table-row table:style-name="ro1">
          <table:table-cell office:value-type="float" office:value="24180.1" calcext:value-type="float">
            <text:p>24180.1</text:p>
          </table:table-cell>
          <table:table-cell table:number-columns-repeated="2" office:value-type="float" office:value="23887.4" calcext:value-type="float">
            <text:p>23887.4</text:p>
          </table:table-cell>
          <table:table-cell office:value-type="float" office:value="23671.7" calcext:value-type="float">
            <text:p>23671.7</text:p>
          </table:table-cell>
          <table:table-cell office:value-type="float" office:value="23332.8" calcext:value-type="float">
            <text:p>23332.8</text:p>
          </table:table-cell>
          <table:table-cell table:number-columns-repeated="3" office:value-type="float" office:value="22986.8" calcext:value-type="float">
            <text:p>22986.8</text:p>
          </table:table-cell>
          <table:table-cell table:number-columns-repeated="2" office:value-type="float" office:value="21993.8" calcext:value-type="float">
            <text:p>21993.8</text:p>
          </table:table-cell>
          <table:table-cell office:value-type="float" office:value="21773.1" calcext:value-type="float">
            <text:p>21773.1</text:p>
          </table:table-cell>
          <table:table-cell table:number-columns-repeated="2" office:value-type="float" office:value="20554" calcext:value-type="float">
            <text:p>20554</text:p>
          </table:table-cell>
          <table:table-cell office:value-type="float" office:value="19661.9" calcext:value-type="float">
            <text:p>19661.9</text:p>
          </table:table-cell>
          <table:table-cell office:value-type="float" office:value="19130.4" calcext:value-type="float">
            <text:p>19130.4</text:p>
          </table:table-cell>
          <table:table-cell table:number-columns-repeated="2" office:value-type="float" office:value="19083.1" calcext:value-type="float">
            <text:p>19083.1</text:p>
          </table:table-cell>
          <table:table-cell office:value-type="float" office:value="18251.2" calcext:value-type="float">
            <text:p>18251.2</text:p>
          </table:table-cell>
          <table:table-cell table:number-columns-repeated="2" office:value-type="float" office:value="17616.4" calcext:value-type="float">
            <text:p>17616.4</text:p>
          </table:table-cell>
          <table:table-cell table:number-columns-repeated="2" office:value-type="float" office:value="16599.2" calcext:value-type="float">
            <text:p>16599.2</text:p>
          </table:table-cell>
          <table:table-cell office:value-type="float" office:value="16514" calcext:value-type="float">
            <text:p>16514</text:p>
          </table:table-cell>
          <table:table-cell office:value-type="float" office:value="15526.7" calcext:value-type="float">
            <text:p>15526.7</text:p>
          </table:table-cell>
          <table:table-cell office:value-type="float" office:value="15093.4" calcext:value-type="float">
            <text:p>15093.4</text:p>
          </table:table-cell>
          <table:table-cell office:value-type="float" office:value="14971.4" calcext:value-type="float">
            <text:p>14971.4</text:p>
          </table:table-cell>
          <table:table-cell table:number-columns-repeated="3" office:value-type="float" office:value="14277" calcext:value-type="float">
            <text:p>14277</text:p>
          </table:table-cell>
          <table:table-cell office:value-type="float" office:value="13961.2" calcext:value-type="float">
            <text:p>13961.2</text:p>
          </table:table-cell>
          <table:table-cell office:value-type="float" office:value="13681.8" calcext:value-type="float">
            <text:p>13681.8</text:p>
          </table:table-cell>
          <table:table-cell table:number-columns-repeated="3" office:value-type="float" office:value="13520.9" calcext:value-type="float">
            <text:p>13520.9</text:p>
          </table:table-cell>
          <table:table-cell table:number-columns-repeated="3" office:value-type="float" office:value="13467.2" calcext:value-type="float">
            <text:p>13467.2</text:p>
          </table:table-cell>
          <table:table-cell office:value-type="float" office:value="13432" calcext:value-type="float">
            <text:p>13432</text:p>
          </table:table-cell>
          <table:table-cell office:value-type="float" office:value="12985" calcext:value-type="float">
            <text:p>12985</text:p>
          </table:table-cell>
          <table:table-cell office:value-type="float" office:value="12967.2" calcext:value-type="float">
            <text:p>12967.2</text:p>
          </table:table-cell>
          <table:table-cell office:value-type="float" office:value="12905.9" calcext:value-type="float">
            <text:p>12905.9</text:p>
          </table:table-cell>
          <table:table-cell office:value-type="float" office:value="12706.5" calcext:value-type="float">
            <text:p>12706.5</text:p>
          </table:table-cell>
          <table:table-cell office:value-type="float" office:value="12477.3" calcext:value-type="float">
            <text:p>12477.3</text:p>
          </table:table-cell>
          <table:table-cell office:value-type="float" office:value="12434.9" calcext:value-type="float">
            <text:p>12434.9</text:p>
          </table:table-cell>
          <table:table-cell office:value-type="float" office:value="12170.1" calcext:value-type="float">
            <text:p>12170.1</text:p>
          </table:table-cell>
          <table:table-cell table:number-columns-repeated="2" office:value-type="float" office:value="12006.2" calcext:value-type="float">
            <text:p>12006.2</text:p>
          </table:table-cell>
          <table:table-cell office:value-type="float" office:value="11993.6" calcext:value-type="float">
            <text:p>11993.6</text:p>
          </table:table-cell>
          <table:table-cell office:value-type="float" office:value="11920.9" calcext:value-type="float">
            <text:p>11920.9</text:p>
          </table:table-cell>
          <table:table-cell office:value-type="float" office:value="11890" calcext:value-type="float">
            <text:p>11890</text:p>
          </table:table-cell>
          <table:table-cell office:value-type="float" office:value="11810.9" calcext:value-type="float">
            <text:p>11810.9</text:p>
          </table:table-cell>
          <table:table-cell office:value-type="float" office:value="11788.5" calcext:value-type="float">
            <text:p>11788.5</text:p>
          </table:table-cell>
          <table:table-cell office:value-type="float" office:value="11749.1" calcext:value-type="float">
            <text:p>11749.1</text:p>
          </table:table-cell>
          <table:table-cell office:value-type="float" office:value="11728.7" calcext:value-type="float">
            <text:p>11728.7</text:p>
          </table:table-cell>
          <table:table-cell office:value-type="float" office:value="11689.9" calcext:value-type="float">
            <text:p>11689.9</text:p>
          </table:table-cell>
          <table:table-cell table:number-columns-repeated="3" office:value-type="float" office:value="11507.7" calcext:value-type="float">
            <text:p>11507.7</text:p>
          </table:table-cell>
          <table:table-cell table:number-columns-repeated="9" office:value-type="float" office:value="11449.3" calcext:value-type="float">
            <text:p>11449.3</text:p>
          </table:table-cell>
          <table:table-cell table:number-columns-repeated="16" office:value-type="float" office:value="11349.7" calcext:value-type="float">
            <text:p>11349.7</text:p>
          </table:table-cell>
          <table:table-cell table:number-columns-repeated="107"/>
        </table:table-row>
        <table:table-row table:style-name="ro1">
          <table:table-cell office:value-type="float" office:value="29319.2" calcext:value-type="float">
            <text:p>29319.2</text:p>
          </table:table-cell>
          <table:table-cell office:value-type="float" office:value="28960.8" calcext:value-type="float">
            <text:p>28960.8</text:p>
          </table:table-cell>
          <table:table-cell office:value-type="float" office:value="28390.3" calcext:value-type="float">
            <text:p>28390.3</text:p>
          </table:table-cell>
          <table:table-cell office:value-type="float" office:value="28343" calcext:value-type="float">
            <text:p>28343</text:p>
          </table:table-cell>
          <table:table-cell office:value-type="float" office:value="27671.2" calcext:value-type="float">
            <text:p>27671.2</text:p>
          </table:table-cell>
          <table:table-cell office:value-type="float" office:value="27647.9" calcext:value-type="float">
            <text:p>27647.9</text:p>
          </table:table-cell>
          <table:table-cell office:value-type="float" office:value="27247.6" calcext:value-type="float">
            <text:p>27247.6</text:p>
          </table:table-cell>
          <table:table-cell office:value-type="float" office:value="27088.9" calcext:value-type="float">
            <text:p>27088.9</text:p>
          </table:table-cell>
          <table:table-cell office:value-type="float" office:value="26922.3" calcext:value-type="float">
            <text:p>26922.3</text:p>
          </table:table-cell>
          <table:table-cell office:value-type="float" office:value="26016.5" calcext:value-type="float">
            <text:p>26016.5</text:p>
          </table:table-cell>
          <table:table-cell office:value-type="float" office:value="25672.2" calcext:value-type="float">
            <text:p>25672.2</text:p>
          </table:table-cell>
          <table:table-cell office:value-type="float" office:value="25185.8" calcext:value-type="float">
            <text:p>25185.8</text:p>
          </table:table-cell>
          <table:table-cell office:value-type="float" office:value="24500.9" calcext:value-type="float">
            <text:p>24500.9</text:p>
          </table:table-cell>
          <table:table-cell office:value-type="float" office:value="23710.1" calcext:value-type="float">
            <text:p>23710.1</text:p>
          </table:table-cell>
          <table:table-cell office:value-type="float" office:value="22968.7" calcext:value-type="float">
            <text:p>22968.7</text:p>
          </table:table-cell>
          <table:table-cell office:value-type="float" office:value="22567.4" calcext:value-type="float">
            <text:p>22567.4</text:p>
          </table:table-cell>
          <table:table-cell office:value-type="float" office:value="22048.7" calcext:value-type="float">
            <text:p>22048.7</text:p>
          </table:table-cell>
          <table:table-cell office:value-type="float" office:value="21829" calcext:value-type="float">
            <text:p>21829</text:p>
          </table:table-cell>
          <table:table-cell office:value-type="float" office:value="21011.3" calcext:value-type="float">
            <text:p>21011.3</text:p>
          </table:table-cell>
          <table:table-cell office:value-type="float" office:value="21010" calcext:value-type="float">
            <text:p>21010</text:p>
          </table:table-cell>
          <table:table-cell office:value-type="float" office:value="20497.4" calcext:value-type="float">
            <text:p>20497.4</text:p>
          </table:table-cell>
          <table:table-cell office:value-type="float" office:value="19906.1" calcext:value-type="float">
            <text:p>19906.1</text:p>
          </table:table-cell>
          <table:table-cell office:value-type="float" office:value="19697.4" calcext:value-type="float">
            <text:p>19697.4</text:p>
          </table:table-cell>
          <table:table-cell office:value-type="float" office:value="19234.1" calcext:value-type="float">
            <text:p>19234.1</text:p>
          </table:table-cell>
          <table:table-cell office:value-type="float" office:value="18738.2" calcext:value-type="float">
            <text:p>18738.2</text:p>
          </table:table-cell>
          <table:table-cell office:value-type="float" office:value="18196.1" calcext:value-type="float">
            <text:p>18196.1</text:p>
          </table:table-cell>
          <table:table-cell office:value-type="float" office:value="17821.2" calcext:value-type="float">
            <text:p>17821.2</text:p>
          </table:table-cell>
          <table:table-cell office:value-type="float" office:value="17701.7" calcext:value-type="float">
            <text:p>17701.7</text:p>
          </table:table-cell>
          <table:table-cell office:value-type="float" office:value="17112.2" calcext:value-type="float">
            <text:p>17112.2</text:p>
          </table:table-cell>
          <table:table-cell office:value-type="float" office:value="16642" calcext:value-type="float">
            <text:p>16642</text:p>
          </table:table-cell>
          <table:table-cell office:value-type="float" office:value="16094.2" calcext:value-type="float">
            <text:p>16094.2</text:p>
          </table:table-cell>
          <table:table-cell office:value-type="float" office:value="15949.6" calcext:value-type="float">
            <text:p>15949.6</text:p>
          </table:table-cell>
          <table:table-cell office:value-type="float" office:value="15682.7" calcext:value-type="float">
            <text:p>15682.7</text:p>
          </table:table-cell>
          <table:table-cell office:value-type="float" office:value="15541.7" calcext:value-type="float">
            <text:p>15541.7</text:p>
          </table:table-cell>
          <table:table-cell office:value-type="float" office:value="15302.8" calcext:value-type="float">
            <text:p>15302.8</text:p>
          </table:table-cell>
          <table:table-cell office:value-type="float" office:value="15218.1" calcext:value-type="float">
            <text:p>15218.1</text:p>
          </table:table-cell>
          <table:table-cell office:value-type="float" office:value="14915.1" calcext:value-type="float">
            <text:p>14915.1</text:p>
          </table:table-cell>
          <table:table-cell office:value-type="float" office:value="14686.8" calcext:value-type="float">
            <text:p>14686.8</text:p>
          </table:table-cell>
          <table:table-cell office:value-type="float" office:value="14800.4" calcext:value-type="float">
            <text:p>14800.4</text:p>
          </table:table-cell>
          <table:table-cell office:value-type="float" office:value="14618.8" calcext:value-type="float">
            <text:p>14618.8</text:p>
          </table:table-cell>
          <table:table-cell office:value-type="float" office:value="14255.9" calcext:value-type="float">
            <text:p>14255.9</text:p>
          </table:table-cell>
          <table:table-cell office:value-type="float" office:value="14210.8" calcext:value-type="float">
            <text:p>14210.8</text:p>
          </table:table-cell>
          <table:table-cell office:value-type="float" office:value="13894.5" calcext:value-type="float">
            <text:p>13894.5</text:p>
          </table:table-cell>
          <table:table-cell office:value-type="float" office:value="13652" calcext:value-type="float">
            <text:p>13652</text:p>
          </table:table-cell>
          <table:table-cell office:value-type="float" office:value="13439.1" calcext:value-type="float">
            <text:p>13439.1</text:p>
          </table:table-cell>
          <table:table-cell office:value-type="float" office:value="13299.1" calcext:value-type="float">
            <text:p>13299.1</text:p>
          </table:table-cell>
          <table:table-cell office:value-type="float" office:value="12945.4" calcext:value-type="float">
            <text:p>12945.4</text:p>
          </table:table-cell>
          <table:table-cell office:value-type="float" office:value="12756.1" calcext:value-type="float">
            <text:p>12756.1</text:p>
          </table:table-cell>
          <table:table-cell office:value-type="float" office:value="12861.1" calcext:value-type="float">
            <text:p>12861.1</text:p>
          </table:table-cell>
          <table:table-cell office:value-type="float" office:value="12482.5" calcext:value-type="float">
            <text:p>12482.5</text:p>
          </table:table-cell>
          <table:table-cell office:value-type="float" office:value="12415.8" calcext:value-type="float">
            <text:p>12415.8</text:p>
          </table:table-cell>
          <table:table-cell office:value-type="float" office:value="12412.5" calcext:value-type="float">
            <text:p>12412.5</text:p>
          </table:table-cell>
          <table:table-cell office:value-type="float" office:value="12518.6" calcext:value-type="float">
            <text:p>12518.6</text:p>
          </table:table-cell>
          <table:table-cell office:value-type="float" office:value="12235.7" calcext:value-type="float">
            <text:p>12235.7</text:p>
          </table:table-cell>
          <table:table-cell office:value-type="float" office:value="12109.7" calcext:value-type="float">
            <text:p>12109.7</text:p>
          </table:table-cell>
          <table:table-cell office:value-type="float" office:value="11909.4" calcext:value-type="float">
            <text:p>11909.4</text:p>
          </table:table-cell>
          <table:table-cell office:value-type="float" office:value="12018.2" calcext:value-type="float">
            <text:p>12018.2</text:p>
          </table:table-cell>
          <table:table-cell office:value-type="float" office:value="11923.6" calcext:value-type="float">
            <text:p>11923.6</text:p>
          </table:table-cell>
          <table:table-cell office:value-type="float" office:value="11949.3" calcext:value-type="float">
            <text:p>11949.3</text:p>
          </table:table-cell>
          <table:table-cell office:value-type="float" office:value="11929.5" calcext:value-type="float">
            <text:p>11929.5</text:p>
          </table:table-cell>
          <table:table-cell office:value-type="float" office:value="12060.4" calcext:value-type="float">
            <text:p>12060.4</text:p>
          </table:table-cell>
          <table:table-cell office:value-type="float" office:value="11958.8" calcext:value-type="float">
            <text:p>11958.8</text:p>
          </table:table-cell>
          <table:table-cell office:value-type="float" office:value="12036.4" calcext:value-type="float">
            <text:p>12036.4</text:p>
          </table:table-cell>
          <table:table-cell office:value-type="float" office:value="12045.1" calcext:value-type="float">
            <text:p>12045.1</text:p>
          </table:table-cell>
          <table:table-cell office:value-type="float" office:value="11894.8" calcext:value-type="float">
            <text:p>11894.8</text:p>
          </table:table-cell>
          <table:table-cell office:value-type="float" office:value="11801.4" calcext:value-type="float">
            <text:p>11801.4</text:p>
          </table:table-cell>
          <table:table-cell office:value-type="float" office:value="11922.2" calcext:value-type="float">
            <text:p>11922.2</text:p>
          </table:table-cell>
          <table:table-cell office:value-type="float" office:value="12030.6" calcext:value-type="float">
            <text:p>12030.6</text:p>
          </table:table-cell>
          <table:table-cell office:value-type="float" office:value="12465.4" calcext:value-type="float">
            <text:p>12465.4</text:p>
          </table:table-cell>
          <table:table-cell office:value-type="float" office:value="12118.1" calcext:value-type="float">
            <text:p>12118.1</text:p>
          </table:table-cell>
          <table:table-cell office:value-type="float" office:value="12197.7" calcext:value-type="float">
            <text:p>12197.7</text:p>
          </table:table-cell>
          <table:table-cell office:value-type="float" office:value="12268.7" calcext:value-type="float">
            <text:p>12268.7</text:p>
          </table:table-cell>
          <table:table-cell office:value-type="float" office:value="12100.6" calcext:value-type="float">
            <text:p>12100.6</text:p>
          </table:table-cell>
          <table:table-cell office:value-type="float" office:value="12554.1" calcext:value-type="float">
            <text:p>12554.1</text:p>
          </table:table-cell>
          <table:table-cell office:value-type="float" office:value="12409.2" calcext:value-type="float">
            <text:p>12409.2</text:p>
          </table:table-cell>
          <table:table-cell office:value-type="float" office:value="12995.3" calcext:value-type="float">
            <text:p>12995.3</text:p>
          </table:table-cell>
          <table:table-cell office:value-type="float" office:value="12888.7" calcext:value-type="float">
            <text:p>12888.7</text:p>
          </table:table-cell>
          <table:table-cell office:value-type="float" office:value="12153.9" calcext:value-type="float">
            <text:p>12153.9</text:p>
          </table:table-cell>
          <table:table-cell office:value-type="float" office:value="12037.3" calcext:value-type="float">
            <text:p>12037.3</text:p>
          </table:table-cell>
          <table:table-cell office:value-type="float" office:value="12132.5" calcext:value-type="float">
            <text:p>12132.5</text:p>
          </table:table-cell>
          <table:table-cell office:value-type="float" office:value="12312.6" calcext:value-type="float">
            <text:p>12312.6</text:p>
          </table:table-cell>
          <table:table-cell office:value-type="float" office:value="12327.4" calcext:value-type="float">
            <text:p>12327.4</text:p>
          </table:table-cell>
          <table:table-cell office:value-type="float" office:value="12191" calcext:value-type="float">
            <text:p>12191</text:p>
          </table:table-cell>
          <table:table-cell table:number-columns-repeated="107"/>
        </table:table-row>
        <table:table-row table:style-name="ro1">
          <table:table-cell table:number-columns-repeated="190"/>
        </table:table-row>
        <table:table-row table:style-name="ro1">
          <table:table-cell office:value-type="string" calcext:value-type="string">
            <text:p>Population Size: 100 </text:p>
          </table:table-cell>
          <table:table-cell office:value-type="string" calcext:value-type="string">
            <text:p><text:s/>K: 5 </text:p>
          </table:table-cell>
          <table:table-cell office:value-type="string" calcext:value-type="string">
            <text:p><text:s/>Seed: 30 </text:p>
          </table:table-cell>
          <table:table-cell office:value-type="string" calcext:value-type="string">
            <text:p><text:s/>Max Generations w/out improvement: 15 </text:p>
          </table:table-cell>
          <table:table-cell office:value-type="string" calcext:value-type="string">
            <text:p><text:s/>Mutation Rate: 10 </text:p>
          </table:table-cell>
          <table:table-cell office:value-type="string" calcext:value-type="string">
            <text:p><text:s/>Crossover Rate: 100</text:p>
          </table:table-cell>
          <table:table-cell office:value-type="string" calcext:value-type="string">
            <text:p>Run: 3</text:p>
          </table:table-cell>
          <table:table-cell table:number-columns-repeated="183"/>
        </table:table-row>
        <table:table-row table:style-name="ro1">
          <table:table-cell office:value-type="float" office:value="25494.1" calcext:value-type="float">
            <text:p>25494.1</text:p>
          </table:table-cell>
          <table:table-cell office:value-type="float" office:value="24864" calcext:value-type="float">
            <text:p>24864</text:p>
          </table:table-cell>
          <table:table-cell table:number-columns-repeated="2" office:value-type="float" office:value="23329.4" calcext:value-type="float">
            <text:p>23329.4</text:p>
          </table:table-cell>
          <table:table-cell table:number-columns-repeated="3" office:value-type="float" office:value="22061.3" calcext:value-type="float">
            <text:p>22061.3</text:p>
          </table:table-cell>
          <table:table-cell table:number-columns-repeated="2" office:value-type="float" office:value="21327.1" calcext:value-type="float">
            <text:p>21327.1</text:p>
          </table:table-cell>
          <table:table-cell office:value-type="float" office:value="21226.6" calcext:value-type="float">
            <text:p>21226.6</text:p>
          </table:table-cell>
          <table:table-cell table:number-columns-repeated="5" office:value-type="float" office:value="20773.7" calcext:value-type="float">
            <text:p>20773.7</text:p>
          </table:table-cell>
          <table:table-cell office:value-type="float" office:value="20355.1" calcext:value-type="float">
            <text:p>20355.1</text:p>
          </table:table-cell>
          <table:table-cell table:number-columns-repeated="3" office:value-type="float" office:value="20092.5" calcext:value-type="float">
            <text:p>20092.5</text:p>
          </table:table-cell>
          <table:table-cell office:value-type="float" office:value="19256.9" calcext:value-type="float">
            <text:p>19256.9</text:p>
          </table:table-cell>
          <table:table-cell office:value-type="float" office:value="18893.5" calcext:value-type="float">
            <text:p>18893.5</text:p>
          </table:table-cell>
          <table:table-cell office:value-type="float" office:value="18608.4" calcext:value-type="float">
            <text:p>18608.4</text:p>
          </table:table-cell>
          <table:table-cell table:number-columns-repeated="2" office:value-type="float" office:value="18023.7" calcext:value-type="float">
            <text:p>18023.7</text:p>
          </table:table-cell>
          <table:table-cell table:number-columns-repeated="2" office:value-type="float" office:value="17610.4" calcext:value-type="float">
            <text:p>17610.4</text:p>
          </table:table-cell>
          <table:table-cell table:number-columns-repeated="2" office:value-type="float" office:value="17082.2" calcext:value-type="float">
            <text:p>17082.2</text:p>
          </table:table-cell>
          <table:table-cell table:number-columns-repeated="2" office:value-type="float" office:value="16844.3" calcext:value-type="float">
            <text:p>16844.3</text:p>
          </table:table-cell>
          <table:table-cell table:number-columns-repeated="2" office:value-type="float" office:value="16197" calcext:value-type="float">
            <text:p>16197</text:p>
          </table:table-cell>
          <table:table-cell table:number-columns-repeated="2" office:value-type="float" office:value="15554.8" calcext:value-type="float">
            <text:p>15554.8</text:p>
          </table:table-cell>
          <table:table-cell office:value-type="float" office:value="14726.3" calcext:value-type="float">
            <text:p>14726.3</text:p>
          </table:table-cell>
          <table:table-cell office:value-type="float" office:value="14034" calcext:value-type="float">
            <text:p>14034</text:p>
          </table:table-cell>
          <table:table-cell table:number-columns-repeated="2" office:value-type="float" office:value="13708.5" calcext:value-type="float">
            <text:p>13708.5</text:p>
          </table:table-cell>
          <table:table-cell office:value-type="float" office:value="13381.5" calcext:value-type="float">
            <text:p>13381.5</text:p>
          </table:table-cell>
          <table:table-cell office:value-type="float" office:value="13037.8" calcext:value-type="float">
            <text:p>13037.8</text:p>
          </table:table-cell>
          <table:table-cell office:value-type="float" office:value="13001" calcext:value-type="float">
            <text:p>13001</text:p>
          </table:table-cell>
          <table:table-cell office:value-type="float" office:value="12922.4" calcext:value-type="float">
            <text:p>12922.4</text:p>
          </table:table-cell>
          <table:table-cell office:value-type="float" office:value="12727.6" calcext:value-type="float">
            <text:p>12727.6</text:p>
          </table:table-cell>
          <table:table-cell office:value-type="float" office:value="12678.2" calcext:value-type="float">
            <text:p>12678.2</text:p>
          </table:table-cell>
          <table:table-cell table:number-columns-repeated="4" office:value-type="float" office:value="12573.5" calcext:value-type="float">
            <text:p>12573.5</text:p>
          </table:table-cell>
          <table:table-cell table:number-columns-repeated="2" office:value-type="float" office:value="12524.5" calcext:value-type="float">
            <text:p>12524.5</text:p>
          </table:table-cell>
          <table:table-cell office:value-type="float" office:value="12492" calcext:value-type="float">
            <text:p>12492</text:p>
          </table:table-cell>
          <table:table-cell table:number-columns-repeated="8" office:value-type="float" office:value="12340.6" calcext:value-type="float">
            <text:p>12340.6</text:p>
          </table:table-cell>
          <table:table-cell table:number-columns-repeated="9" office:value-type="float" office:value="12279.7" calcext:value-type="float">
            <text:p>12279.7</text:p>
          </table:table-cell>
          <table:table-cell office:value-type="float" office:value="12276.6" calcext:value-type="float">
            <text:p>12276.6</text:p>
          </table:table-cell>
          <table:table-cell table:number-columns-repeated="11" office:value-type="float" office:value="12147.3" calcext:value-type="float">
            <text:p>12147.3</text:p>
          </table:table-cell>
          <table:table-cell office:value-type="float" office:value="12119.8" calcext:value-type="float">
            <text:p>12119.8</text:p>
          </table:table-cell>
          <table:table-cell table:number-columns-repeated="6" office:value-type="float" office:value="12097.1" calcext:value-type="float">
            <text:p>12097.1</text:p>
          </table:table-cell>
          <table:table-cell table:number-columns-repeated="4" office:value-type="float" office:value="11988.1" calcext:value-type="float">
            <text:p>11988.1</text:p>
          </table:table-cell>
          <table:table-cell table:number-columns-repeated="6" office:value-type="float" office:value="11806.2" calcext:value-type="float">
            <text:p>11806.2</text:p>
          </table:table-cell>
          <table:table-cell table:number-columns-repeated="4" office:value-type="float" office:value="11800.5" calcext:value-type="float">
            <text:p>11800.5</text:p>
          </table:table-cell>
          <table:table-cell table:number-columns-repeated="4" office:value-type="float" office:value="11752.2" calcext:value-type="float">
            <text:p>11752.2</text:p>
          </table:table-cell>
          <table:table-cell table:number-columns-repeated="6" office:value-type="float" office:value="11537.6" calcext:value-type="float">
            <text:p>11537.6</text:p>
          </table:table-cell>
          <table:table-cell office:value-type="float" office:value="11536.6" calcext:value-type="float">
            <text:p>11536.6</text:p>
          </table:table-cell>
          <table:table-cell table:number-columns-repeated="2" office:value-type="float" office:value="11352.8" calcext:value-type="float">
            <text:p>11352.8</text:p>
          </table:table-cell>
          <table:table-cell table:number-columns-repeated="2" office:value-type="float" office:value="11295.8" calcext:value-type="float">
            <text:p>11295.8</text:p>
          </table:table-cell>
          <table:table-cell office:value-type="float" office:value="11295.5" calcext:value-type="float">
            <text:p>11295.5</text:p>
          </table:table-cell>
          <table:table-cell office:value-type="float" office:value="10970.3" calcext:value-type="float">
            <text:p>10970.3</text:p>
          </table:table-cell>
          <table:table-cell office:value-type="float" office:value="10908" calcext:value-type="float">
            <text:p>10908</text:p>
          </table:table-cell>
          <table:table-cell table:number-columns-repeated="2" office:value-type="float" office:value="10857.8" calcext:value-type="float">
            <text:p>10857.8</text:p>
          </table:table-cell>
          <table:table-cell table:number-columns-repeated="2" office:value-type="float" office:value="10857.5" calcext:value-type="float">
            <text:p>10857.5</text:p>
          </table:table-cell>
          <table:table-cell office:value-type="float" office:value="10832.9" calcext:value-type="float">
            <text:p>10832.9</text:p>
          </table:table-cell>
          <table:table-cell table:number-columns-repeated="2" office:value-type="float" office:value="10829.9" calcext:value-type="float">
            <text:p>10829.9</text:p>
          </table:table-cell>
          <table:table-cell table:number-columns-repeated="4" office:value-type="float" office:value="10829.6" calcext:value-type="float">
            <text:p>10829.6</text:p>
          </table:table-cell>
          <table:table-cell table:number-columns-repeated="12" office:value-type="float" office:value="10818.9" calcext:value-type="float">
            <text:p>10818.9</text:p>
          </table:table-cell>
          <table:table-cell table:number-columns-repeated="8" office:value-type="float" office:value="10805.6" calcext:value-type="float">
            <text:p>10805.6</text:p>
          </table:table-cell>
          <table:table-cell office:value-type="float" office:value="10765.4" calcext:value-type="float">
            <text:p>10765.4</text:p>
          </table:table-cell>
          <table:table-cell table:number-columns-repeated="2" office:value-type="float" office:value="10744" calcext:value-type="float">
            <text:p>10744</text:p>
          </table:table-cell>
          <table:table-cell office:value-type="float" office:value="10693.9" calcext:value-type="float">
            <text:p>10693.9</text:p>
          </table:table-cell>
          <table:table-cell table:number-columns-repeated="10" office:value-type="float" office:value="10619.1" calcext:value-type="float">
            <text:p>10619.1</text:p>
          </table:table-cell>
          <table:table-cell office:value-type="float" office:value="10618.8" calcext:value-type="float">
            <text:p>10618.8</text:p>
          </table:table-cell>
          <table:table-cell table:number-columns-repeated="5" office:value-type="float" office:value="10594.6" calcext:value-type="float">
            <text:p>10594.6</text:p>
          </table:table-cell>
          <table:table-cell table:number-columns-repeated="2" office:value-type="float" office:value="10594.3" calcext:value-type="float">
            <text:p>10594.3</text:p>
          </table:table-cell>
          <table:table-cell table:number-columns-repeated="2" office:value-type="float" office:value="10577.3" calcext:value-type="float">
            <text:p>10577.3</text:p>
          </table:table-cell>
          <table:table-cell table:number-columns-repeated="16" office:value-type="float" office:value="10514" calcext:value-type="float">
            <text:p>10514</text:p>
          </table:table-cell>
        </table:table-row>
        <table:table-row table:style-name="ro1">
          <table:table-cell office:value-type="float" office:value="29202.2" calcext:value-type="float">
            <text:p>29202.2</text:p>
          </table:table-cell>
          <table:table-cell office:value-type="float" office:value="28682.9" calcext:value-type="float">
            <text:p>28682.9</text:p>
          </table:table-cell>
          <table:table-cell office:value-type="float" office:value="28477.8" calcext:value-type="float">
            <text:p>28477.8</text:p>
          </table:table-cell>
          <table:table-cell office:value-type="float" office:value="28039.2" calcext:value-type="float">
            <text:p>28039.2</text:p>
          </table:table-cell>
          <table:table-cell office:value-type="float" office:value="27463.7" calcext:value-type="float">
            <text:p>27463.7</text:p>
          </table:table-cell>
          <table:table-cell office:value-type="float" office:value="27262.7" calcext:value-type="float">
            <text:p>27262.7</text:p>
          </table:table-cell>
          <table:table-cell office:value-type="float" office:value="27047" calcext:value-type="float">
            <text:p>27047</text:p>
          </table:table-cell>
          <table:table-cell office:value-type="float" office:value="27499.2" calcext:value-type="float">
            <text:p>27499.2</text:p>
          </table:table-cell>
          <table:table-cell office:value-type="float" office:value="26896.1" calcext:value-type="float">
            <text:p>26896.1</text:p>
          </table:table-cell>
          <table:table-cell office:value-type="float" office:value="26793.9" calcext:value-type="float">
            <text:p>26793.9</text:p>
          </table:table-cell>
          <table:table-cell office:value-type="float" office:value="26624.7" calcext:value-type="float">
            <text:p>26624.7</text:p>
          </table:table-cell>
          <table:table-cell office:value-type="float" office:value="26331.3" calcext:value-type="float">
            <text:p>26331.3</text:p>
          </table:table-cell>
          <table:table-cell office:value-type="float" office:value="25972.2" calcext:value-type="float">
            <text:p>25972.2</text:p>
          </table:table-cell>
          <table:table-cell office:value-type="float" office:value="25283.2" calcext:value-type="float">
            <text:p>25283.2</text:p>
          </table:table-cell>
          <table:table-cell office:value-type="float" office:value="25202.6" calcext:value-type="float">
            <text:p>25202.6</text:p>
          </table:table-cell>
          <table:table-cell office:value-type="float" office:value="24869.7" calcext:value-type="float">
            <text:p>24869.7</text:p>
          </table:table-cell>
          <table:table-cell office:value-type="float" office:value="24279.8" calcext:value-type="float">
            <text:p>24279.8</text:p>
          </table:table-cell>
          <table:table-cell office:value-type="float" office:value="23649.3" calcext:value-type="float">
            <text:p>23649.3</text:p>
          </table:table-cell>
          <table:table-cell office:value-type="float" office:value="23070.9" calcext:value-type="float">
            <text:p>23070.9</text:p>
          </table:table-cell>
          <table:table-cell office:value-type="float" office:value="23194.8" calcext:value-type="float">
            <text:p>23194.8</text:p>
          </table:table-cell>
          <table:table-cell office:value-type="float" office:value="23087.8" calcext:value-type="float">
            <text:p>23087.8</text:p>
          </table:table-cell>
          <table:table-cell office:value-type="float" office:value="22263.3" calcext:value-type="float">
            <text:p>22263.3</text:p>
          </table:table-cell>
          <table:table-cell office:value-type="float" office:value="21541.7" calcext:value-type="float">
            <text:p>21541.7</text:p>
          </table:table-cell>
          <table:table-cell office:value-type="float" office:value="21048.1" calcext:value-type="float">
            <text:p>21048.1</text:p>
          </table:table-cell>
          <table:table-cell office:value-type="float" office:value="20904.9" calcext:value-type="float">
            <text:p>20904.9</text:p>
          </table:table-cell>
          <table:table-cell office:value-type="float" office:value="20782" calcext:value-type="float">
            <text:p>20782</text:p>
          </table:table-cell>
          <table:table-cell office:value-type="float" office:value="20582.2" calcext:value-type="float">
            <text:p>20582.2</text:p>
          </table:table-cell>
          <table:table-cell office:value-type="float" office:value="20435.3" calcext:value-type="float">
            <text:p>20435.3</text:p>
          </table:table-cell>
          <table:table-cell office:value-type="float" office:value="20237.5" calcext:value-type="float">
            <text:p>20237.5</text:p>
          </table:table-cell>
          <table:table-cell office:value-type="float" office:value="19746.7" calcext:value-type="float">
            <text:p>19746.7</text:p>
          </table:table-cell>
          <table:table-cell office:value-type="float" office:value="19259.3" calcext:value-type="float">
            <text:p>19259.3</text:p>
          </table:table-cell>
          <table:table-cell office:value-type="float" office:value="18980.7" calcext:value-type="float">
            <text:p>18980.7</text:p>
          </table:table-cell>
          <table:table-cell office:value-type="float" office:value="18577.4" calcext:value-type="float">
            <text:p>18577.4</text:p>
          </table:table-cell>
          <table:table-cell office:value-type="float" office:value="17677.4" calcext:value-type="float">
            <text:p>17677.4</text:p>
          </table:table-cell>
          <table:table-cell office:value-type="float" office:value="16952.5" calcext:value-type="float">
            <text:p>16952.5</text:p>
          </table:table-cell>
          <table:table-cell office:value-type="float" office:value="16616.1" calcext:value-type="float">
            <text:p>16616.1</text:p>
          </table:table-cell>
          <table:table-cell office:value-type="float" office:value="16208.1" calcext:value-type="float">
            <text:p>16208.1</text:p>
          </table:table-cell>
          <table:table-cell office:value-type="float" office:value="15554.8" calcext:value-type="float">
            <text:p>15554.8</text:p>
          </table:table-cell>
          <table:table-cell office:value-type="float" office:value="14896.6" calcext:value-type="float">
            <text:p>14896.6</text:p>
          </table:table-cell>
          <table:table-cell office:value-type="float" office:value="14203.2" calcext:value-type="float">
            <text:p>14203.2</text:p>
          </table:table-cell>
          <table:table-cell office:value-type="float" office:value="14055.2" calcext:value-type="float">
            <text:p>14055.2</text:p>
          </table:table-cell>
          <table:table-cell office:value-type="float" office:value="13748.6" calcext:value-type="float">
            <text:p>13748.6</text:p>
          </table:table-cell>
          <table:table-cell office:value-type="float" office:value="13465.6" calcext:value-type="float">
            <text:p>13465.6</text:p>
          </table:table-cell>
          <table:table-cell office:value-type="float" office:value="13222" calcext:value-type="float">
            <text:p>13222</text:p>
          </table:table-cell>
          <table:table-cell office:value-type="float" office:value="13043.5" calcext:value-type="float">
            <text:p>13043.5</text:p>
          </table:table-cell>
          <table:table-cell office:value-type="float" office:value="13300.4" calcext:value-type="float">
            <text:p>13300.4</text:p>
          </table:table-cell>
          <table:table-cell office:value-type="float" office:value="13270.6" calcext:value-type="float">
            <text:p>13270.6</text:p>
          </table:table-cell>
          <table:table-cell office:value-type="float" office:value="13119.1" calcext:value-type="float">
            <text:p>13119.1</text:p>
          </table:table-cell>
          <table:table-cell office:value-type="float" office:value="13075.9" calcext:value-type="float">
            <text:p>13075.9</text:p>
          </table:table-cell>
          <table:table-cell office:value-type="float" office:value="12970.3" calcext:value-type="float">
            <text:p>12970.3</text:p>
          </table:table-cell>
          <table:table-cell office:value-type="float" office:value="12818.9" calcext:value-type="float">
            <text:p>12818.9</text:p>
          </table:table-cell>
          <table:table-cell office:value-type="float" office:value="12721.3" calcext:value-type="float">
            <text:p>12721.3</text:p>
          </table:table-cell>
          <table:table-cell office:value-type="float" office:value="12976.7" calcext:value-type="float">
            <text:p>12976.7</text:p>
          </table:table-cell>
          <table:table-cell office:value-type="float" office:value="12889.8" calcext:value-type="float">
            <text:p>12889.8</text:p>
          </table:table-cell>
          <table:table-cell office:value-type="float" office:value="12819.8" calcext:value-type="float">
            <text:p>12819.8</text:p>
          </table:table-cell>
          <table:table-cell office:value-type="float" office:value="13243.6" calcext:value-type="float">
            <text:p>13243.6</text:p>
          </table:table-cell>
          <table:table-cell office:value-type="float" office:value="13317.6" calcext:value-type="float">
            <text:p>13317.6</text:p>
          </table:table-cell>
          <table:table-cell office:value-type="float" office:value="12659.8" calcext:value-type="float">
            <text:p>12659.8</text:p>
          </table:table-cell>
          <table:table-cell office:value-type="float" office:value="12814.2" calcext:value-type="float">
            <text:p>12814.2</text:p>
          </table:table-cell>
          <table:table-cell office:value-type="float" office:value="12732.1" calcext:value-type="float">
            <text:p>12732.1</text:p>
          </table:table-cell>
          <table:table-cell office:value-type="float" office:value="12853.3" calcext:value-type="float">
            <text:p>12853.3</text:p>
          </table:table-cell>
          <table:table-cell office:value-type="float" office:value="13010.9" calcext:value-type="float">
            <text:p>13010.9</text:p>
          </table:table-cell>
          <table:table-cell office:value-type="float" office:value="13446.7" calcext:value-type="float">
            <text:p>13446.7</text:p>
          </table:table-cell>
          <table:table-cell office:value-type="float" office:value="13497.5" calcext:value-type="float">
            <text:p>13497.5</text:p>
          </table:table-cell>
          <table:table-cell office:value-type="float" office:value="13547" calcext:value-type="float">
            <text:p>13547</text:p>
          </table:table-cell>
          <table:table-cell office:value-type="float" office:value="13393.3" calcext:value-type="float">
            <text:p>13393.3</text:p>
          </table:table-cell>
          <table:table-cell office:value-type="float" office:value="13424.1" calcext:value-type="float">
            <text:p>13424.1</text:p>
          </table:table-cell>
          <table:table-cell office:value-type="float" office:value="13887.2" calcext:value-type="float">
            <text:p>13887.2</text:p>
          </table:table-cell>
          <table:table-cell office:value-type="float" office:value="12980.4" calcext:value-type="float">
            <text:p>12980.4</text:p>
          </table:table-cell>
          <table:table-cell office:value-type="float" office:value="12553.7" calcext:value-type="float">
            <text:p>12553.7</text:p>
          </table:table-cell>
          <table:table-cell office:value-type="float" office:value="12526.8" calcext:value-type="float">
            <text:p>12526.8</text:p>
          </table:table-cell>
          <table:table-cell office:value-type="float" office:value="12516" calcext:value-type="float">
            <text:p>12516</text:p>
          </table:table-cell>
          <table:table-cell office:value-type="float" office:value="13250.7" calcext:value-type="float">
            <text:p>13250.7</text:p>
          </table:table-cell>
          <table:table-cell office:value-type="float" office:value="12687.7" calcext:value-type="float">
            <text:p>12687.7</text:p>
          </table:table-cell>
          <table:table-cell office:value-type="float" office:value="12676.6" calcext:value-type="float">
            <text:p>12676.6</text:p>
          </table:table-cell>
          <table:table-cell office:value-type="float" office:value="12747.3" calcext:value-type="float">
            <text:p>12747.3</text:p>
          </table:table-cell>
          <table:table-cell office:value-type="float" office:value="12840.9" calcext:value-type="float">
            <text:p>12840.9</text:p>
          </table:table-cell>
          <table:table-cell office:value-type="float" office:value="12951.7" calcext:value-type="float">
            <text:p>12951.7</text:p>
          </table:table-cell>
          <table:table-cell office:value-type="float" office:value="13048.8" calcext:value-type="float">
            <text:p>13048.8</text:p>
          </table:table-cell>
          <table:table-cell office:value-type="float" office:value="13067.5" calcext:value-type="float">
            <text:p>13067.5</text:p>
          </table:table-cell>
          <table:table-cell office:value-type="float" office:value="12814.6" calcext:value-type="float">
            <text:p>12814.6</text:p>
          </table:table-cell>
          <table:table-cell office:value-type="float" office:value="12520.4" calcext:value-type="float">
            <text:p>12520.4</text:p>
          </table:table-cell>
          <table:table-cell office:value-type="float" office:value="12414.9" calcext:value-type="float">
            <text:p>12414.9</text:p>
          </table:table-cell>
          <table:table-cell office:value-type="float" office:value="12337.6" calcext:value-type="float">
            <text:p>12337.6</text:p>
          </table:table-cell>
          <table:table-cell office:value-type="float" office:value="12271.4" calcext:value-type="float">
            <text:p>12271.4</text:p>
          </table:table-cell>
          <table:table-cell office:value-type="float" office:value="12276.9" calcext:value-type="float">
            <text:p>12276.9</text:p>
          </table:table-cell>
          <table:table-cell office:value-type="float" office:value="12242" calcext:value-type="float">
            <text:p>12242</text:p>
          </table:table-cell>
          <table:table-cell office:value-type="float" office:value="12282.4" calcext:value-type="float">
            <text:p>12282.4</text:p>
          </table:table-cell>
          <table:table-cell office:value-type="float" office:value="12318.2" calcext:value-type="float">
            <text:p>12318.2</text:p>
          </table:table-cell>
          <table:table-cell office:value-type="float" office:value="12266" calcext:value-type="float">
            <text:p>12266</text:p>
          </table:table-cell>
          <table:table-cell office:value-type="float" office:value="12329" calcext:value-type="float">
            <text:p>12329</text:p>
          </table:table-cell>
          <table:table-cell office:value-type="float" office:value="12301.4" calcext:value-type="float">
            <text:p>12301.4</text:p>
          </table:table-cell>
          <table:table-cell office:value-type="float" office:value="12472.3" calcext:value-type="float">
            <text:p>12472.3</text:p>
          </table:table-cell>
          <table:table-cell office:value-type="float" office:value="12332" calcext:value-type="float">
            <text:p>12332</text:p>
          </table:table-cell>
          <table:table-cell office:value-type="float" office:value="12317.7" calcext:value-type="float">
            <text:p>12317.7</text:p>
          </table:table-cell>
          <table:table-cell office:value-type="float" office:value="12387" calcext:value-type="float">
            <text:p>12387</text:p>
          </table:table-cell>
          <table:table-cell office:value-type="float" office:value="12352.6" calcext:value-type="float">
            <text:p>12352.6</text:p>
          </table:table-cell>
          <table:table-cell office:value-type="float" office:value="12352.2" calcext:value-type="float">
            <text:p>12352.2</text:p>
          </table:table-cell>
          <table:table-cell office:value-type="float" office:value="12192.8" calcext:value-type="float">
            <text:p>12192.8</text:p>
          </table:table-cell>
          <table:table-cell office:value-type="float" office:value="12040.1" calcext:value-type="float">
            <text:p>12040.1</text:p>
          </table:table-cell>
          <table:table-cell office:value-type="float" office:value="12040" calcext:value-type="float">
            <text:p>12040</text:p>
          </table:table-cell>
          <table:table-cell office:value-type="float" office:value="11982.1" calcext:value-type="float">
            <text:p>11982.1</text:p>
          </table:table-cell>
          <table:table-cell office:value-type="float" office:value="12183" calcext:value-type="float">
            <text:p>12183</text:p>
          </table:table-cell>
          <table:table-cell office:value-type="float" office:value="12116.4" calcext:value-type="float">
            <text:p>12116.4</text:p>
          </table:table-cell>
          <table:table-cell office:value-type="float" office:value="12250.5" calcext:value-type="float">
            <text:p>12250.5</text:p>
          </table:table-cell>
          <table:table-cell office:value-type="float" office:value="12181.7" calcext:value-type="float">
            <text:p>12181.7</text:p>
          </table:table-cell>
          <table:table-cell office:value-type="float" office:value="12366.2" calcext:value-type="float">
            <text:p>12366.2</text:p>
          </table:table-cell>
          <table:table-cell office:value-type="float" office:value="12094.6" calcext:value-type="float">
            <text:p>12094.6</text:p>
          </table:table-cell>
          <table:table-cell office:value-type="float" office:value="12139.3" calcext:value-type="float">
            <text:p>12139.3</text:p>
          </table:table-cell>
          <table:table-cell office:value-type="float" office:value="12349.2" calcext:value-type="float">
            <text:p>12349.2</text:p>
          </table:table-cell>
          <table:table-cell office:value-type="float" office:value="12247.3" calcext:value-type="float">
            <text:p>12247.3</text:p>
          </table:table-cell>
          <table:table-cell office:value-type="float" office:value="12183.5" calcext:value-type="float">
            <text:p>12183.5</text:p>
          </table:table-cell>
          <table:table-cell office:value-type="float" office:value="12107.8" calcext:value-type="float">
            <text:p>12107.8</text:p>
          </table:table-cell>
          <table:table-cell office:value-type="float" office:value="12016" calcext:value-type="float">
            <text:p>12016</text:p>
          </table:table-cell>
          <table:table-cell office:value-type="float" office:value="11886.4" calcext:value-type="float">
            <text:p>11886.4</text:p>
          </table:table-cell>
          <table:table-cell office:value-type="float" office:value="11873.2" calcext:value-type="float">
            <text:p>11873.2</text:p>
          </table:table-cell>
          <table:table-cell office:value-type="float" office:value="11822.9" calcext:value-type="float">
            <text:p>11822.9</text:p>
          </table:table-cell>
          <table:table-cell office:value-type="float" office:value="11791.1" calcext:value-type="float">
            <text:p>11791.1</text:p>
          </table:table-cell>
          <table:table-cell office:value-type="float" office:value="11923.7" calcext:value-type="float">
            <text:p>11923.7</text:p>
          </table:table-cell>
          <table:table-cell office:value-type="float" office:value="11909.8" calcext:value-type="float">
            <text:p>11909.8</text:p>
          </table:table-cell>
          <table:table-cell office:value-type="float" office:value="11661.8" calcext:value-type="float">
            <text:p>11661.8</text:p>
          </table:table-cell>
          <table:table-cell office:value-type="float" office:value="11302.8" calcext:value-type="float">
            <text:p>11302.8</text:p>
          </table:table-cell>
          <table:table-cell office:value-type="float" office:value="11151.7" calcext:value-type="float">
            <text:p>11151.7</text:p>
          </table:table-cell>
          <table:table-cell office:value-type="float" office:value="11043" calcext:value-type="float">
            <text:p>11043</text:p>
          </table:table-cell>
          <table:table-cell office:value-type="float" office:value="11067.1" calcext:value-type="float">
            <text:p>11067.1</text:p>
          </table:table-cell>
          <table:table-cell office:value-type="float" office:value="11106.6" calcext:value-type="float">
            <text:p>11106.6</text:p>
          </table:table-cell>
          <table:table-cell office:value-type="float" office:value="11059.3" calcext:value-type="float">
            <text:p>11059.3</text:p>
          </table:table-cell>
          <table:table-cell office:value-type="float" office:value="11032.5" calcext:value-type="float">
            <text:p>11032.5</text:p>
          </table:table-cell>
          <table:table-cell office:value-type="float" office:value="11046.7" calcext:value-type="float">
            <text:p>11046.7</text:p>
          </table:table-cell>
          <table:table-cell office:value-type="float" office:value="11001.1" calcext:value-type="float">
            <text:p>11001.1</text:p>
          </table:table-cell>
          <table:table-cell office:value-type="float" office:value="10987.7" calcext:value-type="float">
            <text:p>10987.7</text:p>
          </table:table-cell>
          <table:table-cell office:value-type="float" office:value="11072.1" calcext:value-type="float">
            <text:p>11072.1</text:p>
          </table:table-cell>
          <table:table-cell office:value-type="float" office:value="11002" calcext:value-type="float">
            <text:p>11002</text:p>
          </table:table-cell>
          <table:table-cell office:value-type="float" office:value="11009.9" calcext:value-type="float">
            <text:p>11009.9</text:p>
          </table:table-cell>
          <table:table-cell office:value-type="float" office:value="10978.4" calcext:value-type="float">
            <text:p>10978.4</text:p>
          </table:table-cell>
          <table:table-cell office:value-type="float" office:value="10965.8" calcext:value-type="float">
            <text:p>10965.8</text:p>
          </table:table-cell>
          <table:table-cell office:value-type="float" office:value="11002.5" calcext:value-type="float">
            <text:p>11002.5</text:p>
          </table:table-cell>
          <table:table-cell office:value-type="float" office:value="10981" calcext:value-type="float">
            <text:p>10981</text:p>
          </table:table-cell>
          <table:table-cell office:value-type="float" office:value="10966.7" calcext:value-type="float">
            <text:p>10966.7</text:p>
          </table:table-cell>
          <table:table-cell office:value-type="float" office:value="10960.8" calcext:value-type="float">
            <text:p>10960.8</text:p>
          </table:table-cell>
          <table:table-cell office:value-type="float" office:value="10980" calcext:value-type="float">
            <text:p>10980</text:p>
          </table:table-cell>
          <table:table-cell office:value-type="float" office:value="11020.1" calcext:value-type="float">
            <text:p>11020.1</text:p>
          </table:table-cell>
          <table:table-cell office:value-type="float" office:value="11007.6" calcext:value-type="float">
            <text:p>11007.6</text:p>
          </table:table-cell>
          <table:table-cell office:value-type="float" office:value="11112.2" calcext:value-type="float">
            <text:p>11112.2</text:p>
          </table:table-cell>
          <table:table-cell office:value-type="float" office:value="11028.4" calcext:value-type="float">
            <text:p>11028.4</text:p>
          </table:table-cell>
          <table:table-cell office:value-type="float" office:value="11140.8" calcext:value-type="float">
            <text:p>11140.8</text:p>
          </table:table-cell>
          <table:table-cell office:value-type="float" office:value="11065.8" calcext:value-type="float">
            <text:p>11065.8</text:p>
          </table:table-cell>
          <table:table-cell office:value-type="float" office:value="11127.4" calcext:value-type="float">
            <text:p>11127.4</text:p>
          </table:table-cell>
          <table:table-cell office:value-type="float" office:value="11100.9" calcext:value-type="float">
            <text:p>11100.9</text:p>
          </table:table-cell>
          <table:table-cell office:value-type="float" office:value="11063.7" calcext:value-type="float">
            <text:p>11063.7</text:p>
          </table:table-cell>
          <table:table-cell office:value-type="float" office:value="11044.3" calcext:value-type="float">
            <text:p>11044.3</text:p>
          </table:table-cell>
          <table:table-cell office:value-type="float" office:value="11139.9" calcext:value-type="float">
            <text:p>11139.9</text:p>
          </table:table-cell>
          <table:table-cell office:value-type="float" office:value="11231.8" calcext:value-type="float">
            <text:p>11231.8</text:p>
          </table:table-cell>
          <table:table-cell office:value-type="float" office:value="11267.3" calcext:value-type="float">
            <text:p>11267.3</text:p>
          </table:table-cell>
          <table:table-cell office:value-type="float" office:value="11281.6" calcext:value-type="float">
            <text:p>11281.6</text:p>
          </table:table-cell>
          <table:table-cell office:value-type="float" office:value="11026.2" calcext:value-type="float">
            <text:p>11026.2</text:p>
          </table:table-cell>
          <table:table-cell office:value-type="float" office:value="10798.7" calcext:value-type="float">
            <text:p>10798.7</text:p>
          </table:table-cell>
          <table:table-cell office:value-type="float" office:value="10780.2" calcext:value-type="float">
            <text:p>10780.2</text:p>
          </table:table-cell>
          <table:table-cell office:value-type="float" office:value="10805.2" calcext:value-type="float">
            <text:p>10805.2</text:p>
          </table:table-cell>
          <table:table-cell office:value-type="float" office:value="10790" calcext:value-type="float">
            <text:p>10790</text:p>
          </table:table-cell>
          <table:table-cell office:value-type="float" office:value="10806.1" calcext:value-type="float">
            <text:p>10806.1</text:p>
          </table:table-cell>
          <table:table-cell office:value-type="float" office:value="10803" calcext:value-type="float">
            <text:p>10803</text:p>
          </table:table-cell>
          <table:table-cell office:value-type="float" office:value="10795" calcext:value-type="float">
            <text:p>10795</text:p>
          </table:table-cell>
          <table:table-cell office:value-type="float" office:value="10767.5" calcext:value-type="float">
            <text:p>10767.5</text:p>
          </table:table-cell>
          <table:table-cell office:value-type="float" office:value="10779.5" calcext:value-type="float">
            <text:p>10779.5</text:p>
          </table:table-cell>
          <table:table-cell office:value-type="float" office:value="10806.8" calcext:value-type="float">
            <text:p>10806.8</text:p>
          </table:table-cell>
          <table:table-cell office:value-type="float" office:value="10889.4" calcext:value-type="float">
            <text:p>10889.4</text:p>
          </table:table-cell>
          <table:table-cell office:value-type="float" office:value="10901.6" calcext:value-type="float">
            <text:p>10901.6</text:p>
          </table:table-cell>
          <table:table-cell office:value-type="float" office:value="10969.5" calcext:value-type="float">
            <text:p>10969.5</text:p>
          </table:table-cell>
          <table:table-cell office:value-type="float" office:value="11107.9" calcext:value-type="float">
            <text:p>11107.9</text:p>
          </table:table-cell>
          <table:table-cell office:value-type="float" office:value="11199" calcext:value-type="float">
            <text:p>11199</text:p>
          </table:table-cell>
          <table:table-cell office:value-type="float" office:value="11154.1" calcext:value-type="float">
            <text:p>11154.1</text:p>
          </table:table-cell>
          <table:table-cell office:value-type="float" office:value="10987.3" calcext:value-type="float">
            <text:p>10987.3</text:p>
          </table:table-cell>
          <table:table-cell office:value-type="float" office:value="10950.3" calcext:value-type="float">
            <text:p>10950.3</text:p>
          </table:table-cell>
          <table:table-cell office:value-type="float" office:value="10895.5" calcext:value-type="float">
            <text:p>10895.5</text:p>
          </table:table-cell>
          <table:table-cell office:value-type="float" office:value="11087.6" calcext:value-type="float">
            <text:p>11087.6</text:p>
          </table:table-cell>
          <table:table-cell office:value-type="float" office:value="11022.4" calcext:value-type="float">
            <text:p>11022.4</text:p>
          </table:table-cell>
          <table:table-cell office:value-type="float" office:value="11298.4" calcext:value-type="float">
            <text:p>11298.4</text:p>
          </table:table-cell>
          <table:table-cell office:value-type="float" office:value="11017.1" calcext:value-type="float">
            <text:p>11017.1</text:p>
          </table:table-cell>
          <table:table-cell office:value-type="float" office:value="11823.6" calcext:value-type="float">
            <text:p>11823.6</text:p>
          </table:table-cell>
          <table:table-cell office:value-type="float" office:value="11913.2" calcext:value-type="float">
            <text:p>11913.2</text:p>
          </table:table-cell>
          <table:table-cell office:value-type="float" office:value="11082.8" calcext:value-type="float">
            <text:p>11082.8</text:p>
          </table:table-cell>
          <table:table-cell office:value-type="float" office:value="11150.5" calcext:value-type="float">
            <text:p>11150.5</text:p>
          </table:table-cell>
          <table:table-cell office:value-type="float" office:value="11144" calcext:value-type="float">
            <text:p>11144</text:p>
          </table:table-cell>
          <table:table-cell office:value-type="float" office:value="11080.6" calcext:value-type="float">
            <text:p>11080.6</text:p>
          </table:table-cell>
          <table:table-cell office:value-type="float" office:value="11016.8" calcext:value-type="float">
            <text:p>11016.8</text:p>
          </table:table-cell>
          <table:table-cell office:value-type="float" office:value="11002.2" calcext:value-type="float">
            <text:p>11002.2</text:p>
          </table:table-cell>
          <table:table-cell office:value-type="float" office:value="11462.5" calcext:value-type="float">
            <text:p>11462.5</text:p>
          </table:table-cell>
          <table:table-cell office:value-type="float" office:value="10832.7" calcext:value-type="float">
            <text:p>10832.7</text:p>
          </table:table-cell>
          <table:table-cell office:value-type="float" office:value="10853.2" calcext:value-type="float">
            <text:p>10853.2</text:p>
          </table:table-cell>
        </table:table-row>
        <table:table-row table:style-name="ro1">
          <table:table-cell table:number-columns-repeated="190"/>
        </table:table-row>
        <table:table-row table:style-name="ro1">
          <table:table-cell office:value-type="string" calcext:value-type="string">
            <text:p>Population Size: 100 </text:p>
          </table:table-cell>
          <table:table-cell office:value-type="string" calcext:value-type="string">
            <text:p><text:s/>K: 5 </text:p>
          </table:table-cell>
          <table:table-cell office:value-type="string" calcext:value-type="string">
            <text:p><text:s/>Seed: 40 </text:p>
          </table:table-cell>
          <table:table-cell office:value-type="string" calcext:value-type="string">
            <text:p><text:s/>Max Generations w/out improvement: 15 </text:p>
          </table:table-cell>
          <table:table-cell office:value-type="string" calcext:value-type="string">
            <text:p><text:s/>Mutation Rate: 10 </text:p>
          </table:table-cell>
          <table:table-cell office:value-type="string" calcext:value-type="string">
            <text:p><text:s/>Crossover Rate: 100</text:p>
          </table:table-cell>
          <table:table-cell office:value-type="string" calcext:value-type="string">
            <text:p>Run: 4</text:p>
          </table:table-cell>
          <table:table-cell table:number-columns-repeated="183"/>
        </table:table-row>
        <table:table-row table:style-name="ro1">
          <table:table-cell office:value-type="float" office:value="24928.9" calcext:value-type="float">
            <text:p>24928.9</text:p>
          </table:table-cell>
          <table:table-cell office:value-type="float" office:value="24182.6" calcext:value-type="float">
            <text:p>24182.6</text:p>
          </table:table-cell>
          <table:table-cell table:number-columns-repeated="2" office:value-type="float" office:value="23587.5" calcext:value-type="float">
            <text:p>23587.5</text:p>
          </table:table-cell>
          <table:table-cell table:number-columns-repeated="2" office:value-type="float" office:value="23218.5" calcext:value-type="float">
            <text:p>23218.5</text:p>
          </table:table-cell>
          <table:table-cell office:value-type="float" office:value="22917.4" calcext:value-type="float">
            <text:p>22917.4</text:p>
          </table:table-cell>
          <table:table-cell table:number-columns-repeated="2" office:value-type="float" office:value="21896.6" calcext:value-type="float">
            <text:p>21896.6</text:p>
          </table:table-cell>
          <table:table-cell office:value-type="float" office:value="21497.5" calcext:value-type="float">
            <text:p>21497.5</text:p>
          </table:table-cell>
          <table:table-cell table:number-columns-repeated="3" office:value-type="float" office:value="20913.8" calcext:value-type="float">
            <text:p>20913.8</text:p>
          </table:table-cell>
          <table:table-cell table:number-columns-repeated="2" office:value-type="float" office:value="20489.1" calcext:value-type="float">
            <text:p>20489.1</text:p>
          </table:table-cell>
          <table:table-cell table:number-columns-repeated="2" office:value-type="float" office:value="20460.1" calcext:value-type="float">
            <text:p>20460.1</text:p>
          </table:table-cell>
          <table:table-cell office:value-type="float" office:value="19627.8" calcext:value-type="float">
            <text:p>19627.8</text:p>
          </table:table-cell>
          <table:table-cell office:value-type="float" office:value="19350.4" calcext:value-type="float">
            <text:p>19350.4</text:p>
          </table:table-cell>
          <table:table-cell office:value-type="float" office:value="19233.3" calcext:value-type="float">
            <text:p>19233.3</text:p>
          </table:table-cell>
          <table:table-cell office:value-type="float" office:value="18951.9" calcext:value-type="float">
            <text:p>18951.9</text:p>
          </table:table-cell>
          <table:table-cell table:number-columns-repeated="2" office:value-type="float" office:value="18077.9" calcext:value-type="float">
            <text:p>18077.9</text:p>
          </table:table-cell>
          <table:table-cell table:number-columns-repeated="2" office:value-type="float" office:value="17032.7" calcext:value-type="float">
            <text:p>17032.7</text:p>
          </table:table-cell>
          <table:table-cell office:value-type="float" office:value="16746.4" calcext:value-type="float">
            <text:p>16746.4</text:p>
          </table:table-cell>
          <table:table-cell office:value-type="float" office:value="16695.9" calcext:value-type="float">
            <text:p>16695.9</text:p>
          </table:table-cell>
          <table:table-cell office:value-type="float" office:value="16413.4" calcext:value-type="float">
            <text:p>16413.4</text:p>
          </table:table-cell>
          <table:table-cell office:value-type="float" office:value="16247.2" calcext:value-type="float">
            <text:p>16247.2</text:p>
          </table:table-cell>
          <table:table-cell office:value-type="float" office:value="15960.1" calcext:value-type="float">
            <text:p>15960.1</text:p>
          </table:table-cell>
          <table:table-cell office:value-type="float" office:value="15370.1" calcext:value-type="float">
            <text:p>15370.1</text:p>
          </table:table-cell>
          <table:table-cell office:value-type="float" office:value="14654.1" calcext:value-type="float">
            <text:p>14654.1</text:p>
          </table:table-cell>
          <table:table-cell table:number-columns-repeated="2" office:value-type="float" office:value="14652.3" calcext:value-type="float">
            <text:p>14652.3</text:p>
          </table:table-cell>
          <table:table-cell office:value-type="float" office:value="14413.4" calcext:value-type="float">
            <text:p>14413.4</text:p>
          </table:table-cell>
          <table:table-cell office:value-type="float" office:value="14081.8" calcext:value-type="float">
            <text:p>14081.8</text:p>
          </table:table-cell>
          <table:table-cell office:value-type="float" office:value="14035" calcext:value-type="float">
            <text:p>14035</text:p>
          </table:table-cell>
          <table:table-cell office:value-type="float" office:value="13488.1" calcext:value-type="float">
            <text:p>13488.1</text:p>
          </table:table-cell>
          <table:table-cell office:value-type="float" office:value="13299.8" calcext:value-type="float">
            <text:p>13299.8</text:p>
          </table:table-cell>
          <table:table-cell office:value-type="float" office:value="13283.2" calcext:value-type="float">
            <text:p>13283.2</text:p>
          </table:table-cell>
          <table:table-cell table:number-columns-repeated="2" office:value-type="float" office:value="13006" calcext:value-type="float">
            <text:p>13006</text:p>
          </table:table-cell>
          <table:table-cell office:value-type="float" office:value="12762" calcext:value-type="float">
            <text:p>12762</text:p>
          </table:table-cell>
          <table:table-cell office:value-type="float" office:value="12723.3" calcext:value-type="float">
            <text:p>12723.3</text:p>
          </table:table-cell>
          <table:table-cell table:number-columns-repeated="2" office:value-type="float" office:value="12487.2" calcext:value-type="float">
            <text:p>12487.2</text:p>
          </table:table-cell>
          <table:table-cell table:number-columns-repeated="6" office:value-type="float" office:value="12335.2" calcext:value-type="float">
            <text:p>12335.2</text:p>
          </table:table-cell>
          <table:table-cell table:number-columns-repeated="7" office:value-type="float" office:value="12216.1" calcext:value-type="float">
            <text:p>12216.1</text:p>
          </table:table-cell>
          <table:table-cell table:number-columns-repeated="3" office:value-type="float" office:value="12187.7" calcext:value-type="float">
            <text:p>12187.7</text:p>
          </table:table-cell>
          <table:table-cell table:number-columns-repeated="3" office:value-type="float" office:value="11936" calcext:value-type="float">
            <text:p>11936</text:p>
          </table:table-cell>
          <table:table-cell office:value-type="float" office:value="11902.3" calcext:value-type="float">
            <text:p>11902.3</text:p>
          </table:table-cell>
          <table:table-cell table:number-columns-repeated="2" office:value-type="float" office:value="11863.7" calcext:value-type="float">
            <text:p>11863.7</text:p>
          </table:table-cell>
          <table:table-cell office:value-type="float" office:value="11856.3" calcext:value-type="float">
            <text:p>11856.3</text:p>
          </table:table-cell>
          <table:table-cell table:number-columns-repeated="10" office:value-type="float" office:value="11549.9" calcext:value-type="float">
            <text:p>11549.9</text:p>
          </table:table-cell>
          <table:table-cell table:number-columns-repeated="7" office:value-type="float" office:value="11482.5" calcext:value-type="float">
            <text:p>11482.5</text:p>
          </table:table-cell>
          <table:table-cell table:number-columns-repeated="3" office:value-type="float" office:value="11472.7" calcext:value-type="float">
            <text:p>11472.7</text:p>
          </table:table-cell>
          <table:table-cell table:number-columns-repeated="5" office:value-type="float" office:value="11455" calcext:value-type="float">
            <text:p>11455</text:p>
          </table:table-cell>
          <table:table-cell office:value-type="float" office:value="11397.4" calcext:value-type="float">
            <text:p>11397.4</text:p>
          </table:table-cell>
          <table:table-cell office:value-type="float" office:value="11338.9" calcext:value-type="float">
            <text:p>11338.9</text:p>
          </table:table-cell>
          <table:table-cell office:value-type="float" office:value="11335.3" calcext:value-type="float">
            <text:p>11335.3</text:p>
          </table:table-cell>
          <table:table-cell office:value-type="float" office:value="11279.1" calcext:value-type="float">
            <text:p>11279.1</text:p>
          </table:table-cell>
          <table:table-cell table:number-columns-repeated="11" office:value-type="float" office:value="11233.8" calcext:value-type="float">
            <text:p>11233.8</text:p>
          </table:table-cell>
          <table:table-cell table:number-columns-repeated="2" office:value-type="float" office:value="11223.9" calcext:value-type="float">
            <text:p>11223.9</text:p>
          </table:table-cell>
          <table:table-cell office:value-type="float" office:value="11137.9" calcext:value-type="float">
            <text:p>11137.9</text:p>
          </table:table-cell>
          <table:table-cell office:value-type="float" office:value="11099.1" calcext:value-type="float">
            <text:p>11099.1</text:p>
          </table:table-cell>
          <table:table-cell table:number-columns-repeated="15" office:value-type="float" office:value="11003.2" calcext:value-type="float">
            <text:p>11003.2</text:p>
          </table:table-cell>
          <table:table-cell office:value-type="float" office:value="10943.9" calcext:value-type="float">
            <text:p>10943.9</text:p>
          </table:table-cell>
          <table:table-cell table:number-columns-repeated="5" office:value-type="float" office:value="10942" calcext:value-type="float">
            <text:p>10942</text:p>
          </table:table-cell>
          <table:table-cell table:number-columns-repeated="9" office:value-type="float" office:value="10721" calcext:value-type="float">
            <text:p>10721</text:p>
          </table:table-cell>
          <table:table-cell table:number-columns-repeated="4" office:value-type="float" office:value="10436.3" calcext:value-type="float">
            <text:p>10436.3</text:p>
          </table:table-cell>
          <table:table-cell table:number-columns-repeated="6" office:value-type="float" office:value="10385.2" calcext:value-type="float">
            <text:p>10385.2</text:p>
          </table:table-cell>
          <table:table-cell table:number-columns-repeated="16" office:value-type="float" office:value="10360.2" calcext:value-type="float">
            <text:p>10360.2</text:p>
          </table:table-cell>
          <table:table-cell table:number-columns-repeated="21"/>
        </table:table-row>
        <table:table-row table:style-name="ro1">
          <table:table-cell office:value-type="float" office:value="29553.2" calcext:value-type="float">
            <text:p>29553.2</text:p>
          </table:table-cell>
          <table:table-cell office:value-type="float" office:value="28819.1" calcext:value-type="float">
            <text:p>28819.1</text:p>
          </table:table-cell>
          <table:table-cell office:value-type="float" office:value="28717.4" calcext:value-type="float">
            <text:p>28717.4</text:p>
          </table:table-cell>
          <table:table-cell office:value-type="float" office:value="28459.4" calcext:value-type="float">
            <text:p>28459.4</text:p>
          </table:table-cell>
          <table:table-cell office:value-type="float" office:value="28088.2" calcext:value-type="float">
            <text:p>28088.2</text:p>
          </table:table-cell>
          <table:table-cell office:value-type="float" office:value="27637.6" calcext:value-type="float">
            <text:p>27637.6</text:p>
          </table:table-cell>
          <table:table-cell office:value-type="float" office:value="27464.2" calcext:value-type="float">
            <text:p>27464.2</text:p>
          </table:table-cell>
          <table:table-cell office:value-type="float" office:value="27032.6" calcext:value-type="float">
            <text:p>27032.6</text:p>
          </table:table-cell>
          <table:table-cell office:value-type="float" office:value="26567.2" calcext:value-type="float">
            <text:p>26567.2</text:p>
          </table:table-cell>
          <table:table-cell office:value-type="float" office:value="25943" calcext:value-type="float">
            <text:p>25943</text:p>
          </table:table-cell>
          <table:table-cell office:value-type="float" office:value="25732.2" calcext:value-type="float">
            <text:p>25732.2</text:p>
          </table:table-cell>
          <table:table-cell office:value-type="float" office:value="25763.4" calcext:value-type="float">
            <text:p>25763.4</text:p>
          </table:table-cell>
          <table:table-cell office:value-type="float" office:value="25186.7" calcext:value-type="float">
            <text:p>25186.7</text:p>
          </table:table-cell>
          <table:table-cell office:value-type="float" office:value="25051" calcext:value-type="float">
            <text:p>25051</text:p>
          </table:table-cell>
          <table:table-cell office:value-type="float" office:value="24721.7" calcext:value-type="float">
            <text:p>24721.7</text:p>
          </table:table-cell>
          <table:table-cell office:value-type="float" office:value="24535.2" calcext:value-type="float">
            <text:p>24535.2</text:p>
          </table:table-cell>
          <table:table-cell office:value-type="float" office:value="24028.5" calcext:value-type="float">
            <text:p>24028.5</text:p>
          </table:table-cell>
          <table:table-cell office:value-type="float" office:value="23563.7" calcext:value-type="float">
            <text:p>23563.7</text:p>
          </table:table-cell>
          <table:table-cell office:value-type="float" office:value="23215.4" calcext:value-type="float">
            <text:p>23215.4</text:p>
          </table:table-cell>
          <table:table-cell office:value-type="float" office:value="22945.1" calcext:value-type="float">
            <text:p>22945.1</text:p>
          </table:table-cell>
          <table:table-cell office:value-type="float" office:value="22833.3" calcext:value-type="float">
            <text:p>22833.3</text:p>
          </table:table-cell>
          <table:table-cell office:value-type="float" office:value="22382.3" calcext:value-type="float">
            <text:p>22382.3</text:p>
          </table:table-cell>
          <table:table-cell office:value-type="float" office:value="21869" calcext:value-type="float">
            <text:p>21869</text:p>
          </table:table-cell>
          <table:table-cell office:value-type="float" office:value="21656.4" calcext:value-type="float">
            <text:p>21656.4</text:p>
          </table:table-cell>
          <table:table-cell office:value-type="float" office:value="21692.4" calcext:value-type="float">
            <text:p>21692.4</text:p>
          </table:table-cell>
          <table:table-cell office:value-type="float" office:value="21209.2" calcext:value-type="float">
            <text:p>21209.2</text:p>
          </table:table-cell>
          <table:table-cell office:value-type="float" office:value="20389.8" calcext:value-type="float">
            <text:p>20389.8</text:p>
          </table:table-cell>
          <table:table-cell office:value-type="float" office:value="19467.2" calcext:value-type="float">
            <text:p>19467.2</text:p>
          </table:table-cell>
          <table:table-cell office:value-type="float" office:value="19172.7" calcext:value-type="float">
            <text:p>19172.7</text:p>
          </table:table-cell>
          <table:table-cell office:value-type="float" office:value="18310.1" calcext:value-type="float">
            <text:p>18310.1</text:p>
          </table:table-cell>
          <table:table-cell office:value-type="float" office:value="17407.3" calcext:value-type="float">
            <text:p>17407.3</text:p>
          </table:table-cell>
          <table:table-cell office:value-type="float" office:value="16793.5" calcext:value-type="float">
            <text:p>16793.5</text:p>
          </table:table-cell>
          <table:table-cell office:value-type="float" office:value="16174.9" calcext:value-type="float">
            <text:p>16174.9</text:p>
          </table:table-cell>
          <table:table-cell office:value-type="float" office:value="15970" calcext:value-type="float">
            <text:p>15970</text:p>
          </table:table-cell>
          <table:table-cell office:value-type="float" office:value="15549" calcext:value-type="float">
            <text:p>15549</text:p>
          </table:table-cell>
          <table:table-cell office:value-type="float" office:value="15252.9" calcext:value-type="float">
            <text:p>15252.9</text:p>
          </table:table-cell>
          <table:table-cell office:value-type="float" office:value="15041.8" calcext:value-type="float">
            <text:p>15041.8</text:p>
          </table:table-cell>
          <table:table-cell office:value-type="float" office:value="14838.4" calcext:value-type="float">
            <text:p>14838.4</text:p>
          </table:table-cell>
          <table:table-cell office:value-type="float" office:value="14377.3" calcext:value-type="float">
            <text:p>14377.3</text:p>
          </table:table-cell>
          <table:table-cell office:value-type="float" office:value="14169.5" calcext:value-type="float">
            <text:p>14169.5</text:p>
          </table:table-cell>
          <table:table-cell office:value-type="float" office:value="14092.5" calcext:value-type="float">
            <text:p>14092.5</text:p>
          </table:table-cell>
          <table:table-cell office:value-type="float" office:value="13616.1" calcext:value-type="float">
            <text:p>13616.1</text:p>
          </table:table-cell>
          <table:table-cell office:value-type="float" office:value="13638.7" calcext:value-type="float">
            <text:p>13638.7</text:p>
          </table:table-cell>
          <table:table-cell office:value-type="float" office:value="13568.6" calcext:value-type="float">
            <text:p>13568.6</text:p>
          </table:table-cell>
          <table:table-cell office:value-type="float" office:value="13695.4" calcext:value-type="float">
            <text:p>13695.4</text:p>
          </table:table-cell>
          <table:table-cell office:value-type="float" office:value="13747.9" calcext:value-type="float">
            <text:p>13747.9</text:p>
          </table:table-cell>
          <table:table-cell office:value-type="float" office:value="13715.1" calcext:value-type="float">
            <text:p>13715.1</text:p>
          </table:table-cell>
          <table:table-cell office:value-type="float" office:value="13708.9" calcext:value-type="float">
            <text:p>13708.9</text:p>
          </table:table-cell>
          <table:table-cell office:value-type="float" office:value="13438" calcext:value-type="float">
            <text:p>13438</text:p>
          </table:table-cell>
          <table:table-cell office:value-type="float" office:value="13289.5" calcext:value-type="float">
            <text:p>13289.5</text:p>
          </table:table-cell>
          <table:table-cell office:value-type="float" office:value="13056.2" calcext:value-type="float">
            <text:p>13056.2</text:p>
          </table:table-cell>
          <table:table-cell office:value-type="float" office:value="12751.1" calcext:value-type="float">
            <text:p>12751.1</text:p>
          </table:table-cell>
          <table:table-cell office:value-type="float" office:value="12654.9" calcext:value-type="float">
            <text:p>12654.9</text:p>
          </table:table-cell>
          <table:table-cell office:value-type="float" office:value="13070.8" calcext:value-type="float">
            <text:p>13070.8</text:p>
          </table:table-cell>
          <table:table-cell office:value-type="float" office:value="13067.1" calcext:value-type="float">
            <text:p>13067.1</text:p>
          </table:table-cell>
          <table:table-cell office:value-type="float" office:value="12673.5" calcext:value-type="float">
            <text:p>12673.5</text:p>
          </table:table-cell>
          <table:table-cell office:value-type="float" office:value="13029.6" calcext:value-type="float">
            <text:p>13029.6</text:p>
          </table:table-cell>
          <table:table-cell office:value-type="float" office:value="13343.4" calcext:value-type="float">
            <text:p>13343.4</text:p>
          </table:table-cell>
          <table:table-cell office:value-type="float" office:value="13311.6" calcext:value-type="float">
            <text:p>13311.6</text:p>
          </table:table-cell>
          <table:table-cell office:value-type="float" office:value="13177.3" calcext:value-type="float">
            <text:p>13177.3</text:p>
          </table:table-cell>
          <table:table-cell office:value-type="float" office:value="13087" calcext:value-type="float">
            <text:p>13087</text:p>
          </table:table-cell>
          <table:table-cell office:value-type="float" office:value="13026.4" calcext:value-type="float">
            <text:p>13026.4</text:p>
          </table:table-cell>
          <table:table-cell office:value-type="float" office:value="13086.2" calcext:value-type="float">
            <text:p>13086.2</text:p>
          </table:table-cell>
          <table:table-cell office:value-type="float" office:value="13252.2" calcext:value-type="float">
            <text:p>13252.2</text:p>
          </table:table-cell>
          <table:table-cell office:value-type="float" office:value="13023.1" calcext:value-type="float">
            <text:p>13023.1</text:p>
          </table:table-cell>
          <table:table-cell office:value-type="float" office:value="12835.4" calcext:value-type="float">
            <text:p>12835.4</text:p>
          </table:table-cell>
          <table:table-cell office:value-type="float" office:value="12720.3" calcext:value-type="float">
            <text:p>12720.3</text:p>
          </table:table-cell>
          <table:table-cell office:value-type="float" office:value="13030.1" calcext:value-type="float">
            <text:p>13030.1</text:p>
          </table:table-cell>
          <table:table-cell office:value-type="float" office:value="12520.3" calcext:value-type="float">
            <text:p>12520.3</text:p>
          </table:table-cell>
          <table:table-cell office:value-type="float" office:value="12405.4" calcext:value-type="float">
            <text:p>12405.4</text:p>
          </table:table-cell>
          <table:table-cell office:value-type="float" office:value="12188.5" calcext:value-type="float">
            <text:p>12188.5</text:p>
          </table:table-cell>
          <table:table-cell office:value-type="float" office:value="12041.3" calcext:value-type="float">
            <text:p>12041.3</text:p>
          </table:table-cell>
          <table:table-cell office:value-type="float" office:value="12082.8" calcext:value-type="float">
            <text:p>12082.8</text:p>
          </table:table-cell>
          <table:table-cell office:value-type="float" office:value="12178.5" calcext:value-type="float">
            <text:p>12178.5</text:p>
          </table:table-cell>
          <table:table-cell office:value-type="float" office:value="12016.8" calcext:value-type="float">
            <text:p>12016.8</text:p>
          </table:table-cell>
          <table:table-cell office:value-type="float" office:value="12067.4" calcext:value-type="float">
            <text:p>12067.4</text:p>
          </table:table-cell>
          <table:table-cell office:value-type="float" office:value="12184.5" calcext:value-type="float">
            <text:p>12184.5</text:p>
          </table:table-cell>
          <table:table-cell office:value-type="float" office:value="12067.9" calcext:value-type="float">
            <text:p>12067.9</text:p>
          </table:table-cell>
          <table:table-cell office:value-type="float" office:value="12190.5" calcext:value-type="float">
            <text:p>12190.5</text:p>
          </table:table-cell>
          <table:table-cell office:value-type="float" office:value="12267.1" calcext:value-type="float">
            <text:p>12267.1</text:p>
          </table:table-cell>
          <table:table-cell office:value-type="float" office:value="12349.4" calcext:value-type="float">
            <text:p>12349.4</text:p>
          </table:table-cell>
          <table:table-cell office:value-type="float" office:value="12153.3" calcext:value-type="float">
            <text:p>12153.3</text:p>
          </table:table-cell>
          <table:table-cell office:value-type="float" office:value="12292.2" calcext:value-type="float">
            <text:p>12292.2</text:p>
          </table:table-cell>
          <table:table-cell office:value-type="float" office:value="12306.8" calcext:value-type="float">
            <text:p>12306.8</text:p>
          </table:table-cell>
          <table:table-cell office:value-type="float" office:value="12000.9" calcext:value-type="float">
            <text:p>12000.9</text:p>
          </table:table-cell>
          <table:table-cell office:value-type="float" office:value="11921.1" calcext:value-type="float">
            <text:p>11921.1</text:p>
          </table:table-cell>
          <table:table-cell office:value-type="float" office:value="11985.2" calcext:value-type="float">
            <text:p>11985.2</text:p>
          </table:table-cell>
          <table:table-cell office:value-type="float" office:value="12115.1" calcext:value-type="float">
            <text:p>12115.1</text:p>
          </table:table-cell>
          <table:table-cell office:value-type="float" office:value="12077.1" calcext:value-type="float">
            <text:p>12077.1</text:p>
          </table:table-cell>
          <table:table-cell office:value-type="float" office:value="11934.3" calcext:value-type="float">
            <text:p>11934.3</text:p>
          </table:table-cell>
          <table:table-cell office:value-type="float" office:value="11854.3" calcext:value-type="float">
            <text:p>11854.3</text:p>
          </table:table-cell>
          <table:table-cell office:value-type="float" office:value="11870.3" calcext:value-type="float">
            <text:p>11870.3</text:p>
          </table:table-cell>
          <table:table-cell office:value-type="float" office:value="11935.1" calcext:value-type="float">
            <text:p>11935.1</text:p>
          </table:table-cell>
          <table:table-cell office:value-type="float" office:value="11763.3" calcext:value-type="float">
            <text:p>11763.3</text:p>
          </table:table-cell>
          <table:table-cell office:value-type="float" office:value="11764" calcext:value-type="float">
            <text:p>11764</text:p>
          </table:table-cell>
          <table:table-cell office:value-type="float" office:value="11800.4" calcext:value-type="float">
            <text:p>11800.4</text:p>
          </table:table-cell>
          <table:table-cell office:value-type="float" office:value="11907.3" calcext:value-type="float">
            <text:p>11907.3</text:p>
          </table:table-cell>
          <table:table-cell office:value-type="float" office:value="11687" calcext:value-type="float">
            <text:p>11687</text:p>
          </table:table-cell>
          <table:table-cell office:value-type="float" office:value="11578.4" calcext:value-type="float">
            <text:p>11578.4</text:p>
          </table:table-cell>
          <table:table-cell office:value-type="float" office:value="11527.5" calcext:value-type="float">
            <text:p>11527.5</text:p>
          </table:table-cell>
          <table:table-cell office:value-type="float" office:value="11493" calcext:value-type="float">
            <text:p>11493</text:p>
          </table:table-cell>
          <table:table-cell office:value-type="float" office:value="11439" calcext:value-type="float">
            <text:p>11439</text:p>
          </table:table-cell>
          <table:table-cell office:value-type="float" office:value="11444.9" calcext:value-type="float">
            <text:p>11444.9</text:p>
          </table:table-cell>
          <table:table-cell office:value-type="float" office:value="11447" calcext:value-type="float">
            <text:p>11447</text:p>
          </table:table-cell>
          <table:table-cell office:value-type="float" office:value="11419.8" calcext:value-type="float">
            <text:p>11419.8</text:p>
          </table:table-cell>
          <table:table-cell office:value-type="float" office:value="11399.5" calcext:value-type="float">
            <text:p>11399.5</text:p>
          </table:table-cell>
          <table:table-cell office:value-type="float" office:value="11431.8" calcext:value-type="float">
            <text:p>11431.8</text:p>
          </table:table-cell>
          <table:table-cell office:value-type="float" office:value="11391.2" calcext:value-type="float">
            <text:p>11391.2</text:p>
          </table:table-cell>
          <table:table-cell office:value-type="float" office:value="11434.9" calcext:value-type="float">
            <text:p>11434.9</text:p>
          </table:table-cell>
          <table:table-cell office:value-type="float" office:value="11492.9" calcext:value-type="float">
            <text:p>11492.9</text:p>
          </table:table-cell>
          <table:table-cell office:value-type="float" office:value="11425.9" calcext:value-type="float">
            <text:p>11425.9</text:p>
          </table:table-cell>
          <table:table-cell office:value-type="float" office:value="11388.1" calcext:value-type="float">
            <text:p>11388.1</text:p>
          </table:table-cell>
          <table:table-cell office:value-type="float" office:value="11390.4" calcext:value-type="float">
            <text:p>11390.4</text:p>
          </table:table-cell>
          <table:table-cell office:value-type="float" office:value="11415.3" calcext:value-type="float">
            <text:p>11415.3</text:p>
          </table:table-cell>
          <table:table-cell office:value-type="float" office:value="11352.3" calcext:value-type="float">
            <text:p>11352.3</text:p>
          </table:table-cell>
          <table:table-cell office:value-type="float" office:value="11327.4" calcext:value-type="float">
            <text:p>11327.4</text:p>
          </table:table-cell>
          <table:table-cell office:value-type="float" office:value="11229.1" calcext:value-type="float">
            <text:p>11229.1</text:p>
          </table:table-cell>
          <table:table-cell office:value-type="float" office:value="11164.3" calcext:value-type="float">
            <text:p>11164.3</text:p>
          </table:table-cell>
          <table:table-cell office:value-type="float" office:value="11223.6" calcext:value-type="float">
            <text:p>11223.6</text:p>
          </table:table-cell>
          <table:table-cell office:value-type="float" office:value="11232.3" calcext:value-type="float">
            <text:p>11232.3</text:p>
          </table:table-cell>
          <table:table-cell office:value-type="float" office:value="11215.3" calcext:value-type="float">
            <text:p>11215.3</text:p>
          </table:table-cell>
          <table:table-cell office:value-type="float" office:value="11198.6" calcext:value-type="float">
            <text:p>11198.6</text:p>
          </table:table-cell>
          <table:table-cell office:value-type="float" office:value="11243.8" calcext:value-type="float">
            <text:p>11243.8</text:p>
          </table:table-cell>
          <table:table-cell office:value-type="float" office:value="11247.5" calcext:value-type="float">
            <text:p>11247.5</text:p>
          </table:table-cell>
          <table:table-cell office:value-type="float" office:value="11157.8" calcext:value-type="float">
            <text:p>11157.8</text:p>
          </table:table-cell>
          <table:table-cell office:value-type="float" office:value="11185.8" calcext:value-type="float">
            <text:p>11185.8</text:p>
          </table:table-cell>
          <table:table-cell office:value-type="float" office:value="11182" calcext:value-type="float">
            <text:p>11182</text:p>
          </table:table-cell>
          <table:table-cell office:value-type="float" office:value="11202" calcext:value-type="float">
            <text:p>11202</text:p>
          </table:table-cell>
          <table:table-cell office:value-type="float" office:value="11219.4" calcext:value-type="float">
            <text:p>11219.4</text:p>
          </table:table-cell>
          <table:table-cell office:value-type="float" office:value="11291.7" calcext:value-type="float">
            <text:p>11291.7</text:p>
          </table:table-cell>
          <table:table-cell office:value-type="float" office:value="11345.2" calcext:value-type="float">
            <text:p>11345.2</text:p>
          </table:table-cell>
          <table:table-cell office:value-type="float" office:value="11320.4" calcext:value-type="float">
            <text:p>11320.4</text:p>
          </table:table-cell>
          <table:table-cell office:value-type="float" office:value="11355.7" calcext:value-type="float">
            <text:p>11355.7</text:p>
          </table:table-cell>
          <table:table-cell office:value-type="float" office:value="11231.1" calcext:value-type="float">
            <text:p>11231.1</text:p>
          </table:table-cell>
          <table:table-cell office:value-type="float" office:value="11401.4" calcext:value-type="float">
            <text:p>11401.4</text:p>
          </table:table-cell>
          <table:table-cell office:value-type="float" office:value="11675.3" calcext:value-type="float">
            <text:p>11675.3</text:p>
          </table:table-cell>
          <table:table-cell office:value-type="float" office:value="11380.7" calcext:value-type="float">
            <text:p>11380.7</text:p>
          </table:table-cell>
          <table:table-cell office:value-type="float" office:value="11307.1" calcext:value-type="float">
            <text:p>11307.1</text:p>
          </table:table-cell>
          <table:table-cell office:value-type="float" office:value="11746.3" calcext:value-type="float">
            <text:p>11746.3</text:p>
          </table:table-cell>
          <table:table-cell office:value-type="float" office:value="11458.2" calcext:value-type="float">
            <text:p>11458.2</text:p>
          </table:table-cell>
          <table:table-cell office:value-type="float" office:value="11429" calcext:value-type="float">
            <text:p>11429</text:p>
          </table:table-cell>
          <table:table-cell office:value-type="float" office:value="11300.7" calcext:value-type="float">
            <text:p>11300.7</text:p>
          </table:table-cell>
          <table:table-cell office:value-type="float" office:value="11330.8" calcext:value-type="float">
            <text:p>11330.8</text:p>
          </table:table-cell>
          <table:table-cell office:value-type="float" office:value="11229.5" calcext:value-type="float">
            <text:p>11229.5</text:p>
          </table:table-cell>
          <table:table-cell office:value-type="float" office:value="11566" calcext:value-type="float">
            <text:p>11566</text:p>
          </table:table-cell>
          <table:table-cell office:value-type="float" office:value="11115.6" calcext:value-type="float">
            <text:p>11115.6</text:p>
          </table:table-cell>
          <table:table-cell office:value-type="float" office:value="10981.9" calcext:value-type="float">
            <text:p>10981.9</text:p>
          </table:table-cell>
          <table:table-cell office:value-type="float" office:value="10586.4" calcext:value-type="float">
            <text:p>10586.4</text:p>
          </table:table-cell>
          <table:table-cell office:value-type="float" office:value="10702.5" calcext:value-type="float">
            <text:p>10702.5</text:p>
          </table:table-cell>
          <table:table-cell office:value-type="float" office:value="10810.2" calcext:value-type="float">
            <text:p>10810.2</text:p>
          </table:table-cell>
          <table:table-cell office:value-type="float" office:value="10870" calcext:value-type="float">
            <text:p>10870</text:p>
          </table:table-cell>
          <table:table-cell office:value-type="float" office:value="10679.6" calcext:value-type="float">
            <text:p>10679.6</text:p>
          </table:table-cell>
          <table:table-cell office:value-type="float" office:value="10800.9" calcext:value-type="float">
            <text:p>10800.9</text:p>
          </table:table-cell>
          <table:table-cell office:value-type="float" office:value="10694.5" calcext:value-type="float">
            <text:p>10694.5</text:p>
          </table:table-cell>
          <table:table-cell office:value-type="float" office:value="11217.8" calcext:value-type="float">
            <text:p>11217.8</text:p>
          </table:table-cell>
          <table:table-cell office:value-type="float" office:value="11290.1" calcext:value-type="float">
            <text:p>11290.1</text:p>
          </table:table-cell>
          <table:table-cell office:value-type="float" office:value="10836.8" calcext:value-type="float">
            <text:p>10836.8</text:p>
          </table:table-cell>
          <table:table-cell office:value-type="float" office:value="10987.4" calcext:value-type="float">
            <text:p>10987.4</text:p>
          </table:table-cell>
          <table:table-cell office:value-type="float" office:value="10748.5" calcext:value-type="float">
            <text:p>10748.5</text:p>
          </table:table-cell>
          <table:table-cell office:value-type="float" office:value="10663.1" calcext:value-type="float">
            <text:p>10663.1</text:p>
          </table:table-cell>
          <table:table-cell office:value-type="float" office:value="10725.8" calcext:value-type="float">
            <text:p>10725.8</text:p>
          </table:table-cell>
          <table:table-cell office:value-type="float" office:value="10790.7" calcext:value-type="float">
            <text:p>10790.7</text:p>
          </table:table-cell>
          <table:table-cell office:value-type="float" office:value="10792.6" calcext:value-type="float">
            <text:p>10792.6</text:p>
          </table:table-cell>
          <table:table-cell office:value-type="float" office:value="10644.3" calcext:value-type="float">
            <text:p>10644.3</text:p>
          </table:table-cell>
          <table:table-cell office:value-type="float" office:value="10655.5" calcext:value-type="float">
            <text:p>10655.5</text:p>
          </table:table-cell>
          <table:table-cell office:value-type="float" office:value="10833.7" calcext:value-type="float">
            <text:p>10833.7</text:p>
          </table:table-cell>
          <table:table-cell office:value-type="float" office:value="10683.7" calcext:value-type="float">
            <text:p>10683.7</text:p>
          </table:table-cell>
          <table:table-cell office:value-type="float" office:value="10658.5" calcext:value-type="float">
            <text:p>10658.5</text:p>
          </table:table-cell>
          <table:table-cell office:value-type="float" office:value="10772.3" calcext:value-type="float">
            <text:p>10772.3</text:p>
          </table:table-cell>
          <table:table-cell table:number-columns-repeated="21"/>
        </table:table-row>
        <table:table-row table:style-name="ro1">
          <table:table-cell table:number-columns-repeated="190"/>
        </table:table-row>
        <table:table-row table:style-name="ro1">
          <table:table-cell office:value-type="string" calcext:value-type="string">
            <text:p>Population Size: 100 </text:p>
          </table:table-cell>
          <table:table-cell office:value-type="string" calcext:value-type="string">
            <text:p><text:s/>K: 5 </text:p>
          </table:table-cell>
          <table:table-cell office:value-type="string" calcext:value-type="string">
            <text:p><text:s/>Seed: 50 </text:p>
          </table:table-cell>
          <table:table-cell office:value-type="string" calcext:value-type="string">
            <text:p><text:s/>Max Generations w/out improvement: 15 </text:p>
          </table:table-cell>
          <table:table-cell office:value-type="string" calcext:value-type="string">
            <text:p><text:s/>Mutation Rate: 10 </text:p>
          </table:table-cell>
          <table:table-cell office:value-type="string" calcext:value-type="string">
            <text:p><text:s/>Crossover Rate: 100</text:p>
          </table:table-cell>
          <table:table-cell office:value-type="string" calcext:value-type="string">
            <text:p>Run: 5</text:p>
          </table:table-cell>
          <table:table-cell table:number-columns-repeated="183"/>
        </table:table-row>
        <table:table-row table:style-name="ro1">
          <table:table-cell office:value-type="float" office:value="25405.4" calcext:value-type="float">
            <text:p>25405.4</text:p>
          </table:table-cell>
          <table:table-cell table:number-columns-repeated="4" office:value-type="float" office:value="23798" calcext:value-type="float">
            <text:p>23798</text:p>
          </table:table-cell>
          <table:table-cell office:value-type="float" office:value="23363.5" calcext:value-type="float">
            <text:p>23363.5</text:p>
          </table:table-cell>
          <table:table-cell office:value-type="float" office:value="23238.8" calcext:value-type="float">
            <text:p>23238.8</text:p>
          </table:table-cell>
          <table:table-cell table:number-columns-repeated="3" office:value-type="float" office:value="22168.3" calcext:value-type="float">
            <text:p>22168.3</text:p>
          </table:table-cell>
          <table:table-cell table:number-columns-repeated="2" office:value-type="float" office:value="21729.5" calcext:value-type="float">
            <text:p>21729.5</text:p>
          </table:table-cell>
          <table:table-cell table:number-columns-repeated="2" office:value-type="float" office:value="21355.3" calcext:value-type="float">
            <text:p>21355.3</text:p>
          </table:table-cell>
          <table:table-cell table:number-columns-repeated="2" office:value-type="float" office:value="21204.5" calcext:value-type="float">
            <text:p>21204.5</text:p>
          </table:table-cell>
          <table:table-cell office:value-type="float" office:value="21189.3" calcext:value-type="float">
            <text:p>21189.3</text:p>
          </table:table-cell>
          <table:table-cell office:value-type="float" office:value="21088" calcext:value-type="float">
            <text:p>21088</text:p>
          </table:table-cell>
          <table:table-cell office:value-type="float" office:value="20264" calcext:value-type="float">
            <text:p>20264</text:p>
          </table:table-cell>
          <table:table-cell table:number-columns-repeated="2" office:value-type="float" office:value="19347.5" calcext:value-type="float">
            <text:p>19347.5</text:p>
          </table:table-cell>
          <table:table-cell table:number-columns-repeated="4" office:value-type="float" office:value="18592.7" calcext:value-type="float">
            <text:p>18592.7</text:p>
          </table:table-cell>
          <table:table-cell table:number-columns-repeated="2" office:value-type="float" office:value="17877.1" calcext:value-type="float">
            <text:p>17877.1</text:p>
          </table:table-cell>
          <table:table-cell office:value-type="float" office:value="17108.2" calcext:value-type="float">
            <text:p>17108.2</text:p>
          </table:table-cell>
          <table:table-cell table:number-columns-repeated="2" office:value-type="float" office:value="16122.5" calcext:value-type="float">
            <text:p>16122.5</text:p>
          </table:table-cell>
          <table:table-cell table:number-columns-repeated="2" office:value-type="float" office:value="15736" calcext:value-type="float">
            <text:p>15736</text:p>
          </table:table-cell>
          <table:table-cell table:number-columns-repeated="4" office:value-type="float" office:value="15575" calcext:value-type="float">
            <text:p>15575</text:p>
          </table:table-cell>
          <table:table-cell office:value-type="float" office:value="15387.3" calcext:value-type="float">
            <text:p>15387.3</text:p>
          </table:table-cell>
          <table:table-cell office:value-type="float" office:value="15082" calcext:value-type="float">
            <text:p>15082</text:p>
          </table:table-cell>
          <table:table-cell office:value-type="float" office:value="14697.4" calcext:value-type="float">
            <text:p>14697.4</text:p>
          </table:table-cell>
          <table:table-cell office:value-type="float" office:value="14604.3" calcext:value-type="float">
            <text:p>14604.3</text:p>
          </table:table-cell>
          <table:table-cell table:number-columns-repeated="2" office:value-type="float" office:value="14433.3" calcext:value-type="float">
            <text:p>14433.3</text:p>
          </table:table-cell>
          <table:table-cell office:value-type="float" office:value="14374.4" calcext:value-type="float">
            <text:p>14374.4</text:p>
          </table:table-cell>
          <table:table-cell office:value-type="float" office:value="14291.5" calcext:value-type="float">
            <text:p>14291.5</text:p>
          </table:table-cell>
          <table:table-cell office:value-type="float" office:value="14157.5" calcext:value-type="float">
            <text:p>14157.5</text:p>
          </table:table-cell>
          <table:table-cell office:value-type="float" office:value="14124.3" calcext:value-type="float">
            <text:p>14124.3</text:p>
          </table:table-cell>
          <table:table-cell office:value-type="float" office:value="13808.3" calcext:value-type="float">
            <text:p>13808.3</text:p>
          </table:table-cell>
          <table:table-cell table:number-columns-repeated="3" office:value-type="float" office:value="13710.8" calcext:value-type="float">
            <text:p>13710.8</text:p>
          </table:table-cell>
          <table:table-cell table:number-columns-repeated="2" office:value-type="float" office:value="13594.6" calcext:value-type="float">
            <text:p>13594.6</text:p>
          </table:table-cell>
          <table:table-cell office:value-type="float" office:value="13455.3" calcext:value-type="float">
            <text:p>13455.3</text:p>
          </table:table-cell>
          <table:table-cell office:value-type="float" office:value="13411.7" calcext:value-type="float">
            <text:p>13411.7</text:p>
          </table:table-cell>
          <table:table-cell table:number-columns-repeated="2" office:value-type="float" office:value="13368.9" calcext:value-type="float">
            <text:p>13368.9</text:p>
          </table:table-cell>
          <table:table-cell table:number-columns-repeated="2" office:value-type="float" office:value="13357.4" calcext:value-type="float">
            <text:p>13357.4</text:p>
          </table:table-cell>
          <table:table-cell office:value-type="float" office:value="13351.6" calcext:value-type="float">
            <text:p>13351.6</text:p>
          </table:table-cell>
          <table:table-cell office:value-type="float" office:value="13347.9" calcext:value-type="float">
            <text:p>13347.9</text:p>
          </table:table-cell>
          <table:table-cell office:value-type="float" office:value="13316.8" calcext:value-type="float">
            <text:p>13316.8</text:p>
          </table:table-cell>
          <table:table-cell table:number-columns-repeated="2" office:value-type="float" office:value="13254.7" calcext:value-type="float">
            <text:p>13254.7</text:p>
          </table:table-cell>
          <table:table-cell table:number-columns-repeated="3" office:value-type="float" office:value="13240.5" calcext:value-type="float">
            <text:p>13240.5</text:p>
          </table:table-cell>
          <table:table-cell table:number-columns-repeated="5" office:value-type="float" office:value="13101.8" calcext:value-type="float">
            <text:p>13101.8</text:p>
          </table:table-cell>
          <table:table-cell table:number-columns-repeated="4" office:value-type="float" office:value="12776" calcext:value-type="float">
            <text:p>12776</text:p>
          </table:table-cell>
          <table:table-cell table:number-columns-repeated="5" office:value-type="float" office:value="12646.7" calcext:value-type="float">
            <text:p>12646.7</text:p>
          </table:table-cell>
          <table:table-cell table:number-columns-repeated="13" office:value-type="float" office:value="12593.6" calcext:value-type="float">
            <text:p>12593.6</text:p>
          </table:table-cell>
          <table:table-cell table:number-columns-repeated="14" office:value-type="float" office:value="12425.5" calcext:value-type="float">
            <text:p>12425.5</text:p>
          </table:table-cell>
          <table:table-cell table:number-columns-repeated="8" office:value-type="float" office:value="12302.8" calcext:value-type="float">
            <text:p>12302.8</text:p>
          </table:table-cell>
          <table:table-cell office:value-type="float" office:value="12237.7" calcext:value-type="float">
            <text:p>12237.7</text:p>
          </table:table-cell>
          <table:table-cell table:number-columns-repeated="2" office:value-type="float" office:value="12231.2" calcext:value-type="float">
            <text:p>12231.2</text:p>
          </table:table-cell>
          <table:table-cell office:value-type="float" office:value="12161.3" calcext:value-type="float">
            <text:p>12161.3</text:p>
          </table:table-cell>
          <table:table-cell table:number-columns-repeated="14" office:value-type="float" office:value="11770.8" calcext:value-type="float">
            <text:p>11770.8</text:p>
          </table:table-cell>
          <table:table-cell table:number-columns-repeated="16" office:value-type="float" office:value="11770.3" calcext:value-type="float">
            <text:p>11770.3</text:p>
          </table:table-cell>
          <table:table-cell table:number-columns-repeated="41"/>
        </table:table-row>
        <table:table-row table:style-name="ro1">
          <table:table-cell office:value-type="float" office:value="29011.4" calcext:value-type="float">
            <text:p>29011.4</text:p>
          </table:table-cell>
          <table:table-cell office:value-type="float" office:value="28753.4" calcext:value-type="float">
            <text:p>28753.4</text:p>
          </table:table-cell>
          <table:table-cell office:value-type="float" office:value="28311.2" calcext:value-type="float">
            <text:p>28311.2</text:p>
          </table:table-cell>
          <table:table-cell office:value-type="float" office:value="28209.5" calcext:value-type="float">
            <text:p>28209.5</text:p>
          </table:table-cell>
          <table:table-cell office:value-type="float" office:value="27961.9" calcext:value-type="float">
            <text:p>27961.9</text:p>
          </table:table-cell>
          <table:table-cell office:value-type="float" office:value="28079" calcext:value-type="float">
            <text:p>28079</text:p>
          </table:table-cell>
          <table:table-cell office:value-type="float" office:value="27555.6" calcext:value-type="float">
            <text:p>27555.6</text:p>
          </table:table-cell>
          <table:table-cell office:value-type="float" office:value="27508.4" calcext:value-type="float">
            <text:p>27508.4</text:p>
          </table:table-cell>
          <table:table-cell office:value-type="float" office:value="27378.2" calcext:value-type="float">
            <text:p>27378.2</text:p>
          </table:table-cell>
          <table:table-cell office:value-type="float" office:value="27121.4" calcext:value-type="float">
            <text:p>27121.4</text:p>
          </table:table-cell>
          <table:table-cell office:value-type="float" office:value="27236" calcext:value-type="float">
            <text:p>27236</text:p>
          </table:table-cell>
          <table:table-cell office:value-type="float" office:value="26646.1" calcext:value-type="float">
            <text:p>26646.1</text:p>
          </table:table-cell>
          <table:table-cell office:value-type="float" office:value="26104.2" calcext:value-type="float">
            <text:p>26104.2</text:p>
          </table:table-cell>
          <table:table-cell office:value-type="float" office:value="26056.6" calcext:value-type="float">
            <text:p>26056.6</text:p>
          </table:table-cell>
          <table:table-cell office:value-type="float" office:value="25520.4" calcext:value-type="float">
            <text:p>25520.4</text:p>
          </table:table-cell>
          <table:table-cell office:value-type="float" office:value="25147.6" calcext:value-type="float">
            <text:p>25147.6</text:p>
          </table:table-cell>
          <table:table-cell office:value-type="float" office:value="24732.1" calcext:value-type="float">
            <text:p>24732.1</text:p>
          </table:table-cell>
          <table:table-cell office:value-type="float" office:value="24354" calcext:value-type="float">
            <text:p>24354</text:p>
          </table:table-cell>
          <table:table-cell office:value-type="float" office:value="23579.6" calcext:value-type="float">
            <text:p>23579.6</text:p>
          </table:table-cell>
          <table:table-cell office:value-type="float" office:value="23399" calcext:value-type="float">
            <text:p>23399</text:p>
          </table:table-cell>
          <table:table-cell office:value-type="float" office:value="23410.9" calcext:value-type="float">
            <text:p>23410.9</text:p>
          </table:table-cell>
          <table:table-cell office:value-type="float" office:value="22702.5" calcext:value-type="float">
            <text:p>22702.5</text:p>
          </table:table-cell>
          <table:table-cell office:value-type="float" office:value="22171.9" calcext:value-type="float">
            <text:p>22171.9</text:p>
          </table:table-cell>
          <table:table-cell office:value-type="float" office:value="21969.7" calcext:value-type="float">
            <text:p>21969.7</text:p>
          </table:table-cell>
          <table:table-cell office:value-type="float" office:value="21956" calcext:value-type="float">
            <text:p>21956</text:p>
          </table:table-cell>
          <table:table-cell office:value-type="float" office:value="22006.1" calcext:value-type="float">
            <text:p>22006.1</text:p>
          </table:table-cell>
          <table:table-cell office:value-type="float" office:value="21538.6" calcext:value-type="float">
            <text:p>21538.6</text:p>
          </table:table-cell>
          <table:table-cell office:value-type="float" office:value="21329.5" calcext:value-type="float">
            <text:p>21329.5</text:p>
          </table:table-cell>
          <table:table-cell office:value-type="float" office:value="20775.1" calcext:value-type="float">
            <text:p>20775.1</text:p>
          </table:table-cell>
          <table:table-cell office:value-type="float" office:value="20175.8" calcext:value-type="float">
            <text:p>20175.8</text:p>
          </table:table-cell>
          <table:table-cell office:value-type="float" office:value="19587.4" calcext:value-type="float">
            <text:p>19587.4</text:p>
          </table:table-cell>
          <table:table-cell office:value-type="float" office:value="18667.5" calcext:value-type="float">
            <text:p>18667.5</text:p>
          </table:table-cell>
          <table:table-cell office:value-type="float" office:value="18256.9" calcext:value-type="float">
            <text:p>18256.9</text:p>
          </table:table-cell>
          <table:table-cell office:value-type="float" office:value="18513.2" calcext:value-type="float">
            <text:p>18513.2</text:p>
          </table:table-cell>
          <table:table-cell office:value-type="float" office:value="18006.1" calcext:value-type="float">
            <text:p>18006.1</text:p>
          </table:table-cell>
          <table:table-cell office:value-type="float" office:value="17392" calcext:value-type="float">
            <text:p>17392</text:p>
          </table:table-cell>
          <table:table-cell office:value-type="float" office:value="16859.9" calcext:value-type="float">
            <text:p>16859.9</text:p>
          </table:table-cell>
          <table:table-cell office:value-type="float" office:value="16439.3" calcext:value-type="float">
            <text:p>16439.3</text:p>
          </table:table-cell>
          <table:table-cell office:value-type="float" office:value="16206" calcext:value-type="float">
            <text:p>16206</text:p>
          </table:table-cell>
          <table:table-cell office:value-type="float" office:value="15784.4" calcext:value-type="float">
            <text:p>15784.4</text:p>
          </table:table-cell>
          <table:table-cell office:value-type="float" office:value="15758.1" calcext:value-type="float">
            <text:p>15758.1</text:p>
          </table:table-cell>
          <table:table-cell office:value-type="float" office:value="15527.4" calcext:value-type="float">
            <text:p>15527.4</text:p>
          </table:table-cell>
          <table:table-cell office:value-type="float" office:value="15351" calcext:value-type="float">
            <text:p>15351</text:p>
          </table:table-cell>
          <table:table-cell office:value-type="float" office:value="15370.9" calcext:value-type="float">
            <text:p>15370.9</text:p>
          </table:table-cell>
          <table:table-cell office:value-type="float" office:value="15427.5" calcext:value-type="float">
            <text:p>15427.5</text:p>
          </table:table-cell>
          <table:table-cell office:value-type="float" office:value="15234.6" calcext:value-type="float">
            <text:p>15234.6</text:p>
          </table:table-cell>
          <table:table-cell office:value-type="float" office:value="15204.6" calcext:value-type="float">
            <text:p>15204.6</text:p>
          </table:table-cell>
          <table:table-cell office:value-type="float" office:value="15127.4" calcext:value-type="float">
            <text:p>15127.4</text:p>
          </table:table-cell>
          <table:table-cell office:value-type="float" office:value="15098.5" calcext:value-type="float">
            <text:p>15098.5</text:p>
          </table:table-cell>
          <table:table-cell office:value-type="float" office:value="15367.3" calcext:value-type="float">
            <text:p>15367.3</text:p>
          </table:table-cell>
          <table:table-cell office:value-type="float" office:value="14881" calcext:value-type="float">
            <text:p>14881</text:p>
          </table:table-cell>
          <table:table-cell office:value-type="float" office:value="14667.3" calcext:value-type="float">
            <text:p>14667.3</text:p>
          </table:table-cell>
          <table:table-cell office:value-type="float" office:value="14560.7" calcext:value-type="float">
            <text:p>14560.7</text:p>
          </table:table-cell>
          <table:table-cell office:value-type="float" office:value="14393.6" calcext:value-type="float">
            <text:p>14393.6</text:p>
          </table:table-cell>
          <table:table-cell office:value-type="float" office:value="14293" calcext:value-type="float">
            <text:p>14293</text:p>
          </table:table-cell>
          <table:table-cell office:value-type="float" office:value="14553.7" calcext:value-type="float">
            <text:p>14553.7</text:p>
          </table:table-cell>
          <table:table-cell office:value-type="float" office:value="14078.8" calcext:value-type="float">
            <text:p>14078.8</text:p>
          </table:table-cell>
          <table:table-cell office:value-type="float" office:value="14889.7" calcext:value-type="float">
            <text:p>14889.7</text:p>
          </table:table-cell>
          <table:table-cell office:value-type="float" office:value="14396.4" calcext:value-type="float">
            <text:p>14396.4</text:p>
          </table:table-cell>
          <table:table-cell office:value-type="float" office:value="13867.3" calcext:value-type="float">
            <text:p>13867.3</text:p>
          </table:table-cell>
          <table:table-cell office:value-type="float" office:value="13796.6" calcext:value-type="float">
            <text:p>13796.6</text:p>
          </table:table-cell>
          <table:table-cell office:value-type="float" office:value="13771.4" calcext:value-type="float">
            <text:p>13771.4</text:p>
          </table:table-cell>
          <table:table-cell office:value-type="float" office:value="13728.8" calcext:value-type="float">
            <text:p>13728.8</text:p>
          </table:table-cell>
          <table:table-cell office:value-type="float" office:value="13787.2" calcext:value-type="float">
            <text:p>13787.2</text:p>
          </table:table-cell>
          <table:table-cell office:value-type="float" office:value="13901.9" calcext:value-type="float">
            <text:p>13901.9</text:p>
          </table:table-cell>
          <table:table-cell office:value-type="float" office:value="13939.5" calcext:value-type="float">
            <text:p>13939.5</text:p>
          </table:table-cell>
          <table:table-cell office:value-type="float" office:value="13657.3" calcext:value-type="float">
            <text:p>13657.3</text:p>
          </table:table-cell>
          <table:table-cell office:value-type="float" office:value="13690.1" calcext:value-type="float">
            <text:p>13690.1</text:p>
          </table:table-cell>
          <table:table-cell office:value-type="float" office:value="13609.4" calcext:value-type="float">
            <text:p>13609.4</text:p>
          </table:table-cell>
          <table:table-cell office:value-type="float" office:value="13675.1" calcext:value-type="float">
            <text:p>13675.1</text:p>
          </table:table-cell>
          <table:table-cell office:value-type="float" office:value="13837.7" calcext:value-type="float">
            <text:p>13837.7</text:p>
          </table:table-cell>
          <table:table-cell office:value-type="float" office:value="13729.7" calcext:value-type="float">
            <text:p>13729.7</text:p>
          </table:table-cell>
          <table:table-cell office:value-type="float" office:value="13832.2" calcext:value-type="float">
            <text:p>13832.2</text:p>
          </table:table-cell>
          <table:table-cell office:value-type="float" office:value="13965.6" calcext:value-type="float">
            <text:p>13965.6</text:p>
          </table:table-cell>
          <table:table-cell office:value-type="float" office:value="14304.5" calcext:value-type="float">
            <text:p>14304.5</text:p>
          </table:table-cell>
          <table:table-cell office:value-type="float" office:value="14180.4" calcext:value-type="float">
            <text:p>14180.4</text:p>
          </table:table-cell>
          <table:table-cell office:value-type="float" office:value="13737.2" calcext:value-type="float">
            <text:p>13737.2</text:p>
          </table:table-cell>
          <table:table-cell office:value-type="float" office:value="13279.7" calcext:value-type="float">
            <text:p>13279.7</text:p>
          </table:table-cell>
          <table:table-cell office:value-type="float" office:value="13384" calcext:value-type="float">
            <text:p>13384</text:p>
          </table:table-cell>
          <table:table-cell office:value-type="float" office:value="13700.3" calcext:value-type="float">
            <text:p>13700.3</text:p>
          </table:table-cell>
          <table:table-cell office:value-type="float" office:value="13367" calcext:value-type="float">
            <text:p>13367</text:p>
          </table:table-cell>
          <table:table-cell office:value-type="float" office:value="14094" calcext:value-type="float">
            <text:p>14094</text:p>
          </table:table-cell>
          <table:table-cell office:value-type="float" office:value="13542" calcext:value-type="float">
            <text:p>13542</text:p>
          </table:table-cell>
          <table:table-cell office:value-type="float" office:value="13525.9" calcext:value-type="float">
            <text:p>13525.9</text:p>
          </table:table-cell>
          <table:table-cell office:value-type="float" office:value="13734.1" calcext:value-type="float">
            <text:p>13734.1</text:p>
          </table:table-cell>
          <table:table-cell office:value-type="float" office:value="13621.4" calcext:value-type="float">
            <text:p>13621.4</text:p>
          </table:table-cell>
          <table:table-cell office:value-type="float" office:value="13328.6" calcext:value-type="float">
            <text:p>13328.6</text:p>
          </table:table-cell>
          <table:table-cell office:value-type="float" office:value="13903.3" calcext:value-type="float">
            <text:p>13903.3</text:p>
          </table:table-cell>
          <table:table-cell office:value-type="float" office:value="13373.5" calcext:value-type="float">
            <text:p>13373.5</text:p>
          </table:table-cell>
          <table:table-cell office:value-type="float" office:value="13907.9" calcext:value-type="float">
            <text:p>13907.9</text:p>
          </table:table-cell>
          <table:table-cell office:value-type="float" office:value="13548.1" calcext:value-type="float">
            <text:p>13548.1</text:p>
          </table:table-cell>
          <table:table-cell office:value-type="float" office:value="13424.3" calcext:value-type="float">
            <text:p>13424.3</text:p>
          </table:table-cell>
          <table:table-cell office:value-type="float" office:value="13457.7" calcext:value-type="float">
            <text:p>13457.7</text:p>
          </table:table-cell>
          <table:table-cell office:value-type="float" office:value="13529.5" calcext:value-type="float">
            <text:p>13529.5</text:p>
          </table:table-cell>
          <table:table-cell office:value-type="float" office:value="13450" calcext:value-type="float">
            <text:p>13450</text:p>
          </table:table-cell>
          <table:table-cell office:value-type="float" office:value="13045.7" calcext:value-type="float">
            <text:p>13045.7</text:p>
          </table:table-cell>
          <table:table-cell office:value-type="float" office:value="13465.9" calcext:value-type="float">
            <text:p>13465.9</text:p>
          </table:table-cell>
          <table:table-cell office:value-type="float" office:value="13725.2" calcext:value-type="float">
            <text:p>13725.2</text:p>
          </table:table-cell>
          <table:table-cell office:value-type="float" office:value="13539.2" calcext:value-type="float">
            <text:p>13539.2</text:p>
          </table:table-cell>
          <table:table-cell office:value-type="float" office:value="13435.6" calcext:value-type="float">
            <text:p>13435.6</text:p>
          </table:table-cell>
          <table:table-cell office:value-type="float" office:value="13169.5" calcext:value-type="float">
            <text:p>13169.5</text:p>
          </table:table-cell>
          <table:table-cell office:value-type="float" office:value="13117.6" calcext:value-type="float">
            <text:p>13117.6</text:p>
          </table:table-cell>
          <table:table-cell office:value-type="float" office:value="13515.4" calcext:value-type="float">
            <text:p>13515.4</text:p>
          </table:table-cell>
          <table:table-cell office:value-type="float" office:value="13219.2" calcext:value-type="float">
            <text:p>13219.2</text:p>
          </table:table-cell>
          <table:table-cell office:value-type="float" office:value="13236.2" calcext:value-type="float">
            <text:p>13236.2</text:p>
          </table:table-cell>
          <table:table-cell office:value-type="float" office:value="13260.9" calcext:value-type="float">
            <text:p>13260.9</text:p>
          </table:table-cell>
          <table:table-cell office:value-type="float" office:value="13385.6" calcext:value-type="float">
            <text:p>13385.6</text:p>
          </table:table-cell>
          <table:table-cell office:value-type="float" office:value="13539.4" calcext:value-type="float">
            <text:p>13539.4</text:p>
          </table:table-cell>
          <table:table-cell office:value-type="float" office:value="14296.5" calcext:value-type="float">
            <text:p>14296.5</text:p>
          </table:table-cell>
          <table:table-cell office:value-type="float" office:value="13801.8" calcext:value-type="float">
            <text:p>13801.8</text:p>
          </table:table-cell>
          <table:table-cell office:value-type="float" office:value="13110.4" calcext:value-type="float">
            <text:p>13110.4</text:p>
          </table:table-cell>
          <table:table-cell office:value-type="float" office:value="13111.4" calcext:value-type="float">
            <text:p>13111.4</text:p>
          </table:table-cell>
          <table:table-cell office:value-type="float" office:value="13274.1" calcext:value-type="float">
            <text:p>13274.1</text:p>
          </table:table-cell>
          <table:table-cell office:value-type="float" office:value="13277.2" calcext:value-type="float">
            <text:p>13277.2</text:p>
          </table:table-cell>
          <table:table-cell office:value-type="float" office:value="12884.8" calcext:value-type="float">
            <text:p>12884.8</text:p>
          </table:table-cell>
          <table:table-cell office:value-type="float" office:value="13082.4" calcext:value-type="float">
            <text:p>13082.4</text:p>
          </table:table-cell>
          <table:table-cell office:value-type="float" office:value="13754.5" calcext:value-type="float">
            <text:p>13754.5</text:p>
          </table:table-cell>
          <table:table-cell office:value-type="float" office:value="12745.8" calcext:value-type="float">
            <text:p>12745.8</text:p>
          </table:table-cell>
          <table:table-cell office:value-type="float" office:value="12609.6" calcext:value-type="float">
            <text:p>12609.6</text:p>
          </table:table-cell>
          <table:table-cell office:value-type="float" office:value="12491.6" calcext:value-type="float">
            <text:p>12491.6</text:p>
          </table:table-cell>
          <table:table-cell office:value-type="float" office:value="12666.6" calcext:value-type="float">
            <text:p>12666.6</text:p>
          </table:table-cell>
          <table:table-cell office:value-type="float" office:value="12722.6" calcext:value-type="float">
            <text:p>12722.6</text:p>
          </table:table-cell>
          <table:table-cell office:value-type="float" office:value="12748" calcext:value-type="float">
            <text:p>12748</text:p>
          </table:table-cell>
          <table:table-cell office:value-type="float" office:value="12906.3" calcext:value-type="float">
            <text:p>12906.3</text:p>
          </table:table-cell>
          <table:table-cell office:value-type="float" office:value="12520.6" calcext:value-type="float">
            <text:p>12520.6</text:p>
          </table:table-cell>
          <table:table-cell office:value-type="float" office:value="12756.2" calcext:value-type="float">
            <text:p>12756.2</text:p>
          </table:table-cell>
          <table:table-cell office:value-type="float" office:value="12736.8" calcext:value-type="float">
            <text:p>12736.8</text:p>
          </table:table-cell>
          <table:table-cell office:value-type="float" office:value="13440.2" calcext:value-type="float">
            <text:p>13440.2</text:p>
          </table:table-cell>
          <table:table-cell office:value-type="float" office:value="13408.1" calcext:value-type="float">
            <text:p>13408.1</text:p>
          </table:table-cell>
          <table:table-cell office:value-type="float" office:value="13024.3" calcext:value-type="float">
            <text:p>13024.3</text:p>
          </table:table-cell>
          <table:table-cell office:value-type="float" office:value="12896.8" calcext:value-type="float">
            <text:p>12896.8</text:p>
          </table:table-cell>
          <table:table-cell office:value-type="float" office:value="13095.3" calcext:value-type="float">
            <text:p>13095.3</text:p>
          </table:table-cell>
          <table:table-cell office:value-type="float" office:value="12745.2" calcext:value-type="float">
            <text:p>12745.2</text:p>
          </table:table-cell>
          <table:table-cell office:value-type="float" office:value="13014.3" calcext:value-type="float">
            <text:p>13014.3</text:p>
          </table:table-cell>
          <table:table-cell office:value-type="float" office:value="12968.8" calcext:value-type="float">
            <text:p>12968.8</text:p>
          </table:table-cell>
          <table:table-cell office:value-type="float" office:value="13229.8" calcext:value-type="float">
            <text:p>13229.8</text:p>
          </table:table-cell>
          <table:table-cell office:value-type="float" office:value="12836.7" calcext:value-type="float">
            <text:p>12836.7</text:p>
          </table:table-cell>
          <table:table-cell office:value-type="float" office:value="13491.7" calcext:value-type="float">
            <text:p>13491.7</text:p>
          </table:table-cell>
          <table:table-cell office:value-type="float" office:value="12832" calcext:value-type="float">
            <text:p>12832</text:p>
          </table:table-cell>
          <table:table-cell office:value-type="float" office:value="12943.4" calcext:value-type="float">
            <text:p>12943.4</text:p>
          </table:table-cell>
          <table:table-cell office:value-type="float" office:value="13278.8" calcext:value-type="float">
            <text:p>13278.8</text:p>
          </table:table-cell>
          <table:table-cell office:value-type="float" office:value="13592.9" calcext:value-type="float">
            <text:p>13592.9</text:p>
          </table:table-cell>
          <table:table-cell office:value-type="float" office:value="12786.7" calcext:value-type="float">
            <text:p>12786.7</text:p>
          </table:table-cell>
          <table:table-cell office:value-type="float" office:value="12985.6" calcext:value-type="float">
            <text:p>12985.6</text:p>
          </table:table-cell>
          <table:table-cell office:value-type="float" office:value="13120.8" calcext:value-type="float">
            <text:p>13120.8</text:p>
          </table:table-cell>
          <table:table-cell office:value-type="float" office:value="12718.3" calcext:value-type="float">
            <text:p>12718.3</text:p>
          </table:table-cell>
          <table:table-cell office:value-type="float" office:value="13069.1" calcext:value-type="float">
            <text:p>13069.1</text:p>
          </table:table-cell>
          <table:table-cell office:value-type="float" office:value="13413.3" calcext:value-type="float">
            <text:p>13413.3</text:p>
          </table:table-cell>
          <table:table-cell office:value-type="float" office:value="12841.6" calcext:value-type="float">
            <text:p>12841.6</text:p>
          </table:table-cell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00-00-00</text:date>, <text:time style:data-style-name="N2" text:time-value="11:51:59.4875362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6T11:54:03.740994092</dc:date>
    <dc:creator>Eric </dc:creator>
    <meta:generator>LibreOffice/4.2.7.2$Linux_X86_64 LibreOffice_project/420m0$Build-2</meta:generator>
    <meta:editing-duration>P0D</meta:editing-duration>
    <meta:editing-cycles>2</meta:editing-cycles>
    <meta:document-statistic meta:table-count="1" meta:cell-count="137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725cm" svg:height="10.783cm" xlink:href=".." xlink:type="simple" chart:class="chart:line" chart:style-name="ch1">
        <chart:title svg:x="5.604cm" svg:y="0.351cm" chart:style-name="ch2">
          <text:p>Elite Fitness of each Generation</text:p>
        </chart:title>
        <chart:subtitle svg:x="2.032cm" svg:y="1.371cm" chart:style-name="ch3">
          <text:p>Crossover: 100%, Mutation: 10%, Population: 100, K: 5, Dynamic Mutation: Off</text:p>
        </chart:subtitle>
        <chart:legend chart:legend-position="end" svg:x="15.376cm" svg:y="4.096cm" style:legend-expansion="high" chart:style-name="ch4"/>
        <chart:plot-area chart:style-name="ch5" table:cell-range-address="Sheet1.G1:Sheet1.G1 Sheet1.A2:Sheet1.CA2 Sheet1.G5:Sheet1.G5 Sheet1.A6:Sheet1.CE6 Sheet1.G9:Sheet1.G9 Sheet1.A10:Sheet1.GH10 Sheet1.G13:Sheet1.G13 Sheet1.A14:Sheet1.FM14 Sheet1.G17:Sheet1.G17 Sheet1.A18:Sheet1.ES18" chart:data-source-has-labels="column" svg:x="1.365cm" svg:y="2.295cm" svg:width="13.657cm" svg:height="7.292cm">
          <chartooo:coordinate-region svg:x="2.542cm" svg:y="2.494cm" svg:width="12.48cm" svg:height="6.301cm"/>
          <chart:axis chart:dimension="x" chart:name="primary-x" chart:style-name="ch6">
            <chart:title svg:x="7.249cm" svg:y="9.802cm" chart:style-name="ch7">
              <text:p>Generations</text:p>
            </chart:title>
          </chart:axis>
          <chart:axis chart:dimension="y" chart:name="primary-y" chart:style-name="ch8">
            <chart:title svg:x="0.451cm" svg:y="6.514cm" chart:style-name="ch9">
              <text:p>Fitness</text:p>
            </chart:title>
            <chart:grid chart:style-name="ch10" chart:class="major"/>
          </chart:axis>
          <chart:series chart:style-name="ch11" chart:values-cell-range-address="Sheet1.A2:Sheet1.CA2" chart:label-cell-address="Sheet1.G1:Sheet1.G1" chart:class="chart:line">
            <chart:data-point chart:repeated="79"/>
          </chart:series>
          <chart:series chart:style-name="ch12" chart:values-cell-range-address="Sheet1.A6:Sheet1.CE6" chart:label-cell-address="Sheet1.G5:Sheet1.G5" chart:class="chart:line">
            <chart:data-point chart:repeated="83"/>
          </chart:series>
          <chart:series chart:style-name="ch13" chart:values-cell-range-address="Sheet1.A10:Sheet1.GH10" chart:label-cell-address="Sheet1.G9:Sheet1.G9" chart:class="chart:line">
            <chart:data-point chart:repeated="190"/>
          </chart:series>
          <chart:series chart:style-name="ch14" chart:values-cell-range-address="Sheet1.A14:Sheet1.FM14" chart:label-cell-address="Sheet1.G13:Sheet1.G13" chart:class="chart:line">
            <chart:data-point chart:repeated="169"/>
          </chart:series>
          <chart:series chart:style-name="ch15" chart:values-cell-range-address="Sheet1.A18:Sheet1.ES18" chart:label-cell-address="Sheet1.G17:Sheet1.G17" chart:class="chart:line">
            <chart:data-point chart:repeated="14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</table:table-row>
          </table:table-header-rows>
          <table:table-rows>
            <table:table-row>
              <table:table-cell office:value-type="string">
                <text:p>Run: 1</text:p>
                <draw:g>
                  <svg:desc>Sheet1.G1:Sheet1.G1</svg:desc>
                </draw:g>
              </table:table-cell>
              <table:table-cell office:value-type="float" office:value="25299.9">
                <text:p>25299.9</text:p>
                <draw:g>
                  <svg:desc>Sheet1.A2:Sheet1.CA2</svg:desc>
                </draw:g>
              </table:table-cell>
              <table:table-cell office:value-type="float" office:value="24743.8">
                <text:p>24743.8</text:p>
              </table:table-cell>
              <table:table-cell office:value-type="float" office:value="23505">
                <text:p>23505</text:p>
              </table:table-cell>
              <table:table-cell office:value-type="float" office:value="22933.3">
                <text:p>22933.3</text:p>
              </table:table-cell>
              <table:table-cell office:value-type="float" office:value="22775.4">
                <text:p>22775.4</text:p>
              </table:table-cell>
              <table:table-cell office:value-type="float" office:value="22775.4">
                <text:p>22775.4</text:p>
              </table:table-cell>
              <table:table-cell office:value-type="float" office:value="22775.4">
                <text:p>22775.4</text:p>
              </table:table-cell>
              <table:table-cell office:value-type="float" office:value="18868.7">
                <text:p>18868.7</text:p>
              </table:table-cell>
              <table:table-cell office:value-type="float" office:value="18868.7">
                <text:p>18868.7</text:p>
              </table:table-cell>
              <table:table-cell office:value-type="float" office:value="18868.7">
                <text:p>18868.7</text:p>
              </table:table-cell>
              <table:table-cell office:value-type="float" office:value="18868.7">
                <text:p>18868.7</text:p>
              </table:table-cell>
              <table:table-cell office:value-type="float" office:value="18868.7">
                <text:p>18868.7</text:p>
              </table:table-cell>
              <table:table-cell office:value-type="float" office:value="18868.7">
                <text:p>18868.7</text:p>
              </table:table-cell>
              <table:table-cell office:value-type="float" office:value="18868.7">
                <text:p>18868.7</text:p>
              </table:table-cell>
              <table:table-cell office:value-type="float" office:value="18868.7">
                <text:p>18868.7</text:p>
              </table:table-cell>
              <table:table-cell office:value-type="float" office:value="18868.7">
                <text:p>18868.7</text:p>
              </table:table-cell>
              <table:table-cell office:value-type="float" office:value="18498.2">
                <text:p>18498.2</text:p>
              </table:table-cell>
              <table:table-cell office:value-type="float" office:value="18498.2">
                <text:p>18498.2</text:p>
              </table:table-cell>
              <table:table-cell office:value-type="float" office:value="17611.7">
                <text:p>17611.7</text:p>
              </table:table-cell>
              <table:table-cell office:value-type="float" office:value="17611.7">
                <text:p>17611.7</text:p>
              </table:table-cell>
              <table:table-cell office:value-type="float" office:value="17611.7">
                <text:p>17611.7</text:p>
              </table:table-cell>
              <table:table-cell office:value-type="float" office:value="17144.6">
                <text:p>17144.6</text:p>
              </table:table-cell>
              <table:table-cell office:value-type="float" office:value="17062.2">
                <text:p>17062.2</text:p>
              </table:table-cell>
              <table:table-cell office:value-type="float" office:value="16971.9">
                <text:p>16971.9</text:p>
              </table:table-cell>
              <table:table-cell office:value-type="float" office:value="16702">
                <text:p>16702</text:p>
              </table:table-cell>
              <table:table-cell office:value-type="float" office:value="16259.8">
                <text:p>16259.8</text:p>
              </table:table-cell>
              <table:table-cell office:value-type="float" office:value="16157.7">
                <text:p>16157.7</text:p>
              </table:table-cell>
              <table:table-cell office:value-type="float" office:value="15947.6">
                <text:p>15947.6</text:p>
              </table:table-cell>
              <table:table-cell office:value-type="float" office:value="15432.7">
                <text:p>15432.7</text:p>
              </table:table-cell>
              <table:table-cell office:value-type="float" office:value="15253.8">
                <text:p>15253.8</text:p>
              </table:table-cell>
              <table:table-cell office:value-type="float" office:value="14619.6">
                <text:p>14619.6</text:p>
              </table:table-cell>
              <table:table-cell office:value-type="float" office:value="14619.6">
                <text:p>14619.6</text:p>
              </table:table-cell>
              <table:table-cell office:value-type="float" office:value="14312.6">
                <text:p>14312.6</text:p>
              </table:table-cell>
              <table:table-cell office:value-type="float" office:value="14312.6">
                <text:p>14312.6</text:p>
              </table:table-cell>
              <table:table-cell office:value-type="float" office:value="14283.9">
                <text:p>14283.9</text:p>
              </table:table-cell>
              <table:table-cell office:value-type="float" office:value="14219.2">
                <text:p>14219.2</text:p>
              </table:table-cell>
              <table:table-cell office:value-type="float" office:value="14010.2">
                <text:p>14010.2</text:p>
              </table:table-cell>
              <table:table-cell office:value-type="float" office:value="14010.2">
                <text:p>14010.2</text:p>
              </table:table-cell>
              <table:table-cell office:value-type="float" office:value="13855.6">
                <text:p>13855.6</text:p>
              </table:table-cell>
              <table:table-cell office:value-type="float" office:value="13855.6">
                <text:p>13855.6</text:p>
              </table:table-cell>
              <table:table-cell office:value-type="float" office:value="13748.2">
                <text:p>13748.2</text:p>
              </table:table-cell>
              <table:table-cell office:value-type="float" office:value="13335.8">
                <text:p>13335.8</text:p>
              </table:table-cell>
              <table:table-cell office:value-type="float" office:value="13335.8">
                <text:p>13335.8</text:p>
              </table:table-cell>
              <table:table-cell office:value-type="float" office:value="13219.4">
                <text:p>13219.4</text:p>
              </table:table-cell>
              <table:table-cell office:value-type="float" office:value="13196.5">
                <text:p>13196.5</text:p>
              </table:table-cell>
              <table:table-cell office:value-type="float" office:value="13162.3">
                <text:p>13162.3</text:p>
              </table:table-cell>
              <table:table-cell office:value-type="float" office:value="13161.6">
                <text:p>13161.6</text:p>
              </table:table-cell>
              <table:table-cell office:value-type="float" office:value="13020.4">
                <text:p>13020.4</text:p>
              </table:table-cell>
              <table:table-cell office:value-type="float" office:value="13020.4">
                <text:p>13020.4</text:p>
              </table:table-cell>
              <table:table-cell office:value-type="float" office:value="13020.4">
                <text:p>13020.4</text:p>
              </table:table-cell>
              <table:table-cell office:value-type="float" office:value="12750.3">
                <text:p>12750.3</text:p>
              </table:table-cell>
              <table:table-cell office:value-type="float" office:value="12750.3">
                <text:p>12750.3</text:p>
              </table:table-cell>
              <table:table-cell office:value-type="float" office:value="12750.3">
                <text:p>12750.3</text:p>
              </table:table-cell>
              <table:table-cell office:value-type="float" office:value="12662.8">
                <text:p>12662.8</text:p>
              </table:table-cell>
              <table:table-cell office:value-type="float" office:value="12662.8">
                <text:p>12662.8</text:p>
              </table:table-cell>
              <table:table-cell office:value-type="float" office:value="12627.9">
                <text:p>12627.9</text:p>
              </table:table-cell>
              <table:table-cell office:value-type="float" office:value="12627.9">
                <text:p>12627.9</text:p>
              </table:table-cell>
              <table:table-cell office:value-type="float" office:value="12627.9">
                <text:p>12627.9</text:p>
              </table:table-cell>
              <table:table-cell office:value-type="float" office:value="12620.7">
                <text:p>12620.7</text:p>
              </table:table-cell>
              <table:table-cell office:value-type="float" office:value="12620.7">
                <text:p>12620.7</text:p>
              </table:table-cell>
              <table:table-cell office:value-type="float" office:value="12620.7">
                <text:p>12620.7</text:p>
              </table:table-cell>
              <table:table-cell office:value-type="float" office:value="12620.7">
                <text:p>12620.7</text:p>
              </table:table-cell>
              <table:table-cell office:value-type="float" office:value="12620.7">
                <text:p>12620.7</text:p>
              </table:table-cell>
              <table:table-cell office:value-type="float" office:value="12109.6">
                <text:p>12109.6</text:p>
              </table:table-cell>
              <table:table-cell office:value-type="float" office:value="12109.6">
                <text:p>12109.6</text:p>
              </table:table-cell>
              <table:table-cell office:value-type="float" office:value="12109.6">
                <text:p>12109.6</text:p>
              </table:table-cell>
              <table:table-cell office:value-type="float" office:value="12109.6">
                <text:p>12109.6</text:p>
              </table:table-cell>
              <table:table-cell office:value-type="float" office:value="12109.6">
                <text:p>12109.6</text:p>
              </table:table-cell>
              <table:table-cell office:value-type="float" office:value="12109.6">
                <text:p>12109.6</text:p>
              </table:table-cell>
              <table:table-cell office:value-type="float" office:value="12109.6">
                <text:p>12109.6</text:p>
              </table:table-cell>
              <table:table-cell office:value-type="float" office:value="12109.6">
                <text:p>12109.6</text:p>
              </table:table-cell>
              <table:table-cell office:value-type="float" office:value="12109.6">
                <text:p>12109.6</text:p>
              </table:table-cell>
              <table:table-cell office:value-type="float" office:value="12109.6">
                <text:p>12109.6</text:p>
              </table:table-cell>
              <table:table-cell office:value-type="float" office:value="12109.6">
                <text:p>12109.6</text:p>
              </table:table-cell>
              <table:table-cell office:value-type="float" office:value="12109.6">
                <text:p>12109.6</text:p>
              </table:table-cell>
              <table:table-cell office:value-type="float" office:value="12109.6">
                <text:p>12109.6</text:p>
              </table:table-cell>
              <table:table-cell office:value-type="float" office:value="12109.6">
                <text:p>12109.6</text:p>
              </table:table-cell>
              <table:table-cell office:value-type="float" office:value="12109.6">
                <text:p>12109.6</text:p>
              </table:table-cell>
              <table:table-cell office:value-type="float" office:value="12109.6">
                <text:p>12109.6</text:p>
              </table:table-cell>
            </table:table-row>
            <table:table-row>
              <table:table-cell office:value-type="string">
                <text:p>Run: 2</text:p>
                <draw:g>
                  <svg:desc>Sheet1.G5:Sheet1.G5</svg:desc>
                </draw:g>
              </table:table-cell>
              <table:table-cell office:value-type="float" office:value="24180.1">
                <text:p>24180.1</text:p>
                <draw:g>
                  <svg:desc>Sheet1.A6:Sheet1.CE6</svg:desc>
                </draw:g>
              </table:table-cell>
              <table:table-cell office:value-type="float" office:value="23887.4">
                <text:p>23887.4</text:p>
              </table:table-cell>
              <table:table-cell office:value-type="float" office:value="23887.4">
                <text:p>23887.4</text:p>
              </table:table-cell>
              <table:table-cell office:value-type="float" office:value="23671.7">
                <text:p>23671.7</text:p>
              </table:table-cell>
              <table:table-cell office:value-type="float" office:value="23332.8">
                <text:p>23332.8</text:p>
              </table:table-cell>
              <table:table-cell office:value-type="float" office:value="22986.8">
                <text:p>22986.8</text:p>
              </table:table-cell>
              <table:table-cell office:value-type="float" office:value="22986.8">
                <text:p>22986.8</text:p>
              </table:table-cell>
              <table:table-cell office:value-type="float" office:value="22986.8">
                <text:p>22986.8</text:p>
              </table:table-cell>
              <table:table-cell office:value-type="float" office:value="21993.8">
                <text:p>21993.8</text:p>
              </table:table-cell>
              <table:table-cell office:value-type="float" office:value="21993.8">
                <text:p>21993.8</text:p>
              </table:table-cell>
              <table:table-cell office:value-type="float" office:value="21773.1">
                <text:p>21773.1</text:p>
              </table:table-cell>
              <table:table-cell office:value-type="float" office:value="20554">
                <text:p>20554</text:p>
              </table:table-cell>
              <table:table-cell office:value-type="float" office:value="20554">
                <text:p>20554</text:p>
              </table:table-cell>
              <table:table-cell office:value-type="float" office:value="19661.9">
                <text:p>19661.9</text:p>
              </table:table-cell>
              <table:table-cell office:value-type="float" office:value="19130.4">
                <text:p>19130.4</text:p>
              </table:table-cell>
              <table:table-cell office:value-type="float" office:value="19083.1">
                <text:p>19083.1</text:p>
              </table:table-cell>
              <table:table-cell office:value-type="float" office:value="19083.1">
                <text:p>19083.1</text:p>
              </table:table-cell>
              <table:table-cell office:value-type="float" office:value="18251.2">
                <text:p>18251.2</text:p>
              </table:table-cell>
              <table:table-cell office:value-type="float" office:value="17616.4">
                <text:p>17616.4</text:p>
              </table:table-cell>
              <table:table-cell office:value-type="float" office:value="17616.4">
                <text:p>17616.4</text:p>
              </table:table-cell>
              <table:table-cell office:value-type="float" office:value="16599.2">
                <text:p>16599.2</text:p>
              </table:table-cell>
              <table:table-cell office:value-type="float" office:value="16599.2">
                <text:p>16599.2</text:p>
              </table:table-cell>
              <table:table-cell office:value-type="float" office:value="16514">
                <text:p>16514</text:p>
              </table:table-cell>
              <table:table-cell office:value-type="float" office:value="15526.7">
                <text:p>15526.7</text:p>
              </table:table-cell>
              <table:table-cell office:value-type="float" office:value="15093.4">
                <text:p>15093.4</text:p>
              </table:table-cell>
              <table:table-cell office:value-type="float" office:value="14971.4">
                <text:p>14971.4</text:p>
              </table:table-cell>
              <table:table-cell office:value-type="float" office:value="14277">
                <text:p>14277</text:p>
              </table:table-cell>
              <table:table-cell office:value-type="float" office:value="14277">
                <text:p>14277</text:p>
              </table:table-cell>
              <table:table-cell office:value-type="float" office:value="14277">
                <text:p>14277</text:p>
              </table:table-cell>
              <table:table-cell office:value-type="float" office:value="13961.2">
                <text:p>13961.2</text:p>
              </table:table-cell>
              <table:table-cell office:value-type="float" office:value="13681.8">
                <text:p>13681.8</text:p>
              </table:table-cell>
              <table:table-cell office:value-type="float" office:value="13520.9">
                <text:p>13520.9</text:p>
              </table:table-cell>
              <table:table-cell office:value-type="float" office:value="13520.9">
                <text:p>13520.9</text:p>
              </table:table-cell>
              <table:table-cell office:value-type="float" office:value="13520.9">
                <text:p>13520.9</text:p>
              </table:table-cell>
              <table:table-cell office:value-type="float" office:value="13467.2">
                <text:p>13467.2</text:p>
              </table:table-cell>
              <table:table-cell office:value-type="float" office:value="13467.2">
                <text:p>13467.2</text:p>
              </table:table-cell>
              <table:table-cell office:value-type="float" office:value="13467.2">
                <text:p>13467.2</text:p>
              </table:table-cell>
              <table:table-cell office:value-type="float" office:value="13432">
                <text:p>13432</text:p>
              </table:table-cell>
              <table:table-cell office:value-type="float" office:value="12985">
                <text:p>12985</text:p>
              </table:table-cell>
              <table:table-cell office:value-type="float" office:value="12967.2">
                <text:p>12967.2</text:p>
              </table:table-cell>
              <table:table-cell office:value-type="float" office:value="12905.9">
                <text:p>12905.9</text:p>
              </table:table-cell>
              <table:table-cell office:value-type="float" office:value="12706.5">
                <text:p>12706.5</text:p>
              </table:table-cell>
              <table:table-cell office:value-type="float" office:value="12477.3">
                <text:p>12477.3</text:p>
              </table:table-cell>
              <table:table-cell office:value-type="float" office:value="12434.9">
                <text:p>12434.9</text:p>
              </table:table-cell>
              <table:table-cell office:value-type="float" office:value="12170.1">
                <text:p>12170.1</text:p>
              </table:table-cell>
              <table:table-cell office:value-type="float" office:value="12006.2">
                <text:p>12006.2</text:p>
              </table:table-cell>
              <table:table-cell office:value-type="float" office:value="12006.2">
                <text:p>12006.2</text:p>
              </table:table-cell>
              <table:table-cell office:value-type="float" office:value="11993.6">
                <text:p>11993.6</text:p>
              </table:table-cell>
              <table:table-cell office:value-type="float" office:value="11920.9">
                <text:p>11920.9</text:p>
              </table:table-cell>
              <table:table-cell office:value-type="float" office:value="11890">
                <text:p>11890</text:p>
              </table:table-cell>
              <table:table-cell office:value-type="float" office:value="11810.9">
                <text:p>11810.9</text:p>
              </table:table-cell>
              <table:table-cell office:value-type="float" office:value="11788.5">
                <text:p>11788.5</text:p>
              </table:table-cell>
              <table:table-cell office:value-type="float" office:value="11749.1">
                <text:p>11749.1</text:p>
              </table:table-cell>
              <table:table-cell office:value-type="float" office:value="11728.7">
                <text:p>11728.7</text:p>
              </table:table-cell>
              <table:table-cell office:value-type="float" office:value="11689.9">
                <text:p>11689.9</text:p>
              </table:table-cell>
              <table:table-cell office:value-type="float" office:value="11507.7">
                <text:p>11507.7</text:p>
              </table:table-cell>
              <table:table-cell office:value-type="float" office:value="11507.7">
                <text:p>11507.7</text:p>
              </table:table-cell>
              <table:table-cell office:value-type="float" office:value="11507.7">
                <text:p>11507.7</text:p>
              </table:table-cell>
              <table:table-cell office:value-type="float" office:value="11449.3">
                <text:p>11449.3</text:p>
              </table:table-cell>
              <table:table-cell office:value-type="float" office:value="11449.3">
                <text:p>11449.3</text:p>
              </table:table-cell>
              <table:table-cell office:value-type="float" office:value="11449.3">
                <text:p>11449.3</text:p>
              </table:table-cell>
              <table:table-cell office:value-type="float" office:value="11449.3">
                <text:p>11449.3</text:p>
              </table:table-cell>
              <table:table-cell office:value-type="float" office:value="11449.3">
                <text:p>11449.3</text:p>
              </table:table-cell>
              <table:table-cell office:value-type="float" office:value="11449.3">
                <text:p>11449.3</text:p>
              </table:table-cell>
              <table:table-cell office:value-type="float" office:value="11449.3">
                <text:p>11449.3</text:p>
              </table:table-cell>
              <table:table-cell office:value-type="float" office:value="11449.3">
                <text:p>11449.3</text:p>
              </table:table-cell>
              <table:table-cell office:value-type="float" office:value="11449.3">
                <text:p>11449.3</text:p>
              </table:table-cell>
              <table:table-cell office:value-type="float" office:value="11349.7">
                <text:p>11349.7</text:p>
              </table:table-cell>
              <table:table-cell office:value-type="float" office:value="11349.7">
                <text:p>11349.7</text:p>
              </table:table-cell>
              <table:table-cell office:value-type="float" office:value="11349.7">
                <text:p>11349.7</text:p>
              </table:table-cell>
              <table:table-cell office:value-type="float" office:value="11349.7">
                <text:p>11349.7</text:p>
              </table:table-cell>
              <table:table-cell office:value-type="float" office:value="11349.7">
                <text:p>11349.7</text:p>
              </table:table-cell>
              <table:table-cell office:value-type="float" office:value="11349.7">
                <text:p>11349.7</text:p>
              </table:table-cell>
              <table:table-cell office:value-type="float" office:value="11349.7">
                <text:p>11349.7</text:p>
              </table:table-cell>
              <table:table-cell office:value-type="float" office:value="11349.7">
                <text:p>11349.7</text:p>
              </table:table-cell>
              <table:table-cell office:value-type="float" office:value="11349.7">
                <text:p>11349.7</text:p>
              </table:table-cell>
              <table:table-cell office:value-type="float" office:value="11349.7">
                <text:p>11349.7</text:p>
              </table:table-cell>
              <table:table-cell office:value-type="float" office:value="11349.7">
                <text:p>11349.7</text:p>
              </table:table-cell>
              <table:table-cell office:value-type="float" office:value="11349.7">
                <text:p>11349.7</text:p>
              </table:table-cell>
              <table:table-cell office:value-type="float" office:value="11349.7">
                <text:p>11349.7</text:p>
              </table:table-cell>
              <table:table-cell office:value-type="float" office:value="11349.7">
                <text:p>11349.7</text:p>
              </table:table-cell>
              <table:table-cell office:value-type="float" office:value="11349.7">
                <text:p>11349.7</text:p>
              </table:table-cell>
              <table:table-cell office:value-type="float" office:value="11349.7">
                <text:p>11349.7</text:p>
              </table:table-cell>
            </table:table-row>
            <table:table-row>
              <table:table-cell office:value-type="string">
                <text:p>Run: 3</text:p>
                <draw:g>
                  <svg:desc>Sheet1.G9:Sheet1.G9</svg:desc>
                </draw:g>
              </table:table-cell>
              <table:table-cell office:value-type="float" office:value="25494.1">
                <text:p>25494.1</text:p>
                <draw:g>
                  <svg:desc>Sheet1.A10:Sheet1.GH10</svg:desc>
                </draw:g>
              </table:table-cell>
              <table:table-cell office:value-type="float" office:value="24864">
                <text:p>24864</text:p>
              </table:table-cell>
              <table:table-cell office:value-type="float" office:value="23329.4">
                <text:p>23329.4</text:p>
              </table:table-cell>
              <table:table-cell office:value-type="float" office:value="23329.4">
                <text:p>23329.4</text:p>
              </table:table-cell>
              <table:table-cell office:value-type="float" office:value="22061.3">
                <text:p>22061.3</text:p>
              </table:table-cell>
              <table:table-cell office:value-type="float" office:value="22061.3">
                <text:p>22061.3</text:p>
              </table:table-cell>
              <table:table-cell office:value-type="float" office:value="22061.3">
                <text:p>22061.3</text:p>
              </table:table-cell>
              <table:table-cell office:value-type="float" office:value="21327.1">
                <text:p>21327.1</text:p>
              </table:table-cell>
              <table:table-cell office:value-type="float" office:value="21327.1">
                <text:p>21327.1</text:p>
              </table:table-cell>
              <table:table-cell office:value-type="float" office:value="21226.6">
                <text:p>21226.6</text:p>
              </table:table-cell>
              <table:table-cell office:value-type="float" office:value="20773.7">
                <text:p>20773.7</text:p>
              </table:table-cell>
              <table:table-cell office:value-type="float" office:value="20773.7">
                <text:p>20773.7</text:p>
              </table:table-cell>
              <table:table-cell office:value-type="float" office:value="20773.7">
                <text:p>20773.7</text:p>
              </table:table-cell>
              <table:table-cell office:value-type="float" office:value="20773.7">
                <text:p>20773.7</text:p>
              </table:table-cell>
              <table:table-cell office:value-type="float" office:value="20773.7">
                <text:p>20773.7</text:p>
              </table:table-cell>
              <table:table-cell office:value-type="float" office:value="20355.1">
                <text:p>20355.1</text:p>
              </table:table-cell>
              <table:table-cell office:value-type="float" office:value="20092.5">
                <text:p>20092.5</text:p>
              </table:table-cell>
              <table:table-cell office:value-type="float" office:value="20092.5">
                <text:p>20092.5</text:p>
              </table:table-cell>
              <table:table-cell office:value-type="float" office:value="20092.5">
                <text:p>20092.5</text:p>
              </table:table-cell>
              <table:table-cell office:value-type="float" office:value="19256.9">
                <text:p>19256.9</text:p>
              </table:table-cell>
              <table:table-cell office:value-type="float" office:value="18893.5">
                <text:p>18893.5</text:p>
              </table:table-cell>
              <table:table-cell office:value-type="float" office:value="18608.4">
                <text:p>18608.4</text:p>
              </table:table-cell>
              <table:table-cell office:value-type="float" office:value="18023.7">
                <text:p>18023.7</text:p>
              </table:table-cell>
              <table:table-cell office:value-type="float" office:value="18023.7">
                <text:p>18023.7</text:p>
              </table:table-cell>
              <table:table-cell office:value-type="float" office:value="17610.4">
                <text:p>17610.4</text:p>
              </table:table-cell>
              <table:table-cell office:value-type="float" office:value="17610.4">
                <text:p>17610.4</text:p>
              </table:table-cell>
              <table:table-cell office:value-type="float" office:value="17082.2">
                <text:p>17082.2</text:p>
              </table:table-cell>
              <table:table-cell office:value-type="float" office:value="17082.2">
                <text:p>17082.2</text:p>
              </table:table-cell>
              <table:table-cell office:value-type="float" office:value="16844.3">
                <text:p>16844.3</text:p>
              </table:table-cell>
              <table:table-cell office:value-type="float" office:value="16844.3">
                <text:p>16844.3</text:p>
              </table:table-cell>
              <table:table-cell office:value-type="float" office:value="16197">
                <text:p>16197</text:p>
              </table:table-cell>
              <table:table-cell office:value-type="float" office:value="16197">
                <text:p>16197</text:p>
              </table:table-cell>
              <table:table-cell office:value-type="float" office:value="15554.8">
                <text:p>15554.8</text:p>
              </table:table-cell>
              <table:table-cell office:value-type="float" office:value="15554.8">
                <text:p>15554.8</text:p>
              </table:table-cell>
              <table:table-cell office:value-type="float" office:value="14726.3">
                <text:p>14726.3</text:p>
              </table:table-cell>
              <table:table-cell office:value-type="float" office:value="14034">
                <text:p>14034</text:p>
              </table:table-cell>
              <table:table-cell office:value-type="float" office:value="13708.5">
                <text:p>13708.5</text:p>
              </table:table-cell>
              <table:table-cell office:value-type="float" office:value="13708.5">
                <text:p>13708.5</text:p>
              </table:table-cell>
              <table:table-cell office:value-type="float" office:value="13381.5">
                <text:p>13381.5</text:p>
              </table:table-cell>
              <table:table-cell office:value-type="float" office:value="13037.8">
                <text:p>13037.8</text:p>
              </table:table-cell>
              <table:table-cell office:value-type="float" office:value="13001">
                <text:p>13001</text:p>
              </table:table-cell>
              <table:table-cell office:value-type="float" office:value="12922.4">
                <text:p>12922.4</text:p>
              </table:table-cell>
              <table:table-cell office:value-type="float" office:value="12727.6">
                <text:p>12727.6</text:p>
              </table:table-cell>
              <table:table-cell office:value-type="float" office:value="12678.2">
                <text:p>12678.2</text:p>
              </table:table-cell>
              <table:table-cell office:value-type="float" office:value="12573.5">
                <text:p>12573.5</text:p>
              </table:table-cell>
              <table:table-cell office:value-type="float" office:value="12573.5">
                <text:p>12573.5</text:p>
              </table:table-cell>
              <table:table-cell office:value-type="float" office:value="12573.5">
                <text:p>12573.5</text:p>
              </table:table-cell>
              <table:table-cell office:value-type="float" office:value="12573.5">
                <text:p>12573.5</text:p>
              </table:table-cell>
              <table:table-cell office:value-type="float" office:value="12524.5">
                <text:p>12524.5</text:p>
              </table:table-cell>
              <table:table-cell office:value-type="float" office:value="12524.5">
                <text:p>12524.5</text:p>
              </table:table-cell>
              <table:table-cell office:value-type="float" office:value="12492">
                <text:p>12492</text:p>
              </table:table-cell>
              <table:table-cell office:value-type="float" office:value="12340.6">
                <text:p>12340.6</text:p>
              </table:table-cell>
              <table:table-cell office:value-type="float" office:value="12340.6">
                <text:p>12340.6</text:p>
              </table:table-cell>
              <table:table-cell office:value-type="float" office:value="12340.6">
                <text:p>12340.6</text:p>
              </table:table-cell>
              <table:table-cell office:value-type="float" office:value="12340.6">
                <text:p>12340.6</text:p>
              </table:table-cell>
              <table:table-cell office:value-type="float" office:value="12340.6">
                <text:p>12340.6</text:p>
              </table:table-cell>
              <table:table-cell office:value-type="float" office:value="12340.6">
                <text:p>12340.6</text:p>
              </table:table-cell>
              <table:table-cell office:value-type="float" office:value="12340.6">
                <text:p>12340.6</text:p>
              </table:table-cell>
              <table:table-cell office:value-type="float" office:value="12340.6">
                <text:p>12340.6</text:p>
              </table:table-cell>
              <table:table-cell office:value-type="float" office:value="12279.7">
                <text:p>12279.7</text:p>
              </table:table-cell>
              <table:table-cell office:value-type="float" office:value="12279.7">
                <text:p>12279.7</text:p>
              </table:table-cell>
              <table:table-cell office:value-type="float" office:value="12279.7">
                <text:p>12279.7</text:p>
              </table:table-cell>
              <table:table-cell office:value-type="float" office:value="12279.7">
                <text:p>12279.7</text:p>
              </table:table-cell>
              <table:table-cell office:value-type="float" office:value="12279.7">
                <text:p>12279.7</text:p>
              </table:table-cell>
              <table:table-cell office:value-type="float" office:value="12279.7">
                <text:p>12279.7</text:p>
              </table:table-cell>
              <table:table-cell office:value-type="float" office:value="12279.7">
                <text:p>12279.7</text:p>
              </table:table-cell>
              <table:table-cell office:value-type="float" office:value="12279.7">
                <text:p>12279.7</text:p>
              </table:table-cell>
              <table:table-cell office:value-type="float" office:value="12279.7">
                <text:p>12279.7</text:p>
              </table:table-cell>
              <table:table-cell office:value-type="float" office:value="12276.6">
                <text:p>12276.6</text:p>
              </table:table-cell>
              <table:table-cell office:value-type="float" office:value="12147.3">
                <text:p>12147.3</text:p>
              </table:table-cell>
              <table:table-cell office:value-type="float" office:value="12147.3">
                <text:p>12147.3</text:p>
              </table:table-cell>
              <table:table-cell office:value-type="float" office:value="12147.3">
                <text:p>12147.3</text:p>
              </table:table-cell>
              <table:table-cell office:value-type="float" office:value="12147.3">
                <text:p>12147.3</text:p>
              </table:table-cell>
              <table:table-cell office:value-type="float" office:value="12147.3">
                <text:p>12147.3</text:p>
              </table:table-cell>
              <table:table-cell office:value-type="float" office:value="12147.3">
                <text:p>12147.3</text:p>
              </table:table-cell>
              <table:table-cell office:value-type="float" office:value="12147.3">
                <text:p>12147.3</text:p>
              </table:table-cell>
              <table:table-cell office:value-type="float" office:value="12147.3">
                <text:p>12147.3</text:p>
              </table:table-cell>
              <table:table-cell office:value-type="float" office:value="12147.3">
                <text:p>12147.3</text:p>
              </table:table-cell>
              <table:table-cell office:value-type="float" office:value="12147.3">
                <text:p>12147.3</text:p>
              </table:table-cell>
              <table:table-cell office:value-type="float" office:value="12147.3">
                <text:p>12147.3</text:p>
              </table:table-cell>
              <table:table-cell office:value-type="float" office:value="12119.8">
                <text:p>12119.8</text:p>
              </table:table-cell>
              <table:table-cell office:value-type="float" office:value="12097.1">
                <text:p>12097.1</text:p>
              </table:table-cell>
              <table:table-cell office:value-type="float" office:value="12097.1">
                <text:p>12097.1</text:p>
              </table:table-cell>
              <table:table-cell office:value-type="float" office:value="12097.1">
                <text:p>12097.1</text:p>
              </table:table-cell>
              <table:table-cell office:value-type="float" office:value="12097.1">
                <text:p>12097.1</text:p>
              </table:table-cell>
              <table:table-cell office:value-type="float" office:value="12097.1">
                <text:p>12097.1</text:p>
              </table:table-cell>
              <table:table-cell office:value-type="float" office:value="12097.1">
                <text:p>12097.1</text:p>
              </table:table-cell>
              <table:table-cell office:value-type="float" office:value="11988.1">
                <text:p>11988.1</text:p>
              </table:table-cell>
              <table:table-cell office:value-type="float" office:value="11988.1">
                <text:p>11988.1</text:p>
              </table:table-cell>
              <table:table-cell office:value-type="float" office:value="11988.1">
                <text:p>11988.1</text:p>
              </table:table-cell>
              <table:table-cell office:value-type="float" office:value="11988.1">
                <text:p>11988.1</text:p>
              </table:table-cell>
              <table:table-cell office:value-type="float" office:value="11806.2">
                <text:p>11806.2</text:p>
              </table:table-cell>
              <table:table-cell office:value-type="float" office:value="11806.2">
                <text:p>11806.2</text:p>
              </table:table-cell>
              <table:table-cell office:value-type="float" office:value="11806.2">
                <text:p>11806.2</text:p>
              </table:table-cell>
              <table:table-cell office:value-type="float" office:value="11806.2">
                <text:p>11806.2</text:p>
              </table:table-cell>
              <table:table-cell office:value-type="float" office:value="11806.2">
                <text:p>11806.2</text:p>
              </table:table-cell>
              <table:table-cell office:value-type="float" office:value="11806.2">
                <text:p>11806.2</text:p>
              </table:table-cell>
              <table:table-cell office:value-type="float" office:value="11800.5">
                <text:p>11800.5</text:p>
              </table:table-cell>
              <table:table-cell office:value-type="float" office:value="11800.5">
                <text:p>11800.5</text:p>
              </table:table-cell>
              <table:table-cell office:value-type="float" office:value="11800.5">
                <text:p>11800.5</text:p>
              </table:table-cell>
              <table:table-cell office:value-type="float" office:value="11800.5">
                <text:p>11800.5</text:p>
              </table:table-cell>
              <table:table-cell office:value-type="float" office:value="11752.2">
                <text:p>11752.2</text:p>
              </table:table-cell>
              <table:table-cell office:value-type="float" office:value="11752.2">
                <text:p>11752.2</text:p>
              </table:table-cell>
              <table:table-cell office:value-type="float" office:value="11752.2">
                <text:p>11752.2</text:p>
              </table:table-cell>
              <table:table-cell office:value-type="float" office:value="11752.2">
                <text:p>11752.2</text:p>
              </table:table-cell>
              <table:table-cell office:value-type="float" office:value="11537.6">
                <text:p>11537.6</text:p>
              </table:table-cell>
              <table:table-cell office:value-type="float" office:value="11537.6">
                <text:p>11537.6</text:p>
              </table:table-cell>
              <table:table-cell office:value-type="float" office:value="11537.6">
                <text:p>11537.6</text:p>
              </table:table-cell>
              <table:table-cell office:value-type="float" office:value="11537.6">
                <text:p>11537.6</text:p>
              </table:table-cell>
              <table:table-cell office:value-type="float" office:value="11537.6">
                <text:p>11537.6</text:p>
              </table:table-cell>
              <table:table-cell office:value-type="float" office:value="11537.6">
                <text:p>11537.6</text:p>
              </table:table-cell>
              <table:table-cell office:value-type="float" office:value="11536.6">
                <text:p>11536.6</text:p>
              </table:table-cell>
              <table:table-cell office:value-type="float" office:value="11352.8">
                <text:p>11352.8</text:p>
              </table:table-cell>
              <table:table-cell office:value-type="float" office:value="11352.8">
                <text:p>11352.8</text:p>
              </table:table-cell>
              <table:table-cell office:value-type="float" office:value="11295.8">
                <text:p>11295.8</text:p>
              </table:table-cell>
              <table:table-cell office:value-type="float" office:value="11295.8">
                <text:p>11295.8</text:p>
              </table:table-cell>
              <table:table-cell office:value-type="float" office:value="11295.5">
                <text:p>11295.5</text:p>
              </table:table-cell>
              <table:table-cell office:value-type="float" office:value="10970.3">
                <text:p>10970.3</text:p>
              </table:table-cell>
              <table:table-cell office:value-type="float" office:value="10908">
                <text:p>10908</text:p>
              </table:table-cell>
              <table:table-cell office:value-type="float" office:value="10857.8">
                <text:p>10857.8</text:p>
              </table:table-cell>
              <table:table-cell office:value-type="float" office:value="10857.8">
                <text:p>10857.8</text:p>
              </table:table-cell>
              <table:table-cell office:value-type="float" office:value="10857.5">
                <text:p>10857.5</text:p>
              </table:table-cell>
              <table:table-cell office:value-type="float" office:value="10857.5">
                <text:p>10857.5</text:p>
              </table:table-cell>
              <table:table-cell office:value-type="float" office:value="10832.9">
                <text:p>10832.9</text:p>
              </table:table-cell>
              <table:table-cell office:value-type="float" office:value="10829.9">
                <text:p>10829.9</text:p>
              </table:table-cell>
              <table:table-cell office:value-type="float" office:value="10829.9">
                <text:p>10829.9</text:p>
              </table:table-cell>
              <table:table-cell office:value-type="float" office:value="10829.6">
                <text:p>10829.6</text:p>
              </table:table-cell>
              <table:table-cell office:value-type="float" office:value="10829.6">
                <text:p>10829.6</text:p>
              </table:table-cell>
              <table:table-cell office:value-type="float" office:value="10829.6">
                <text:p>10829.6</text:p>
              </table:table-cell>
              <table:table-cell office:value-type="float" office:value="10829.6">
                <text:p>10829.6</text:p>
              </table:table-cell>
              <table:table-cell office:value-type="float" office:value="10818.9">
                <text:p>10818.9</text:p>
              </table:table-cell>
              <table:table-cell office:value-type="float" office:value="10818.9">
                <text:p>10818.9</text:p>
              </table:table-cell>
              <table:table-cell office:value-type="float" office:value="10818.9">
                <text:p>10818.9</text:p>
              </table:table-cell>
              <table:table-cell office:value-type="float" office:value="10818.9">
                <text:p>10818.9</text:p>
              </table:table-cell>
              <table:table-cell office:value-type="float" office:value="10818.9">
                <text:p>10818.9</text:p>
              </table:table-cell>
              <table:table-cell office:value-type="float" office:value="10818.9">
                <text:p>10818.9</text:p>
              </table:table-cell>
              <table:table-cell office:value-type="float" office:value="10818.9">
                <text:p>10818.9</text:p>
              </table:table-cell>
              <table:table-cell office:value-type="float" office:value="10818.9">
                <text:p>10818.9</text:p>
              </table:table-cell>
              <table:table-cell office:value-type="float" office:value="10818.9">
                <text:p>10818.9</text:p>
              </table:table-cell>
              <table:table-cell office:value-type="float" office:value="10818.9">
                <text:p>10818.9</text:p>
              </table:table-cell>
              <table:table-cell office:value-type="float" office:value="10818.9">
                <text:p>10818.9</text:p>
              </table:table-cell>
              <table:table-cell office:value-type="float" office:value="10818.9">
                <text:p>10818.9</text:p>
              </table:table-cell>
              <table:table-cell office:value-type="float" office:value="10805.6">
                <text:p>10805.6</text:p>
              </table:table-cell>
              <table:table-cell office:value-type="float" office:value="10805.6">
                <text:p>10805.6</text:p>
              </table:table-cell>
              <table:table-cell office:value-type="float" office:value="10805.6">
                <text:p>10805.6</text:p>
              </table:table-cell>
              <table:table-cell office:value-type="float" office:value="10805.6">
                <text:p>10805.6</text:p>
              </table:table-cell>
              <table:table-cell office:value-type="float" office:value="10805.6">
                <text:p>10805.6</text:p>
              </table:table-cell>
              <table:table-cell office:value-type="float" office:value="10805.6">
                <text:p>10805.6</text:p>
              </table:table-cell>
              <table:table-cell office:value-type="float" office:value="10805.6">
                <text:p>10805.6</text:p>
              </table:table-cell>
              <table:table-cell office:value-type="float" office:value="10805.6">
                <text:p>10805.6</text:p>
              </table:table-cell>
              <table:table-cell office:value-type="float" office:value="10765.4">
                <text:p>10765.4</text:p>
              </table:table-cell>
              <table:table-cell office:value-type="float" office:value="10744">
                <text:p>10744</text:p>
              </table:table-cell>
              <table:table-cell office:value-type="float" office:value="10744">
                <text:p>10744</text:p>
              </table:table-cell>
              <table:table-cell office:value-type="float" office:value="10693.9">
                <text:p>10693.9</text:p>
              </table:table-cell>
              <table:table-cell office:value-type="float" office:value="10619.1">
                <text:p>10619.1</text:p>
              </table:table-cell>
              <table:table-cell office:value-type="float" office:value="10619.1">
                <text:p>10619.1</text:p>
              </table:table-cell>
              <table:table-cell office:value-type="float" office:value="10619.1">
                <text:p>10619.1</text:p>
              </table:table-cell>
              <table:table-cell office:value-type="float" office:value="10619.1">
                <text:p>10619.1</text:p>
              </table:table-cell>
              <table:table-cell office:value-type="float" office:value="10619.1">
                <text:p>10619.1</text:p>
              </table:table-cell>
              <table:table-cell office:value-type="float" office:value="10619.1">
                <text:p>10619.1</text:p>
              </table:table-cell>
              <table:table-cell office:value-type="float" office:value="10619.1">
                <text:p>10619.1</text:p>
              </table:table-cell>
              <table:table-cell office:value-type="float" office:value="10619.1">
                <text:p>10619.1</text:p>
              </table:table-cell>
              <table:table-cell office:value-type="float" office:value="10619.1">
                <text:p>10619.1</text:p>
              </table:table-cell>
              <table:table-cell office:value-type="float" office:value="10619.1">
                <text:p>10619.1</text:p>
              </table:table-cell>
              <table:table-cell office:value-type="float" office:value="10618.8">
                <text:p>10618.8</text:p>
              </table:table-cell>
              <table:table-cell office:value-type="float" office:value="10594.6">
                <text:p>10594.6</text:p>
              </table:table-cell>
              <table:table-cell office:value-type="float" office:value="10594.6">
                <text:p>10594.6</text:p>
              </table:table-cell>
              <table:table-cell office:value-type="float" office:value="10594.6">
                <text:p>10594.6</text:p>
              </table:table-cell>
              <table:table-cell office:value-type="float" office:value="10594.6">
                <text:p>10594.6</text:p>
              </table:table-cell>
              <table:table-cell office:value-type="float" office:value="10594.6">
                <text:p>10594.6</text:p>
              </table:table-cell>
              <table:table-cell office:value-type="float" office:value="10594.3">
                <text:p>10594.3</text:p>
              </table:table-cell>
              <table:table-cell office:value-type="float" office:value="10594.3">
                <text:p>10594.3</text:p>
              </table:table-cell>
              <table:table-cell office:value-type="float" office:value="10577.3">
                <text:p>10577.3</text:p>
              </table:table-cell>
              <table:table-cell office:value-type="float" office:value="10577.3">
                <text:p>10577.3</text:p>
              </table:table-cell>
              <table:table-cell office:value-type="float" office:value="10514">
                <text:p>10514</text:p>
              </table:table-cell>
              <table:table-cell office:value-type="float" office:value="10514">
                <text:p>10514</text:p>
              </table:table-cell>
              <table:table-cell office:value-type="float" office:value="10514">
                <text:p>10514</text:p>
              </table:table-cell>
              <table:table-cell office:value-type="float" office:value="10514">
                <text:p>10514</text:p>
              </table:table-cell>
              <table:table-cell office:value-type="float" office:value="10514">
                <text:p>10514</text:p>
              </table:table-cell>
              <table:table-cell office:value-type="float" office:value="10514">
                <text:p>10514</text:p>
              </table:table-cell>
              <table:table-cell office:value-type="float" office:value="10514">
                <text:p>10514</text:p>
              </table:table-cell>
              <table:table-cell office:value-type="float" office:value="10514">
                <text:p>10514</text:p>
              </table:table-cell>
              <table:table-cell office:value-type="float" office:value="10514">
                <text:p>10514</text:p>
              </table:table-cell>
              <table:table-cell office:value-type="float" office:value="10514">
                <text:p>10514</text:p>
              </table:table-cell>
              <table:table-cell office:value-type="float" office:value="10514">
                <text:p>10514</text:p>
              </table:table-cell>
              <table:table-cell office:value-type="float" office:value="10514">
                <text:p>10514</text:p>
              </table:table-cell>
              <table:table-cell office:value-type="float" office:value="10514">
                <text:p>10514</text:p>
              </table:table-cell>
              <table:table-cell office:value-type="float" office:value="10514">
                <text:p>10514</text:p>
              </table:table-cell>
              <table:table-cell office:value-type="float" office:value="10514">
                <text:p>10514</text:p>
              </table:table-cell>
              <table:table-cell office:value-type="float" office:value="10514">
                <text:p>10514</text:p>
              </table:table-cell>
            </table:table-row>
            <table:table-row>
              <table:table-cell office:value-type="string">
                <text:p>Run: 4</text:p>
                <draw:g>
                  <svg:desc>Sheet1.G13:Sheet1.G13</svg:desc>
                </draw:g>
              </table:table-cell>
              <table:table-cell office:value-type="float" office:value="24928.9">
                <text:p>24928.9</text:p>
                <draw:g>
                  <svg:desc>Sheet1.A14:Sheet1.FM14</svg:desc>
                </draw:g>
              </table:table-cell>
              <table:table-cell office:value-type="float" office:value="24182.6">
                <text:p>24182.6</text:p>
              </table:table-cell>
              <table:table-cell office:value-type="float" office:value="23587.5">
                <text:p>23587.5</text:p>
              </table:table-cell>
              <table:table-cell office:value-type="float" office:value="23587.5">
                <text:p>23587.5</text:p>
              </table:table-cell>
              <table:table-cell office:value-type="float" office:value="23218.5">
                <text:p>23218.5</text:p>
              </table:table-cell>
              <table:table-cell office:value-type="float" office:value="23218.5">
                <text:p>23218.5</text:p>
              </table:table-cell>
              <table:table-cell office:value-type="float" office:value="22917.4">
                <text:p>22917.4</text:p>
              </table:table-cell>
              <table:table-cell office:value-type="float" office:value="21896.6">
                <text:p>21896.6</text:p>
              </table:table-cell>
              <table:table-cell office:value-type="float" office:value="21896.6">
                <text:p>21896.6</text:p>
              </table:table-cell>
              <table:table-cell office:value-type="float" office:value="21497.5">
                <text:p>21497.5</text:p>
              </table:table-cell>
              <table:table-cell office:value-type="float" office:value="20913.8">
                <text:p>20913.8</text:p>
              </table:table-cell>
              <table:table-cell office:value-type="float" office:value="20913.8">
                <text:p>20913.8</text:p>
              </table:table-cell>
              <table:table-cell office:value-type="float" office:value="20913.8">
                <text:p>20913.8</text:p>
              </table:table-cell>
              <table:table-cell office:value-type="float" office:value="20489.1">
                <text:p>20489.1</text:p>
              </table:table-cell>
              <table:table-cell office:value-type="float" office:value="20489.1">
                <text:p>20489.1</text:p>
              </table:table-cell>
              <table:table-cell office:value-type="float" office:value="20460.1">
                <text:p>20460.1</text:p>
              </table:table-cell>
              <table:table-cell office:value-type="float" office:value="20460.1">
                <text:p>20460.1</text:p>
              </table:table-cell>
              <table:table-cell office:value-type="float" office:value="19627.8">
                <text:p>19627.8</text:p>
              </table:table-cell>
              <table:table-cell office:value-type="float" office:value="19350.4">
                <text:p>19350.4</text:p>
              </table:table-cell>
              <table:table-cell office:value-type="float" office:value="19233.3">
                <text:p>19233.3</text:p>
              </table:table-cell>
              <table:table-cell office:value-type="float" office:value="18951.9">
                <text:p>18951.9</text:p>
              </table:table-cell>
              <table:table-cell office:value-type="float" office:value="18077.9">
                <text:p>18077.9</text:p>
              </table:table-cell>
              <table:table-cell office:value-type="float" office:value="18077.9">
                <text:p>18077.9</text:p>
              </table:table-cell>
              <table:table-cell office:value-type="float" office:value="17032.7">
                <text:p>17032.7</text:p>
              </table:table-cell>
              <table:table-cell office:value-type="float" office:value="17032.7">
                <text:p>17032.7</text:p>
              </table:table-cell>
              <table:table-cell office:value-type="float" office:value="16746.4">
                <text:p>16746.4</text:p>
              </table:table-cell>
              <table:table-cell office:value-type="float" office:value="16695.9">
                <text:p>16695.9</text:p>
              </table:table-cell>
              <table:table-cell office:value-type="float" office:value="16413.4">
                <text:p>16413.4</text:p>
              </table:table-cell>
              <table:table-cell office:value-type="float" office:value="16247.2">
                <text:p>16247.2</text:p>
              </table:table-cell>
              <table:table-cell office:value-type="float" office:value="15960.1">
                <text:p>15960.1</text:p>
              </table:table-cell>
              <table:table-cell office:value-type="float" office:value="15370.1">
                <text:p>15370.1</text:p>
              </table:table-cell>
              <table:table-cell office:value-type="float" office:value="14654.1">
                <text:p>14654.1</text:p>
              </table:table-cell>
              <table:table-cell office:value-type="float" office:value="14652.3">
                <text:p>14652.3</text:p>
              </table:table-cell>
              <table:table-cell office:value-type="float" office:value="14652.3">
                <text:p>14652.3</text:p>
              </table:table-cell>
              <table:table-cell office:value-type="float" office:value="14413.4">
                <text:p>14413.4</text:p>
              </table:table-cell>
              <table:table-cell office:value-type="float" office:value="14081.8">
                <text:p>14081.8</text:p>
              </table:table-cell>
              <table:table-cell office:value-type="float" office:value="14035">
                <text:p>14035</text:p>
              </table:table-cell>
              <table:table-cell office:value-type="float" office:value="13488.1">
                <text:p>13488.1</text:p>
              </table:table-cell>
              <table:table-cell office:value-type="float" office:value="13299.8">
                <text:p>13299.8</text:p>
              </table:table-cell>
              <table:table-cell office:value-type="float" office:value="13283.2">
                <text:p>13283.2</text:p>
              </table:table-cell>
              <table:table-cell office:value-type="float" office:value="13006">
                <text:p>13006</text:p>
              </table:table-cell>
              <table:table-cell office:value-type="float" office:value="13006">
                <text:p>13006</text:p>
              </table:table-cell>
              <table:table-cell office:value-type="float" office:value="12762">
                <text:p>12762</text:p>
              </table:table-cell>
              <table:table-cell office:value-type="float" office:value="12723.3">
                <text:p>12723.3</text:p>
              </table:table-cell>
              <table:table-cell office:value-type="float" office:value="12487.2">
                <text:p>12487.2</text:p>
              </table:table-cell>
              <table:table-cell office:value-type="float" office:value="12487.2">
                <text:p>12487.2</text:p>
              </table:table-cell>
              <table:table-cell office:value-type="float" office:value="12335.2">
                <text:p>12335.2</text:p>
              </table:table-cell>
              <table:table-cell office:value-type="float" office:value="12335.2">
                <text:p>12335.2</text:p>
              </table:table-cell>
              <table:table-cell office:value-type="float" office:value="12335.2">
                <text:p>12335.2</text:p>
              </table:table-cell>
              <table:table-cell office:value-type="float" office:value="12335.2">
                <text:p>12335.2</text:p>
              </table:table-cell>
              <table:table-cell office:value-type="float" office:value="12335.2">
                <text:p>12335.2</text:p>
              </table:table-cell>
              <table:table-cell office:value-type="float" office:value="12335.2">
                <text:p>12335.2</text:p>
              </table:table-cell>
              <table:table-cell office:value-type="float" office:value="12216.1">
                <text:p>12216.1</text:p>
              </table:table-cell>
              <table:table-cell office:value-type="float" office:value="12216.1">
                <text:p>12216.1</text:p>
              </table:table-cell>
              <table:table-cell office:value-type="float" office:value="12216.1">
                <text:p>12216.1</text:p>
              </table:table-cell>
              <table:table-cell office:value-type="float" office:value="12216.1">
                <text:p>12216.1</text:p>
              </table:table-cell>
              <table:table-cell office:value-type="float" office:value="12216.1">
                <text:p>12216.1</text:p>
              </table:table-cell>
              <table:table-cell office:value-type="float" office:value="12216.1">
                <text:p>12216.1</text:p>
              </table:table-cell>
              <table:table-cell office:value-type="float" office:value="12216.1">
                <text:p>12216.1</text:p>
              </table:table-cell>
              <table:table-cell office:value-type="float" office:value="12187.7">
                <text:p>12187.7</text:p>
              </table:table-cell>
              <table:table-cell office:value-type="float" office:value="12187.7">
                <text:p>12187.7</text:p>
              </table:table-cell>
              <table:table-cell office:value-type="float" office:value="12187.7">
                <text:p>12187.7</text:p>
              </table:table-cell>
              <table:table-cell office:value-type="float" office:value="11936">
                <text:p>11936</text:p>
              </table:table-cell>
              <table:table-cell office:value-type="float" office:value="11936">
                <text:p>11936</text:p>
              </table:table-cell>
              <table:table-cell office:value-type="float" office:value="11936">
                <text:p>11936</text:p>
              </table:table-cell>
              <table:table-cell office:value-type="float" office:value="11902.3">
                <text:p>11902.3</text:p>
              </table:table-cell>
              <table:table-cell office:value-type="float" office:value="11863.7">
                <text:p>11863.7</text:p>
              </table:table-cell>
              <table:table-cell office:value-type="float" office:value="11863.7">
                <text:p>11863.7</text:p>
              </table:table-cell>
              <table:table-cell office:value-type="float" office:value="11856.3">
                <text:p>11856.3</text:p>
              </table:table-cell>
              <table:table-cell office:value-type="float" office:value="11549.9">
                <text:p>11549.9</text:p>
              </table:table-cell>
              <table:table-cell office:value-type="float" office:value="11549.9">
                <text:p>11549.9</text:p>
              </table:table-cell>
              <table:table-cell office:value-type="float" office:value="11549.9">
                <text:p>11549.9</text:p>
              </table:table-cell>
              <table:table-cell office:value-type="float" office:value="11549.9">
                <text:p>11549.9</text:p>
              </table:table-cell>
              <table:table-cell office:value-type="float" office:value="11549.9">
                <text:p>11549.9</text:p>
              </table:table-cell>
              <table:table-cell office:value-type="float" office:value="11549.9">
                <text:p>11549.9</text:p>
              </table:table-cell>
              <table:table-cell office:value-type="float" office:value="11549.9">
                <text:p>11549.9</text:p>
              </table:table-cell>
              <table:table-cell office:value-type="float" office:value="11549.9">
                <text:p>11549.9</text:p>
              </table:table-cell>
              <table:table-cell office:value-type="float" office:value="11549.9">
                <text:p>11549.9</text:p>
              </table:table-cell>
              <table:table-cell office:value-type="float" office:value="11549.9">
                <text:p>11549.9</text:p>
              </table:table-cell>
              <table:table-cell office:value-type="float" office:value="11482.5">
                <text:p>11482.5</text:p>
              </table:table-cell>
              <table:table-cell office:value-type="float" office:value="11482.5">
                <text:p>11482.5</text:p>
              </table:table-cell>
              <table:table-cell office:value-type="float" office:value="11482.5">
                <text:p>11482.5</text:p>
              </table:table-cell>
              <table:table-cell office:value-type="float" office:value="11482.5">
                <text:p>11482.5</text:p>
              </table:table-cell>
              <table:table-cell office:value-type="float" office:value="11482.5">
                <text:p>11482.5</text:p>
              </table:table-cell>
              <table:table-cell office:value-type="float" office:value="11482.5">
                <text:p>11482.5</text:p>
              </table:table-cell>
              <table:table-cell office:value-type="float" office:value="11482.5">
                <text:p>11482.5</text:p>
              </table:table-cell>
              <table:table-cell office:value-type="float" office:value="11472.7">
                <text:p>11472.7</text:p>
              </table:table-cell>
              <table:table-cell office:value-type="float" office:value="11472.7">
                <text:p>11472.7</text:p>
              </table:table-cell>
              <table:table-cell office:value-type="float" office:value="11472.7">
                <text:p>11472.7</text:p>
              </table:table-cell>
              <table:table-cell office:value-type="float" office:value="11455">
                <text:p>11455</text:p>
              </table:table-cell>
              <table:table-cell office:value-type="float" office:value="11455">
                <text:p>11455</text:p>
              </table:table-cell>
              <table:table-cell office:value-type="float" office:value="11455">
                <text:p>11455</text:p>
              </table:table-cell>
              <table:table-cell office:value-type="float" office:value="11455">
                <text:p>11455</text:p>
              </table:table-cell>
              <table:table-cell office:value-type="float" office:value="11455">
                <text:p>11455</text:p>
              </table:table-cell>
              <table:table-cell office:value-type="float" office:value="11397.4">
                <text:p>11397.4</text:p>
              </table:table-cell>
              <table:table-cell office:value-type="float" office:value="11338.9">
                <text:p>11338.9</text:p>
              </table:table-cell>
              <table:table-cell office:value-type="float" office:value="11335.3">
                <text:p>11335.3</text:p>
              </table:table-cell>
              <table:table-cell office:value-type="float" office:value="11279.1">
                <text:p>11279.1</text:p>
              </table:table-cell>
              <table:table-cell office:value-type="float" office:value="11233.8">
                <text:p>11233.8</text:p>
              </table:table-cell>
              <table:table-cell office:value-type="float" office:value="11233.8">
                <text:p>11233.8</text:p>
              </table:table-cell>
              <table:table-cell office:value-type="float" office:value="11233.8">
                <text:p>11233.8</text:p>
              </table:table-cell>
              <table:table-cell office:value-type="float" office:value="11233.8">
                <text:p>11233.8</text:p>
              </table:table-cell>
              <table:table-cell office:value-type="float" office:value="11233.8">
                <text:p>11233.8</text:p>
              </table:table-cell>
              <table:table-cell office:value-type="float" office:value="11233.8">
                <text:p>11233.8</text:p>
              </table:table-cell>
              <table:table-cell office:value-type="float" office:value="11233.8">
                <text:p>11233.8</text:p>
              </table:table-cell>
              <table:table-cell office:value-type="float" office:value="11233.8">
                <text:p>11233.8</text:p>
              </table:table-cell>
              <table:table-cell office:value-type="float" office:value="11233.8">
                <text:p>11233.8</text:p>
              </table:table-cell>
              <table:table-cell office:value-type="float" office:value="11233.8">
                <text:p>11233.8</text:p>
              </table:table-cell>
              <table:table-cell office:value-type="float" office:value="11233.8">
                <text:p>11233.8</text:p>
              </table:table-cell>
              <table:table-cell office:value-type="float" office:value="11223.9">
                <text:p>11223.9</text:p>
              </table:table-cell>
              <table:table-cell office:value-type="float" office:value="11223.9">
                <text:p>11223.9</text:p>
              </table:table-cell>
              <table:table-cell office:value-type="float" office:value="11137.9">
                <text:p>11137.9</text:p>
              </table:table-cell>
              <table:table-cell office:value-type="float" office:value="11099.1">
                <text:p>11099.1</text:p>
              </table:table-cell>
              <table:table-cell office:value-type="float" office:value="11003.2">
                <text:p>11003.2</text:p>
              </table:table-cell>
              <table:table-cell office:value-type="float" office:value="11003.2">
                <text:p>11003.2</text:p>
              </table:table-cell>
              <table:table-cell office:value-type="float" office:value="11003.2">
                <text:p>11003.2</text:p>
              </table:table-cell>
              <table:table-cell office:value-type="float" office:value="11003.2">
                <text:p>11003.2</text:p>
              </table:table-cell>
              <table:table-cell office:value-type="float" office:value="11003.2">
                <text:p>11003.2</text:p>
              </table:table-cell>
              <table:table-cell office:value-type="float" office:value="11003.2">
                <text:p>11003.2</text:p>
              </table:table-cell>
              <table:table-cell office:value-type="float" office:value="11003.2">
                <text:p>11003.2</text:p>
              </table:table-cell>
              <table:table-cell office:value-type="float" office:value="11003.2">
                <text:p>11003.2</text:p>
              </table:table-cell>
              <table:table-cell office:value-type="float" office:value="11003.2">
                <text:p>11003.2</text:p>
              </table:table-cell>
              <table:table-cell office:value-type="float" office:value="11003.2">
                <text:p>11003.2</text:p>
              </table:table-cell>
              <table:table-cell office:value-type="float" office:value="11003.2">
                <text:p>11003.2</text:p>
              </table:table-cell>
              <table:table-cell office:value-type="float" office:value="11003.2">
                <text:p>11003.2</text:p>
              </table:table-cell>
              <table:table-cell office:value-type="float" office:value="11003.2">
                <text:p>11003.2</text:p>
              </table:table-cell>
              <table:table-cell office:value-type="float" office:value="11003.2">
                <text:p>11003.2</text:p>
              </table:table-cell>
              <table:table-cell office:value-type="float" office:value="11003.2">
                <text:p>11003.2</text:p>
              </table:table-cell>
              <table:table-cell office:value-type="float" office:value="10943.9">
                <text:p>10943.9</text:p>
              </table:table-cell>
              <table:table-cell office:value-type="float" office:value="10942">
                <text:p>10942</text:p>
              </table:table-cell>
              <table:table-cell office:value-type="float" office:value="10942">
                <text:p>10942</text:p>
              </table:table-cell>
              <table:table-cell office:value-type="float" office:value="10942">
                <text:p>10942</text:p>
              </table:table-cell>
              <table:table-cell office:value-type="float" office:value="10942">
                <text:p>10942</text:p>
              </table:table-cell>
              <table:table-cell office:value-type="float" office:value="10942">
                <text:p>10942</text:p>
              </table:table-cell>
              <table:table-cell office:value-type="float" office:value="10721">
                <text:p>10721</text:p>
              </table:table-cell>
              <table:table-cell office:value-type="float" office:value="10721">
                <text:p>10721</text:p>
              </table:table-cell>
              <table:table-cell office:value-type="float" office:value="10721">
                <text:p>10721</text:p>
              </table:table-cell>
              <table:table-cell office:value-type="float" office:value="10721">
                <text:p>10721</text:p>
              </table:table-cell>
              <table:table-cell office:value-type="float" office:value="10721">
                <text:p>10721</text:p>
              </table:table-cell>
              <table:table-cell office:value-type="float" office:value="10721">
                <text:p>10721</text:p>
              </table:table-cell>
              <table:table-cell office:value-type="float" office:value="10721">
                <text:p>10721</text:p>
              </table:table-cell>
              <table:table-cell office:value-type="float" office:value="10721">
                <text:p>10721</text:p>
              </table:table-cell>
              <table:table-cell office:value-type="float" office:value="10721">
                <text:p>10721</text:p>
              </table:table-cell>
              <table:table-cell office:value-type="float" office:value="10436.3">
                <text:p>10436.3</text:p>
              </table:table-cell>
              <table:table-cell office:value-type="float" office:value="10436.3">
                <text:p>10436.3</text:p>
              </table:table-cell>
              <table:table-cell office:value-type="float" office:value="10436.3">
                <text:p>10436.3</text:p>
              </table:table-cell>
              <table:table-cell office:value-type="float" office:value="10436.3">
                <text:p>10436.3</text:p>
              </table:table-cell>
              <table:table-cell office:value-type="float" office:value="10385.2">
                <text:p>10385.2</text:p>
              </table:table-cell>
              <table:table-cell office:value-type="float" office:value="10385.2">
                <text:p>10385.2</text:p>
              </table:table-cell>
              <table:table-cell office:value-type="float" office:value="10385.2">
                <text:p>10385.2</text:p>
              </table:table-cell>
              <table:table-cell office:value-type="float" office:value="10385.2">
                <text:p>10385.2</text:p>
              </table:table-cell>
              <table:table-cell office:value-type="float" office:value="10385.2">
                <text:p>10385.2</text:p>
              </table:table-cell>
              <table:table-cell office:value-type="float" office:value="10385.2">
                <text:p>10385.2</text:p>
              </table:table-cell>
              <table:table-cell office:value-type="float" office:value="10360.2">
                <text:p>10360.2</text:p>
              </table:table-cell>
              <table:table-cell office:value-type="float" office:value="10360.2">
                <text:p>10360.2</text:p>
              </table:table-cell>
              <table:table-cell office:value-type="float" office:value="10360.2">
                <text:p>10360.2</text:p>
              </table:table-cell>
              <table:table-cell office:value-type="float" office:value="10360.2">
                <text:p>10360.2</text:p>
              </table:table-cell>
              <table:table-cell office:value-type="float" office:value="10360.2">
                <text:p>10360.2</text:p>
              </table:table-cell>
              <table:table-cell office:value-type="float" office:value="10360.2">
                <text:p>10360.2</text:p>
              </table:table-cell>
              <table:table-cell office:value-type="float" office:value="10360.2">
                <text:p>10360.2</text:p>
              </table:table-cell>
              <table:table-cell office:value-type="float" office:value="10360.2">
                <text:p>10360.2</text:p>
              </table:table-cell>
              <table:table-cell office:value-type="float" office:value="10360.2">
                <text:p>10360.2</text:p>
              </table:table-cell>
              <table:table-cell office:value-type="float" office:value="10360.2">
                <text:p>10360.2</text:p>
              </table:table-cell>
              <table:table-cell office:value-type="float" office:value="10360.2">
                <text:p>10360.2</text:p>
              </table:table-cell>
              <table:table-cell office:value-type="float" office:value="10360.2">
                <text:p>10360.2</text:p>
              </table:table-cell>
              <table:table-cell office:value-type="float" office:value="10360.2">
                <text:p>10360.2</text:p>
              </table:table-cell>
              <table:table-cell office:value-type="float" office:value="10360.2">
                <text:p>10360.2</text:p>
              </table:table-cell>
              <table:table-cell office:value-type="float" office:value="10360.2">
                <text:p>10360.2</text:p>
              </table:table-cell>
              <table:table-cell office:value-type="float" office:value="10360.2">
                <text:p>10360.2</text:p>
              </table:table-cell>
            </table:table-row>
            <table:table-row>
              <table:table-cell office:value-type="string">
                <text:p>Run: 5</text:p>
                <draw:g>
                  <svg:desc>Sheet1.G17:Sheet1.G17</svg:desc>
                </draw:g>
              </table:table-cell>
              <table:table-cell office:value-type="float" office:value="25405.4">
                <text:p>25405.4</text:p>
                <draw:g>
                  <svg:desc>Sheet1.A18:Sheet1.ES18</svg:desc>
                </draw:g>
              </table:table-cell>
              <table:table-cell office:value-type="float" office:value="23798">
                <text:p>23798</text:p>
              </table:table-cell>
              <table:table-cell office:value-type="float" office:value="23798">
                <text:p>23798</text:p>
              </table:table-cell>
              <table:table-cell office:value-type="float" office:value="23798">
                <text:p>23798</text:p>
              </table:table-cell>
              <table:table-cell office:value-type="float" office:value="23798">
                <text:p>23798</text:p>
              </table:table-cell>
              <table:table-cell office:value-type="float" office:value="23363.5">
                <text:p>23363.5</text:p>
              </table:table-cell>
              <table:table-cell office:value-type="float" office:value="23238.8">
                <text:p>23238.8</text:p>
              </table:table-cell>
              <table:table-cell office:value-type="float" office:value="22168.3">
                <text:p>22168.3</text:p>
              </table:table-cell>
              <table:table-cell office:value-type="float" office:value="22168.3">
                <text:p>22168.3</text:p>
              </table:table-cell>
              <table:table-cell office:value-type="float" office:value="22168.3">
                <text:p>22168.3</text:p>
              </table:table-cell>
              <table:table-cell office:value-type="float" office:value="21729.5">
                <text:p>21729.5</text:p>
              </table:table-cell>
              <table:table-cell office:value-type="float" office:value="21729.5">
                <text:p>21729.5</text:p>
              </table:table-cell>
              <table:table-cell office:value-type="float" office:value="21355.3">
                <text:p>21355.3</text:p>
              </table:table-cell>
              <table:table-cell office:value-type="float" office:value="21355.3">
                <text:p>21355.3</text:p>
              </table:table-cell>
              <table:table-cell office:value-type="float" office:value="21204.5">
                <text:p>21204.5</text:p>
              </table:table-cell>
              <table:table-cell office:value-type="float" office:value="21204.5">
                <text:p>21204.5</text:p>
              </table:table-cell>
              <table:table-cell office:value-type="float" office:value="21189.3">
                <text:p>21189.3</text:p>
              </table:table-cell>
              <table:table-cell office:value-type="float" office:value="21088">
                <text:p>21088</text:p>
              </table:table-cell>
              <table:table-cell office:value-type="float" office:value="20264">
                <text:p>20264</text:p>
              </table:table-cell>
              <table:table-cell office:value-type="float" office:value="19347.5">
                <text:p>19347.5</text:p>
              </table:table-cell>
              <table:table-cell office:value-type="float" office:value="19347.5">
                <text:p>19347.5</text:p>
              </table:table-cell>
              <table:table-cell office:value-type="float" office:value="18592.7">
                <text:p>18592.7</text:p>
              </table:table-cell>
              <table:table-cell office:value-type="float" office:value="18592.7">
                <text:p>18592.7</text:p>
              </table:table-cell>
              <table:table-cell office:value-type="float" office:value="18592.7">
                <text:p>18592.7</text:p>
              </table:table-cell>
              <table:table-cell office:value-type="float" office:value="18592.7">
                <text:p>18592.7</text:p>
              </table:table-cell>
              <table:table-cell office:value-type="float" office:value="17877.1">
                <text:p>17877.1</text:p>
              </table:table-cell>
              <table:table-cell office:value-type="float" office:value="17877.1">
                <text:p>17877.1</text:p>
              </table:table-cell>
              <table:table-cell office:value-type="float" office:value="17108.2">
                <text:p>17108.2</text:p>
              </table:table-cell>
              <table:table-cell office:value-type="float" office:value="16122.5">
                <text:p>16122.5</text:p>
              </table:table-cell>
              <table:table-cell office:value-type="float" office:value="16122.5">
                <text:p>16122.5</text:p>
              </table:table-cell>
              <table:table-cell office:value-type="float" office:value="15736">
                <text:p>15736</text:p>
              </table:table-cell>
              <table:table-cell office:value-type="float" office:value="15736">
                <text:p>15736</text:p>
              </table:table-cell>
              <table:table-cell office:value-type="float" office:value="15575">
                <text:p>15575</text:p>
              </table:table-cell>
              <table:table-cell office:value-type="float" office:value="15575">
                <text:p>15575</text:p>
              </table:table-cell>
              <table:table-cell office:value-type="float" office:value="15575">
                <text:p>15575</text:p>
              </table:table-cell>
              <table:table-cell office:value-type="float" office:value="15575">
                <text:p>15575</text:p>
              </table:table-cell>
              <table:table-cell office:value-type="float" office:value="15387.3">
                <text:p>15387.3</text:p>
              </table:table-cell>
              <table:table-cell office:value-type="float" office:value="15082">
                <text:p>15082</text:p>
              </table:table-cell>
              <table:table-cell office:value-type="float" office:value="14697.4">
                <text:p>14697.4</text:p>
              </table:table-cell>
              <table:table-cell office:value-type="float" office:value="14604.3">
                <text:p>14604.3</text:p>
              </table:table-cell>
              <table:table-cell office:value-type="float" office:value="14433.3">
                <text:p>14433.3</text:p>
              </table:table-cell>
              <table:table-cell office:value-type="float" office:value="14433.3">
                <text:p>14433.3</text:p>
              </table:table-cell>
              <table:table-cell office:value-type="float" office:value="14374.4">
                <text:p>14374.4</text:p>
              </table:table-cell>
              <table:table-cell office:value-type="float" office:value="14291.5">
                <text:p>14291.5</text:p>
              </table:table-cell>
              <table:table-cell office:value-type="float" office:value="14157.5">
                <text:p>14157.5</text:p>
              </table:table-cell>
              <table:table-cell office:value-type="float" office:value="14124.3">
                <text:p>14124.3</text:p>
              </table:table-cell>
              <table:table-cell office:value-type="float" office:value="13808.3">
                <text:p>13808.3</text:p>
              </table:table-cell>
              <table:table-cell office:value-type="float" office:value="13710.8">
                <text:p>13710.8</text:p>
              </table:table-cell>
              <table:table-cell office:value-type="float" office:value="13710.8">
                <text:p>13710.8</text:p>
              </table:table-cell>
              <table:table-cell office:value-type="float" office:value="13710.8">
                <text:p>13710.8</text:p>
              </table:table-cell>
              <table:table-cell office:value-type="float" office:value="13594.6">
                <text:p>13594.6</text:p>
              </table:table-cell>
              <table:table-cell office:value-type="float" office:value="13594.6">
                <text:p>13594.6</text:p>
              </table:table-cell>
              <table:table-cell office:value-type="float" office:value="13455.3">
                <text:p>13455.3</text:p>
              </table:table-cell>
              <table:table-cell office:value-type="float" office:value="13411.7">
                <text:p>13411.7</text:p>
              </table:table-cell>
              <table:table-cell office:value-type="float" office:value="13368.9">
                <text:p>13368.9</text:p>
              </table:table-cell>
              <table:table-cell office:value-type="float" office:value="13368.9">
                <text:p>13368.9</text:p>
              </table:table-cell>
              <table:table-cell office:value-type="float" office:value="13357.4">
                <text:p>13357.4</text:p>
              </table:table-cell>
              <table:table-cell office:value-type="float" office:value="13357.4">
                <text:p>13357.4</text:p>
              </table:table-cell>
              <table:table-cell office:value-type="float" office:value="13351.6">
                <text:p>13351.6</text:p>
              </table:table-cell>
              <table:table-cell office:value-type="float" office:value="13347.9">
                <text:p>13347.9</text:p>
              </table:table-cell>
              <table:table-cell office:value-type="float" office:value="13316.8">
                <text:p>13316.8</text:p>
              </table:table-cell>
              <table:table-cell office:value-type="float" office:value="13254.7">
                <text:p>13254.7</text:p>
              </table:table-cell>
              <table:table-cell office:value-type="float" office:value="13254.7">
                <text:p>13254.7</text:p>
              </table:table-cell>
              <table:table-cell office:value-type="float" office:value="13240.5">
                <text:p>13240.5</text:p>
              </table:table-cell>
              <table:table-cell office:value-type="float" office:value="13240.5">
                <text:p>13240.5</text:p>
              </table:table-cell>
              <table:table-cell office:value-type="float" office:value="13240.5">
                <text:p>13240.5</text:p>
              </table:table-cell>
              <table:table-cell office:value-type="float" office:value="13101.8">
                <text:p>13101.8</text:p>
              </table:table-cell>
              <table:table-cell office:value-type="float" office:value="13101.8">
                <text:p>13101.8</text:p>
              </table:table-cell>
              <table:table-cell office:value-type="float" office:value="13101.8">
                <text:p>13101.8</text:p>
              </table:table-cell>
              <table:table-cell office:value-type="float" office:value="13101.8">
                <text:p>13101.8</text:p>
              </table:table-cell>
              <table:table-cell office:value-type="float" office:value="13101.8">
                <text:p>13101.8</text:p>
              </table:table-cell>
              <table:table-cell office:value-type="float" office:value="12776">
                <text:p>12776</text:p>
              </table:table-cell>
              <table:table-cell office:value-type="float" office:value="12776">
                <text:p>12776</text:p>
              </table:table-cell>
              <table:table-cell office:value-type="float" office:value="12776">
                <text:p>12776</text:p>
              </table:table-cell>
              <table:table-cell office:value-type="float" office:value="12776">
                <text:p>12776</text:p>
              </table:table-cell>
              <table:table-cell office:value-type="float" office:value="12646.7">
                <text:p>12646.7</text:p>
              </table:table-cell>
              <table:table-cell office:value-type="float" office:value="12646.7">
                <text:p>12646.7</text:p>
              </table:table-cell>
              <table:table-cell office:value-type="float" office:value="12646.7">
                <text:p>12646.7</text:p>
              </table:table-cell>
              <table:table-cell office:value-type="float" office:value="12646.7">
                <text:p>12646.7</text:p>
              </table:table-cell>
              <table:table-cell office:value-type="float" office:value="12646.7">
                <text:p>12646.7</text:p>
              </table:table-cell>
              <table:table-cell office:value-type="float" office:value="12593.6">
                <text:p>12593.6</text:p>
              </table:table-cell>
              <table:table-cell office:value-type="float" office:value="12593.6">
                <text:p>12593.6</text:p>
              </table:table-cell>
              <table:table-cell office:value-type="float" office:value="12593.6">
                <text:p>12593.6</text:p>
              </table:table-cell>
              <table:table-cell office:value-type="float" office:value="12593.6">
                <text:p>12593.6</text:p>
              </table:table-cell>
              <table:table-cell office:value-type="float" office:value="12593.6">
                <text:p>12593.6</text:p>
              </table:table-cell>
              <table:table-cell office:value-type="float" office:value="12593.6">
                <text:p>12593.6</text:p>
              </table:table-cell>
              <table:table-cell office:value-type="float" office:value="12593.6">
                <text:p>12593.6</text:p>
              </table:table-cell>
              <table:table-cell office:value-type="float" office:value="12593.6">
                <text:p>12593.6</text:p>
              </table:table-cell>
              <table:table-cell office:value-type="float" office:value="12593.6">
                <text:p>12593.6</text:p>
              </table:table-cell>
              <table:table-cell office:value-type="float" office:value="12593.6">
                <text:p>12593.6</text:p>
              </table:table-cell>
              <table:table-cell office:value-type="float" office:value="12593.6">
                <text:p>12593.6</text:p>
              </table:table-cell>
              <table:table-cell office:value-type="float" office:value="12593.6">
                <text:p>12593.6</text:p>
              </table:table-cell>
              <table:table-cell office:value-type="float" office:value="12593.6">
                <text:p>12593.6</text:p>
              </table:table-cell>
              <table:table-cell office:value-type="float" office:value="12425.5">
                <text:p>12425.5</text:p>
              </table:table-cell>
              <table:table-cell office:value-type="float" office:value="12425.5">
                <text:p>12425.5</text:p>
              </table:table-cell>
              <table:table-cell office:value-type="float" office:value="12425.5">
                <text:p>12425.5</text:p>
              </table:table-cell>
              <table:table-cell office:value-type="float" office:value="12425.5">
                <text:p>12425.5</text:p>
              </table:table-cell>
              <table:table-cell office:value-type="float" office:value="12425.5">
                <text:p>12425.5</text:p>
              </table:table-cell>
              <table:table-cell office:value-type="float" office:value="12425.5">
                <text:p>12425.5</text:p>
              </table:table-cell>
              <table:table-cell office:value-type="float" office:value="12425.5">
                <text:p>12425.5</text:p>
              </table:table-cell>
              <table:table-cell office:value-type="float" office:value="12425.5">
                <text:p>12425.5</text:p>
              </table:table-cell>
              <table:table-cell office:value-type="float" office:value="12425.5">
                <text:p>12425.5</text:p>
              </table:table-cell>
              <table:table-cell office:value-type="float" office:value="12425.5">
                <text:p>12425.5</text:p>
              </table:table-cell>
              <table:table-cell office:value-type="float" office:value="12425.5">
                <text:p>12425.5</text:p>
              </table:table-cell>
              <table:table-cell office:value-type="float" office:value="12425.5">
                <text:p>12425.5</text:p>
              </table:table-cell>
              <table:table-cell office:value-type="float" office:value="12425.5">
                <text:p>12425.5</text:p>
              </table:table-cell>
              <table:table-cell office:value-type="float" office:value="12425.5">
                <text:p>12425.5</text:p>
              </table:table-cell>
              <table:table-cell office:value-type="float" office:value="12302.8">
                <text:p>12302.8</text:p>
              </table:table-cell>
              <table:table-cell office:value-type="float" office:value="12302.8">
                <text:p>12302.8</text:p>
              </table:table-cell>
              <table:table-cell office:value-type="float" office:value="12302.8">
                <text:p>12302.8</text:p>
              </table:table-cell>
              <table:table-cell office:value-type="float" office:value="12302.8">
                <text:p>12302.8</text:p>
              </table:table-cell>
              <table:table-cell office:value-type="float" office:value="12302.8">
                <text:p>12302.8</text:p>
              </table:table-cell>
              <table:table-cell office:value-type="float" office:value="12302.8">
                <text:p>12302.8</text:p>
              </table:table-cell>
              <table:table-cell office:value-type="float" office:value="12302.8">
                <text:p>12302.8</text:p>
              </table:table-cell>
              <table:table-cell office:value-type="float" office:value="12302.8">
                <text:p>12302.8</text:p>
              </table:table-cell>
              <table:table-cell office:value-type="float" office:value="12237.7">
                <text:p>12237.7</text:p>
              </table:table-cell>
              <table:table-cell office:value-type="float" office:value="12231.2">
                <text:p>12231.2</text:p>
              </table:table-cell>
              <table:table-cell office:value-type="float" office:value="12231.2">
                <text:p>12231.2</text:p>
              </table:table-cell>
              <table:table-cell office:value-type="float" office:value="12161.3">
                <text:p>12161.3</text:p>
              </table:table-cell>
              <table:table-cell office:value-type="float" office:value="11770.8">
                <text:p>11770.8</text:p>
              </table:table-cell>
              <table:table-cell office:value-type="float" office:value="11770.8">
                <text:p>11770.8</text:p>
              </table:table-cell>
              <table:table-cell office:value-type="float" office:value="11770.8">
                <text:p>11770.8</text:p>
              </table:table-cell>
              <table:table-cell office:value-type="float" office:value="11770.8">
                <text:p>11770.8</text:p>
              </table:table-cell>
              <table:table-cell office:value-type="float" office:value="11770.8">
                <text:p>11770.8</text:p>
              </table:table-cell>
              <table:table-cell office:value-type="float" office:value="11770.8">
                <text:p>11770.8</text:p>
              </table:table-cell>
              <table:table-cell office:value-type="float" office:value="11770.8">
                <text:p>11770.8</text:p>
              </table:table-cell>
              <table:table-cell office:value-type="float" office:value="11770.8">
                <text:p>11770.8</text:p>
              </table:table-cell>
              <table:table-cell office:value-type="float" office:value="11770.8">
                <text:p>11770.8</text:p>
              </table:table-cell>
              <table:table-cell office:value-type="float" office:value="11770.8">
                <text:p>11770.8</text:p>
              </table:table-cell>
              <table:table-cell office:value-type="float" office:value="11770.8">
                <text:p>11770.8</text:p>
              </table:table-cell>
              <table:table-cell office:value-type="float" office:value="11770.8">
                <text:p>11770.8</text:p>
              </table:table-cell>
              <table:table-cell office:value-type="float" office:value="11770.8">
                <text:p>11770.8</text:p>
              </table:table-cell>
              <table:table-cell office:value-type="float" office:value="11770.8">
                <text:p>11770.8</text:p>
              </table:table-cell>
              <table:table-cell office:value-type="float" office:value="11770.3">
                <text:p>11770.3</text:p>
              </table:table-cell>
              <table:table-cell office:value-type="float" office:value="11770.3">
                <text:p>11770.3</text:p>
              </table:table-cell>
              <table:table-cell office:value-type="float" office:value="11770.3">
                <text:p>11770.3</text:p>
              </table:table-cell>
              <table:table-cell office:value-type="float" office:value="11770.3">
                <text:p>11770.3</text:p>
              </table:table-cell>
              <table:table-cell office:value-type="float" office:value="11770.3">
                <text:p>11770.3</text:p>
              </table:table-cell>
              <table:table-cell office:value-type="float" office:value="11770.3">
                <text:p>11770.3</text:p>
              </table:table-cell>
              <table:table-cell office:value-type="float" office:value="11770.3">
                <text:p>11770.3</text:p>
              </table:table-cell>
              <table:table-cell office:value-type="float" office:value="11770.3">
                <text:p>11770.3</text:p>
              </table:table-cell>
              <table:table-cell office:value-type="float" office:value="11770.3">
                <text:p>11770.3</text:p>
              </table:table-cell>
              <table:table-cell office:value-type="float" office:value="11770.3">
                <text:p>11770.3</text:p>
              </table:table-cell>
              <table:table-cell office:value-type="float" office:value="11770.3">
                <text:p>11770.3</text:p>
              </table:table-cell>
              <table:table-cell office:value-type="float" office:value="11770.3">
                <text:p>11770.3</text:p>
              </table:table-cell>
              <table:table-cell office:value-type="float" office:value="11770.3">
                <text:p>11770.3</text:p>
              </table:table-cell>
              <table:table-cell office:value-type="float" office:value="11770.3">
                <text:p>11770.3</text:p>
              </table:table-cell>
              <table:table-cell office:value-type="float" office:value="11770.3">
                <text:p>11770.3</text:p>
              </table:table-cell>
              <table:table-cell office:value-type="float" office:value="11770.3">
                <text:p>11770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712cm" svg:height="10.147cm" xlink:href=".." xlink:type="simple" chart:class="chart:line" chart:style-name="ch1">
        <chart:title svg:x="5.227cm" svg:y="0.338cm" chart:style-name="ch2">
          <text:p>Average Fitness of each Generation</text:p>
        </chart:title>
        <chart:subtitle svg:x="2.026cm" svg:y="1.345cm" chart:style-name="ch3">
          <text:p>Crossover: 100%, Mutation: 10%, Population: 100, K: 5, Dynamic Mutation: Off</text:p>
        </chart:subtitle>
        <chart:legend chart:legend-position="end" svg:x="15.363cm" svg:y="3.778cm" style:legend-expansion="high" chart:style-name="ch4"/>
        <chart:plot-area chart:style-name="ch5" table:cell-range-address="Sheet1.G1:Sheet1.G1 Sheet1.A3:Sheet1.CA3 Sheet1.G5:Sheet1.G5 Sheet1.A7:Sheet1.CE7 Sheet1.G9:Sheet1.G9 Sheet1.A11:Sheet1.GH11 Sheet1.G13:Sheet1.G13 Sheet1.A15:Sheet1.FM15 Sheet1.G17:Sheet1.G17 Sheet1.A19:Sheet1.ES19" chart:data-source-has-labels="column" svg:x="1.365cm" svg:y="2.256cm" svg:width="13.644cm" svg:height="6.708cm">
          <chartooo:coordinate-region svg:x="2.542cm" svg:y="2.455cm" svg:width="12.467cm" svg:height="5.717cm"/>
          <chart:axis chart:dimension="x" chart:name="primary-x" chart:style-name="ch6">
            <chart:title svg:x="7.243cm" svg:y="9.166cm" chart:style-name="ch7">
              <text:p>Generations</text:p>
            </chart:title>
          </chart:axis>
          <chart:axis chart:dimension="y" chart:name="primary-y" chart:style-name="ch8">
            <chart:title svg:x="0.451cm" svg:y="6.183cm" chart:style-name="ch9">
              <text:p>Fitness</text:p>
            </chart:title>
            <chart:grid chart:style-name="ch10" chart:class="major"/>
          </chart:axis>
          <chart:series chart:style-name="ch11" chart:values-cell-range-address="Sheet1.A3:Sheet1.CA3" chart:label-cell-address="Sheet1.G1:Sheet1.G1" chart:class="chart:line">
            <chart:data-point chart:repeated="79"/>
          </chart:series>
          <chart:series chart:style-name="ch12" chart:values-cell-range-address="Sheet1.A7:Sheet1.CE7" chart:label-cell-address="Sheet1.G5:Sheet1.G5" chart:class="chart:line">
            <chart:data-point chart:repeated="83"/>
          </chart:series>
          <chart:series chart:style-name="ch13" chart:values-cell-range-address="Sheet1.A11:Sheet1.GH11" chart:label-cell-address="Sheet1.G9:Sheet1.G9" chart:class="chart:line">
            <chart:data-point chart:repeated="190"/>
          </chart:series>
          <chart:series chart:style-name="ch14" chart:values-cell-range-address="Sheet1.A15:Sheet1.FM15" chart:label-cell-address="Sheet1.G13:Sheet1.G13" chart:class="chart:line">
            <chart:data-point chart:repeated="169"/>
          </chart:series>
          <chart:series chart:style-name="ch15" chart:values-cell-range-address="Sheet1.A19:Sheet1.ES19" chart:label-cell-address="Sheet1.G17:Sheet1.G17" chart:class="chart:line">
            <chart:data-point chart:repeated="14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</table:table-row>
          </table:table-header-rows>
          <table:table-rows>
            <table:table-row>
              <table:table-cell office:value-type="string">
                <text:p>Run: 1</text:p>
                <draw:g>
                  <svg:desc>Sheet1.G1:Sheet1.G1</svg:desc>
                </draw:g>
              </table:table-cell>
              <table:table-cell office:value-type="float" office:value="29295">
                <text:p>29295</text:p>
                <draw:g>
                  <svg:desc>Sheet1.A3:Sheet1.CA3</svg:desc>
                </draw:g>
              </table:table-cell>
              <table:table-cell office:value-type="float" office:value="28718.1">
                <text:p>28718.1</text:p>
              </table:table-cell>
              <table:table-cell office:value-type="float" office:value="28363.2">
                <text:p>28363.2</text:p>
              </table:table-cell>
              <table:table-cell office:value-type="float" office:value="28010.1">
                <text:p>28010.1</text:p>
              </table:table-cell>
              <table:table-cell office:value-type="float" office:value="27929">
                <text:p>27929</text:p>
              </table:table-cell>
              <table:table-cell office:value-type="float" office:value="27682.9">
                <text:p>27682.9</text:p>
              </table:table-cell>
              <table:table-cell office:value-type="float" office:value="27578.2">
                <text:p>27578.2</text:p>
              </table:table-cell>
              <table:table-cell office:value-type="float" office:value="27528.7">
                <text:p>27528.7</text:p>
              </table:table-cell>
              <table:table-cell office:value-type="float" office:value="26886.5">
                <text:p>26886.5</text:p>
              </table:table-cell>
              <table:table-cell office:value-type="float" office:value="26210.3">
                <text:p>26210.3</text:p>
              </table:table-cell>
              <table:table-cell office:value-type="float" office:value="26197.2">
                <text:p>26197.2</text:p>
              </table:table-cell>
              <table:table-cell office:value-type="float" office:value="26200.5">
                <text:p>26200.5</text:p>
              </table:table-cell>
              <table:table-cell office:value-type="float" office:value="25657">
                <text:p>25657</text:p>
              </table:table-cell>
              <table:table-cell office:value-type="float" office:value="24866">
                <text:p>24866</text:p>
              </table:table-cell>
              <table:table-cell office:value-type="float" office:value="24409.4">
                <text:p>24409.4</text:p>
              </table:table-cell>
              <table:table-cell office:value-type="float" office:value="23620.5">
                <text:p>23620.5</text:p>
              </table:table-cell>
              <table:table-cell office:value-type="float" office:value="22903">
                <text:p>22903</text:p>
              </table:table-cell>
              <table:table-cell office:value-type="float" office:value="22413.3">
                <text:p>22413.3</text:p>
              </table:table-cell>
              <table:table-cell office:value-type="float" office:value="21991.5">
                <text:p>21991.5</text:p>
              </table:table-cell>
              <table:table-cell office:value-type="float" office:value="21319.9">
                <text:p>21319.9</text:p>
              </table:table-cell>
              <table:table-cell office:value-type="float" office:value="20965.2">
                <text:p>20965.2</text:p>
              </table:table-cell>
              <table:table-cell office:value-type="float" office:value="20807">
                <text:p>20807</text:p>
              </table:table-cell>
              <table:table-cell office:value-type="float" office:value="20212.4">
                <text:p>20212.4</text:p>
              </table:table-cell>
              <table:table-cell office:value-type="float" office:value="19808.9">
                <text:p>19808.9</text:p>
              </table:table-cell>
              <table:table-cell office:value-type="float" office:value="18541.8">
                <text:p>18541.8</text:p>
              </table:table-cell>
              <table:table-cell office:value-type="float" office:value="18062.5">
                <text:p>18062.5</text:p>
              </table:table-cell>
              <table:table-cell office:value-type="float" office:value="17681.2">
                <text:p>17681.2</text:p>
              </table:table-cell>
              <table:table-cell office:value-type="float" office:value="17193.8">
                <text:p>17193.8</text:p>
              </table:table-cell>
              <table:table-cell office:value-type="float" office:value="16964.4">
                <text:p>16964.4</text:p>
              </table:table-cell>
              <table:table-cell office:value-type="float" office:value="16829.6">
                <text:p>16829.6</text:p>
              </table:table-cell>
              <table:table-cell office:value-type="float" office:value="16879.7">
                <text:p>16879.7</text:p>
              </table:table-cell>
              <table:table-cell office:value-type="float" office:value="16424.6">
                <text:p>16424.6</text:p>
              </table:table-cell>
              <table:table-cell office:value-type="float" office:value="16055">
                <text:p>16055</text:p>
              </table:table-cell>
              <table:table-cell office:value-type="float" office:value="15520.7">
                <text:p>15520.7</text:p>
              </table:table-cell>
              <table:table-cell office:value-type="float" office:value="15094">
                <text:p>15094</text:p>
              </table:table-cell>
              <table:table-cell office:value-type="float" office:value="14875.3">
                <text:p>14875.3</text:p>
              </table:table-cell>
              <table:table-cell office:value-type="float" office:value="14736.1">
                <text:p>14736.1</text:p>
              </table:table-cell>
              <table:table-cell office:value-type="float" office:value="14699">
                <text:p>14699</text:p>
              </table:table-cell>
              <table:table-cell office:value-type="float" office:value="14606.8">
                <text:p>14606.8</text:p>
              </table:table-cell>
              <table:table-cell office:value-type="float" office:value="14470.7">
                <text:p>14470.7</text:p>
              </table:table-cell>
              <table:table-cell office:value-type="float" office:value="14232.1">
                <text:p>14232.1</text:p>
              </table:table-cell>
              <table:table-cell office:value-type="float" office:value="14364.7">
                <text:p>14364.7</text:p>
              </table:table-cell>
              <table:table-cell office:value-type="float" office:value="14287.9">
                <text:p>14287.9</text:p>
              </table:table-cell>
              <table:table-cell office:value-type="float" office:value="13975.9">
                <text:p>13975.9</text:p>
              </table:table-cell>
              <table:table-cell office:value-type="float" office:value="13998.5">
                <text:p>13998.5</text:p>
              </table:table-cell>
              <table:table-cell office:value-type="float" office:value="13787">
                <text:p>13787</text:p>
              </table:table-cell>
              <table:table-cell office:value-type="float" office:value="13482.4">
                <text:p>13482.4</text:p>
              </table:table-cell>
              <table:table-cell office:value-type="float" office:value="13423">
                <text:p>13423</text:p>
              </table:table-cell>
              <table:table-cell office:value-type="float" office:value="13542.9">
                <text:p>13542.9</text:p>
              </table:table-cell>
              <table:table-cell office:value-type="float" office:value="13386.4">
                <text:p>13386.4</text:p>
              </table:table-cell>
              <table:table-cell office:value-type="float" office:value="13515.5">
                <text:p>13515.5</text:p>
              </table:table-cell>
              <table:table-cell office:value-type="float" office:value="13945.4">
                <text:p>13945.4</text:p>
              </table:table-cell>
              <table:table-cell office:value-type="float" office:value="13958.4">
                <text:p>13958.4</text:p>
              </table:table-cell>
              <table:table-cell office:value-type="float" office:value="13876.9">
                <text:p>13876.9</text:p>
              </table:table-cell>
              <table:table-cell office:value-type="float" office:value="13899.5">
                <text:p>13899.5</text:p>
              </table:table-cell>
              <table:table-cell office:value-type="float" office:value="13219.1">
                <text:p>13219.1</text:p>
              </table:table-cell>
              <table:table-cell office:value-type="float" office:value="13061.8">
                <text:p>13061.8</text:p>
              </table:table-cell>
              <table:table-cell office:value-type="float" office:value="12852.9">
                <text:p>12852.9</text:p>
              </table:table-cell>
              <table:table-cell office:value-type="float" office:value="12766.5">
                <text:p>12766.5</text:p>
              </table:table-cell>
              <table:table-cell office:value-type="float" office:value="12951.2">
                <text:p>12951.2</text:p>
              </table:table-cell>
              <table:table-cell office:value-type="float" office:value="12888.5">
                <text:p>12888.5</text:p>
              </table:table-cell>
              <table:table-cell office:value-type="float" office:value="12976.7">
                <text:p>12976.7</text:p>
              </table:table-cell>
              <table:table-cell office:value-type="float" office:value="13005.7">
                <text:p>13005.7</text:p>
              </table:table-cell>
              <table:table-cell office:value-type="float" office:value="13044.3">
                <text:p>13044.3</text:p>
              </table:table-cell>
              <table:table-cell office:value-type="float" office:value="13295.7">
                <text:p>13295.7</text:p>
              </table:table-cell>
              <table:table-cell office:value-type="float" office:value="13543.6">
                <text:p>13543.6</text:p>
              </table:table-cell>
              <table:table-cell office:value-type="float" office:value="13280.6">
                <text:p>13280.6</text:p>
              </table:table-cell>
              <table:table-cell office:value-type="float" office:value="13271.5">
                <text:p>13271.5</text:p>
              </table:table-cell>
              <table:table-cell office:value-type="float" office:value="13054.5">
                <text:p>13054.5</text:p>
              </table:table-cell>
              <table:table-cell office:value-type="float" office:value="12849.8">
                <text:p>12849.8</text:p>
              </table:table-cell>
              <table:table-cell office:value-type="float" office:value="13317.9">
                <text:p>13317.9</text:p>
              </table:table-cell>
              <table:table-cell office:value-type="float" office:value="13467.5">
                <text:p>13467.5</text:p>
              </table:table-cell>
              <table:table-cell office:value-type="float" office:value="13652.5">
                <text:p>13652.5</text:p>
              </table:table-cell>
              <table:table-cell office:value-type="float" office:value="13529.8">
                <text:p>13529.8</text:p>
              </table:table-cell>
              <table:table-cell office:value-type="float" office:value="13051.2">
                <text:p>13051.2</text:p>
              </table:table-cell>
              <table:table-cell office:value-type="float" office:value="13119.7">
                <text:p>13119.7</text:p>
              </table:table-cell>
              <table:table-cell office:value-type="float" office:value="13291.2">
                <text:p>13291.2</text:p>
              </table:table-cell>
              <table:table-cell office:value-type="float" office:value="14032.8">
                <text:p>14032.8</text:p>
              </table:table-cell>
              <table:table-cell office:value-type="float" office:value="13552.7">
                <text:p>13552.7</text:p>
              </table:table-cell>
            </table:table-row>
            <table:table-row>
              <table:table-cell office:value-type="string">
                <text:p>Run: 2</text:p>
                <draw:g>
                  <svg:desc>Sheet1.G5:Sheet1.G5</svg:desc>
                </draw:g>
              </table:table-cell>
              <table:table-cell office:value-type="float" office:value="29319.2">
                <text:p>29319.2</text:p>
                <draw:g>
                  <svg:desc>Sheet1.A7:Sheet1.CE7</svg:desc>
                </draw:g>
              </table:table-cell>
              <table:table-cell office:value-type="float" office:value="28960.8">
                <text:p>28960.8</text:p>
              </table:table-cell>
              <table:table-cell office:value-type="float" office:value="28390.3">
                <text:p>28390.3</text:p>
              </table:table-cell>
              <table:table-cell office:value-type="float" office:value="28343">
                <text:p>28343</text:p>
              </table:table-cell>
              <table:table-cell office:value-type="float" office:value="27671.2">
                <text:p>27671.2</text:p>
              </table:table-cell>
              <table:table-cell office:value-type="float" office:value="27647.9">
                <text:p>27647.9</text:p>
              </table:table-cell>
              <table:table-cell office:value-type="float" office:value="27247.6">
                <text:p>27247.6</text:p>
              </table:table-cell>
              <table:table-cell office:value-type="float" office:value="27088.9">
                <text:p>27088.9</text:p>
              </table:table-cell>
              <table:table-cell office:value-type="float" office:value="26922.3">
                <text:p>26922.3</text:p>
              </table:table-cell>
              <table:table-cell office:value-type="float" office:value="26016.5">
                <text:p>26016.5</text:p>
              </table:table-cell>
              <table:table-cell office:value-type="float" office:value="25672.2">
                <text:p>25672.2</text:p>
              </table:table-cell>
              <table:table-cell office:value-type="float" office:value="25185.8">
                <text:p>25185.8</text:p>
              </table:table-cell>
              <table:table-cell office:value-type="float" office:value="24500.9">
                <text:p>24500.9</text:p>
              </table:table-cell>
              <table:table-cell office:value-type="float" office:value="23710.1">
                <text:p>23710.1</text:p>
              </table:table-cell>
              <table:table-cell office:value-type="float" office:value="22968.7">
                <text:p>22968.7</text:p>
              </table:table-cell>
              <table:table-cell office:value-type="float" office:value="22567.4">
                <text:p>22567.4</text:p>
              </table:table-cell>
              <table:table-cell office:value-type="float" office:value="22048.7">
                <text:p>22048.7</text:p>
              </table:table-cell>
              <table:table-cell office:value-type="float" office:value="21829">
                <text:p>21829</text:p>
              </table:table-cell>
              <table:table-cell office:value-type="float" office:value="21011.3">
                <text:p>21011.3</text:p>
              </table:table-cell>
              <table:table-cell office:value-type="float" office:value="21010">
                <text:p>21010</text:p>
              </table:table-cell>
              <table:table-cell office:value-type="float" office:value="20497.4">
                <text:p>20497.4</text:p>
              </table:table-cell>
              <table:table-cell office:value-type="float" office:value="19906.1">
                <text:p>19906.1</text:p>
              </table:table-cell>
              <table:table-cell office:value-type="float" office:value="19697.4">
                <text:p>19697.4</text:p>
              </table:table-cell>
              <table:table-cell office:value-type="float" office:value="19234.1">
                <text:p>19234.1</text:p>
              </table:table-cell>
              <table:table-cell office:value-type="float" office:value="18738.2">
                <text:p>18738.2</text:p>
              </table:table-cell>
              <table:table-cell office:value-type="float" office:value="18196.1">
                <text:p>18196.1</text:p>
              </table:table-cell>
              <table:table-cell office:value-type="float" office:value="17821.2">
                <text:p>17821.2</text:p>
              </table:table-cell>
              <table:table-cell office:value-type="float" office:value="17701.7">
                <text:p>17701.7</text:p>
              </table:table-cell>
              <table:table-cell office:value-type="float" office:value="17112.2">
                <text:p>17112.2</text:p>
              </table:table-cell>
              <table:table-cell office:value-type="float" office:value="16642">
                <text:p>16642</text:p>
              </table:table-cell>
              <table:table-cell office:value-type="float" office:value="16094.2">
                <text:p>16094.2</text:p>
              </table:table-cell>
              <table:table-cell office:value-type="float" office:value="15949.6">
                <text:p>15949.6</text:p>
              </table:table-cell>
              <table:table-cell office:value-type="float" office:value="15682.7">
                <text:p>15682.7</text:p>
              </table:table-cell>
              <table:table-cell office:value-type="float" office:value="15541.7">
                <text:p>15541.7</text:p>
              </table:table-cell>
              <table:table-cell office:value-type="float" office:value="15302.8">
                <text:p>15302.8</text:p>
              </table:table-cell>
              <table:table-cell office:value-type="float" office:value="15218.1">
                <text:p>15218.1</text:p>
              </table:table-cell>
              <table:table-cell office:value-type="float" office:value="14915.1">
                <text:p>14915.1</text:p>
              </table:table-cell>
              <table:table-cell office:value-type="float" office:value="14686.8">
                <text:p>14686.8</text:p>
              </table:table-cell>
              <table:table-cell office:value-type="float" office:value="14800.4">
                <text:p>14800.4</text:p>
              </table:table-cell>
              <table:table-cell office:value-type="float" office:value="14618.8">
                <text:p>14618.8</text:p>
              </table:table-cell>
              <table:table-cell office:value-type="float" office:value="14255.9">
                <text:p>14255.9</text:p>
              </table:table-cell>
              <table:table-cell office:value-type="float" office:value="14210.8">
                <text:p>14210.8</text:p>
              </table:table-cell>
              <table:table-cell office:value-type="float" office:value="13894.5">
                <text:p>13894.5</text:p>
              </table:table-cell>
              <table:table-cell office:value-type="float" office:value="13652">
                <text:p>13652</text:p>
              </table:table-cell>
              <table:table-cell office:value-type="float" office:value="13439.1">
                <text:p>13439.1</text:p>
              </table:table-cell>
              <table:table-cell office:value-type="float" office:value="13299.1">
                <text:p>13299.1</text:p>
              </table:table-cell>
              <table:table-cell office:value-type="float" office:value="12945.4">
                <text:p>12945.4</text:p>
              </table:table-cell>
              <table:table-cell office:value-type="float" office:value="12756.1">
                <text:p>12756.1</text:p>
              </table:table-cell>
              <table:table-cell office:value-type="float" office:value="12861.1">
                <text:p>12861.1</text:p>
              </table:table-cell>
              <table:table-cell office:value-type="float" office:value="12482.5">
                <text:p>12482.5</text:p>
              </table:table-cell>
              <table:table-cell office:value-type="float" office:value="12415.8">
                <text:p>12415.8</text:p>
              </table:table-cell>
              <table:table-cell office:value-type="float" office:value="12412.5">
                <text:p>12412.5</text:p>
              </table:table-cell>
              <table:table-cell office:value-type="float" office:value="12518.6">
                <text:p>12518.6</text:p>
              </table:table-cell>
              <table:table-cell office:value-type="float" office:value="12235.7">
                <text:p>12235.7</text:p>
              </table:table-cell>
              <table:table-cell office:value-type="float" office:value="12109.7">
                <text:p>12109.7</text:p>
              </table:table-cell>
              <table:table-cell office:value-type="float" office:value="11909.4">
                <text:p>11909.4</text:p>
              </table:table-cell>
              <table:table-cell office:value-type="float" office:value="12018.2">
                <text:p>12018.2</text:p>
              </table:table-cell>
              <table:table-cell office:value-type="float" office:value="11923.6">
                <text:p>11923.6</text:p>
              </table:table-cell>
              <table:table-cell office:value-type="float" office:value="11949.3">
                <text:p>11949.3</text:p>
              </table:table-cell>
              <table:table-cell office:value-type="float" office:value="11929.5">
                <text:p>11929.5</text:p>
              </table:table-cell>
              <table:table-cell office:value-type="float" office:value="12060.4">
                <text:p>12060.4</text:p>
              </table:table-cell>
              <table:table-cell office:value-type="float" office:value="11958.8">
                <text:p>11958.8</text:p>
              </table:table-cell>
              <table:table-cell office:value-type="float" office:value="12036.4">
                <text:p>12036.4</text:p>
              </table:table-cell>
              <table:table-cell office:value-type="float" office:value="12045.1">
                <text:p>12045.1</text:p>
              </table:table-cell>
              <table:table-cell office:value-type="float" office:value="11894.8">
                <text:p>11894.8</text:p>
              </table:table-cell>
              <table:table-cell office:value-type="float" office:value="11801.4">
                <text:p>11801.4</text:p>
              </table:table-cell>
              <table:table-cell office:value-type="float" office:value="11922.2">
                <text:p>11922.2</text:p>
              </table:table-cell>
              <table:table-cell office:value-type="float" office:value="12030.6">
                <text:p>12030.6</text:p>
              </table:table-cell>
              <table:table-cell office:value-type="float" office:value="12465.4">
                <text:p>12465.4</text:p>
              </table:table-cell>
              <table:table-cell office:value-type="float" office:value="12118.1">
                <text:p>12118.1</text:p>
              </table:table-cell>
              <table:table-cell office:value-type="float" office:value="12197.7">
                <text:p>12197.7</text:p>
              </table:table-cell>
              <table:table-cell office:value-type="float" office:value="12268.7">
                <text:p>12268.7</text:p>
              </table:table-cell>
              <table:table-cell office:value-type="float" office:value="12100.6">
                <text:p>12100.6</text:p>
              </table:table-cell>
              <table:table-cell office:value-type="float" office:value="12554.1">
                <text:p>12554.1</text:p>
              </table:table-cell>
              <table:table-cell office:value-type="float" office:value="12409.2">
                <text:p>12409.2</text:p>
              </table:table-cell>
              <table:table-cell office:value-type="float" office:value="12995.3">
                <text:p>12995.3</text:p>
              </table:table-cell>
              <table:table-cell office:value-type="float" office:value="12888.7">
                <text:p>12888.7</text:p>
              </table:table-cell>
              <table:table-cell office:value-type="float" office:value="12153.9">
                <text:p>12153.9</text:p>
              </table:table-cell>
              <table:table-cell office:value-type="float" office:value="12037.3">
                <text:p>12037.3</text:p>
              </table:table-cell>
              <table:table-cell office:value-type="float" office:value="12132.5">
                <text:p>12132.5</text:p>
              </table:table-cell>
              <table:table-cell office:value-type="float" office:value="12312.6">
                <text:p>12312.6</text:p>
              </table:table-cell>
              <table:table-cell office:value-type="float" office:value="12327.4">
                <text:p>12327.4</text:p>
              </table:table-cell>
              <table:table-cell office:value-type="float" office:value="12191">
                <text:p>12191</text:p>
              </table:table-cell>
            </table:table-row>
            <table:table-row>
              <table:table-cell office:value-type="string">
                <text:p>Run: 3</text:p>
                <draw:g>
                  <svg:desc>Sheet1.G9:Sheet1.G9</svg:desc>
                </draw:g>
              </table:table-cell>
              <table:table-cell office:value-type="float" office:value="29202.2">
                <text:p>29202.2</text:p>
                <draw:g>
                  <svg:desc>Sheet1.A11:Sheet1.GH11</svg:desc>
                </draw:g>
              </table:table-cell>
              <table:table-cell office:value-type="float" office:value="28682.9">
                <text:p>28682.9</text:p>
              </table:table-cell>
              <table:table-cell office:value-type="float" office:value="28477.8">
                <text:p>28477.8</text:p>
              </table:table-cell>
              <table:table-cell office:value-type="float" office:value="28039.2">
                <text:p>28039.2</text:p>
              </table:table-cell>
              <table:table-cell office:value-type="float" office:value="27463.7">
                <text:p>27463.7</text:p>
              </table:table-cell>
              <table:table-cell office:value-type="float" office:value="27262.7">
                <text:p>27262.7</text:p>
              </table:table-cell>
              <table:table-cell office:value-type="float" office:value="27047">
                <text:p>27047</text:p>
              </table:table-cell>
              <table:table-cell office:value-type="float" office:value="27499.2">
                <text:p>27499.2</text:p>
              </table:table-cell>
              <table:table-cell office:value-type="float" office:value="26896.1">
                <text:p>26896.1</text:p>
              </table:table-cell>
              <table:table-cell office:value-type="float" office:value="26793.9">
                <text:p>26793.9</text:p>
              </table:table-cell>
              <table:table-cell office:value-type="float" office:value="26624.7">
                <text:p>26624.7</text:p>
              </table:table-cell>
              <table:table-cell office:value-type="float" office:value="26331.3">
                <text:p>26331.3</text:p>
              </table:table-cell>
              <table:table-cell office:value-type="float" office:value="25972.2">
                <text:p>25972.2</text:p>
              </table:table-cell>
              <table:table-cell office:value-type="float" office:value="25283.2">
                <text:p>25283.2</text:p>
              </table:table-cell>
              <table:table-cell office:value-type="float" office:value="25202.6">
                <text:p>25202.6</text:p>
              </table:table-cell>
              <table:table-cell office:value-type="float" office:value="24869.7">
                <text:p>24869.7</text:p>
              </table:table-cell>
              <table:table-cell office:value-type="float" office:value="24279.8">
                <text:p>24279.8</text:p>
              </table:table-cell>
              <table:table-cell office:value-type="float" office:value="23649.3">
                <text:p>23649.3</text:p>
              </table:table-cell>
              <table:table-cell office:value-type="float" office:value="23070.9">
                <text:p>23070.9</text:p>
              </table:table-cell>
              <table:table-cell office:value-type="float" office:value="23194.8">
                <text:p>23194.8</text:p>
              </table:table-cell>
              <table:table-cell office:value-type="float" office:value="23087.8">
                <text:p>23087.8</text:p>
              </table:table-cell>
              <table:table-cell office:value-type="float" office:value="22263.3">
                <text:p>22263.3</text:p>
              </table:table-cell>
              <table:table-cell office:value-type="float" office:value="21541.7">
                <text:p>21541.7</text:p>
              </table:table-cell>
              <table:table-cell office:value-type="float" office:value="21048.1">
                <text:p>21048.1</text:p>
              </table:table-cell>
              <table:table-cell office:value-type="float" office:value="20904.9">
                <text:p>20904.9</text:p>
              </table:table-cell>
              <table:table-cell office:value-type="float" office:value="20782">
                <text:p>20782</text:p>
              </table:table-cell>
              <table:table-cell office:value-type="float" office:value="20582.2">
                <text:p>20582.2</text:p>
              </table:table-cell>
              <table:table-cell office:value-type="float" office:value="20435.3">
                <text:p>20435.3</text:p>
              </table:table-cell>
              <table:table-cell office:value-type="float" office:value="20237.5">
                <text:p>20237.5</text:p>
              </table:table-cell>
              <table:table-cell office:value-type="float" office:value="19746.7">
                <text:p>19746.7</text:p>
              </table:table-cell>
              <table:table-cell office:value-type="float" office:value="19259.3">
                <text:p>19259.3</text:p>
              </table:table-cell>
              <table:table-cell office:value-type="float" office:value="18980.7">
                <text:p>18980.7</text:p>
              </table:table-cell>
              <table:table-cell office:value-type="float" office:value="18577.4">
                <text:p>18577.4</text:p>
              </table:table-cell>
              <table:table-cell office:value-type="float" office:value="17677.4">
                <text:p>17677.4</text:p>
              </table:table-cell>
              <table:table-cell office:value-type="float" office:value="16952.5">
                <text:p>16952.5</text:p>
              </table:table-cell>
              <table:table-cell office:value-type="float" office:value="16616.1">
                <text:p>16616.1</text:p>
              </table:table-cell>
              <table:table-cell office:value-type="float" office:value="16208.1">
                <text:p>16208.1</text:p>
              </table:table-cell>
              <table:table-cell office:value-type="float" office:value="15554.8">
                <text:p>15554.8</text:p>
              </table:table-cell>
              <table:table-cell office:value-type="float" office:value="14896.6">
                <text:p>14896.6</text:p>
              </table:table-cell>
              <table:table-cell office:value-type="float" office:value="14203.2">
                <text:p>14203.2</text:p>
              </table:table-cell>
              <table:table-cell office:value-type="float" office:value="14055.2">
                <text:p>14055.2</text:p>
              </table:table-cell>
              <table:table-cell office:value-type="float" office:value="13748.6">
                <text:p>13748.6</text:p>
              </table:table-cell>
              <table:table-cell office:value-type="float" office:value="13465.6">
                <text:p>13465.6</text:p>
              </table:table-cell>
              <table:table-cell office:value-type="float" office:value="13222">
                <text:p>13222</text:p>
              </table:table-cell>
              <table:table-cell office:value-type="float" office:value="13043.5">
                <text:p>13043.5</text:p>
              </table:table-cell>
              <table:table-cell office:value-type="float" office:value="13300.4">
                <text:p>13300.4</text:p>
              </table:table-cell>
              <table:table-cell office:value-type="float" office:value="13270.6">
                <text:p>13270.6</text:p>
              </table:table-cell>
              <table:table-cell office:value-type="float" office:value="13119.1">
                <text:p>13119.1</text:p>
              </table:table-cell>
              <table:table-cell office:value-type="float" office:value="13075.9">
                <text:p>13075.9</text:p>
              </table:table-cell>
              <table:table-cell office:value-type="float" office:value="12970.3">
                <text:p>12970.3</text:p>
              </table:table-cell>
              <table:table-cell office:value-type="float" office:value="12818.9">
                <text:p>12818.9</text:p>
              </table:table-cell>
              <table:table-cell office:value-type="float" office:value="12721.3">
                <text:p>12721.3</text:p>
              </table:table-cell>
              <table:table-cell office:value-type="float" office:value="12976.7">
                <text:p>12976.7</text:p>
              </table:table-cell>
              <table:table-cell office:value-type="float" office:value="12889.8">
                <text:p>12889.8</text:p>
              </table:table-cell>
              <table:table-cell office:value-type="float" office:value="12819.8">
                <text:p>12819.8</text:p>
              </table:table-cell>
              <table:table-cell office:value-type="float" office:value="13243.6">
                <text:p>13243.6</text:p>
              </table:table-cell>
              <table:table-cell office:value-type="float" office:value="13317.6">
                <text:p>13317.6</text:p>
              </table:table-cell>
              <table:table-cell office:value-type="float" office:value="12659.8">
                <text:p>12659.8</text:p>
              </table:table-cell>
              <table:table-cell office:value-type="float" office:value="12814.2">
                <text:p>12814.2</text:p>
              </table:table-cell>
              <table:table-cell office:value-type="float" office:value="12732.1">
                <text:p>12732.1</text:p>
              </table:table-cell>
              <table:table-cell office:value-type="float" office:value="12853.3">
                <text:p>12853.3</text:p>
              </table:table-cell>
              <table:table-cell office:value-type="float" office:value="13010.9">
                <text:p>13010.9</text:p>
              </table:table-cell>
              <table:table-cell office:value-type="float" office:value="13446.7">
                <text:p>13446.7</text:p>
              </table:table-cell>
              <table:table-cell office:value-type="float" office:value="13497.5">
                <text:p>13497.5</text:p>
              </table:table-cell>
              <table:table-cell office:value-type="float" office:value="13547">
                <text:p>13547</text:p>
              </table:table-cell>
              <table:table-cell office:value-type="float" office:value="13393.3">
                <text:p>13393.3</text:p>
              </table:table-cell>
              <table:table-cell office:value-type="float" office:value="13424.1">
                <text:p>13424.1</text:p>
              </table:table-cell>
              <table:table-cell office:value-type="float" office:value="13887.2">
                <text:p>13887.2</text:p>
              </table:table-cell>
              <table:table-cell office:value-type="float" office:value="12980.4">
                <text:p>12980.4</text:p>
              </table:table-cell>
              <table:table-cell office:value-type="float" office:value="12553.7">
                <text:p>12553.7</text:p>
              </table:table-cell>
              <table:table-cell office:value-type="float" office:value="12526.8">
                <text:p>12526.8</text:p>
              </table:table-cell>
              <table:table-cell office:value-type="float" office:value="12516">
                <text:p>12516</text:p>
              </table:table-cell>
              <table:table-cell office:value-type="float" office:value="13250.7">
                <text:p>13250.7</text:p>
              </table:table-cell>
              <table:table-cell office:value-type="float" office:value="12687.7">
                <text:p>12687.7</text:p>
              </table:table-cell>
              <table:table-cell office:value-type="float" office:value="12676.6">
                <text:p>12676.6</text:p>
              </table:table-cell>
              <table:table-cell office:value-type="float" office:value="12747.3">
                <text:p>12747.3</text:p>
              </table:table-cell>
              <table:table-cell office:value-type="float" office:value="12840.9">
                <text:p>12840.9</text:p>
              </table:table-cell>
              <table:table-cell office:value-type="float" office:value="12951.7">
                <text:p>12951.7</text:p>
              </table:table-cell>
              <table:table-cell office:value-type="float" office:value="13048.8">
                <text:p>13048.8</text:p>
              </table:table-cell>
              <table:table-cell office:value-type="float" office:value="13067.5">
                <text:p>13067.5</text:p>
              </table:table-cell>
              <table:table-cell office:value-type="float" office:value="12814.6">
                <text:p>12814.6</text:p>
              </table:table-cell>
              <table:table-cell office:value-type="float" office:value="12520.4">
                <text:p>12520.4</text:p>
              </table:table-cell>
              <table:table-cell office:value-type="float" office:value="12414.9">
                <text:p>12414.9</text:p>
              </table:table-cell>
              <table:table-cell office:value-type="float" office:value="12337.6">
                <text:p>12337.6</text:p>
              </table:table-cell>
              <table:table-cell office:value-type="float" office:value="12271.4">
                <text:p>12271.4</text:p>
              </table:table-cell>
              <table:table-cell office:value-type="float" office:value="12276.9">
                <text:p>12276.9</text:p>
              </table:table-cell>
              <table:table-cell office:value-type="float" office:value="12242">
                <text:p>12242</text:p>
              </table:table-cell>
              <table:table-cell office:value-type="float" office:value="12282.4">
                <text:p>12282.4</text:p>
              </table:table-cell>
              <table:table-cell office:value-type="float" office:value="12318.2">
                <text:p>12318.2</text:p>
              </table:table-cell>
              <table:table-cell office:value-type="float" office:value="12266">
                <text:p>12266</text:p>
              </table:table-cell>
              <table:table-cell office:value-type="float" office:value="12329">
                <text:p>12329</text:p>
              </table:table-cell>
              <table:table-cell office:value-type="float" office:value="12301.4">
                <text:p>12301.4</text:p>
              </table:table-cell>
              <table:table-cell office:value-type="float" office:value="12472.3">
                <text:p>12472.3</text:p>
              </table:table-cell>
              <table:table-cell office:value-type="float" office:value="12332">
                <text:p>12332</text:p>
              </table:table-cell>
              <table:table-cell office:value-type="float" office:value="12317.7">
                <text:p>12317.7</text:p>
              </table:table-cell>
              <table:table-cell office:value-type="float" office:value="12387">
                <text:p>12387</text:p>
              </table:table-cell>
              <table:table-cell office:value-type="float" office:value="12352.6">
                <text:p>12352.6</text:p>
              </table:table-cell>
              <table:table-cell office:value-type="float" office:value="12352.2">
                <text:p>12352.2</text:p>
              </table:table-cell>
              <table:table-cell office:value-type="float" office:value="12192.8">
                <text:p>12192.8</text:p>
              </table:table-cell>
              <table:table-cell office:value-type="float" office:value="12040.1">
                <text:p>12040.1</text:p>
              </table:table-cell>
              <table:table-cell office:value-type="float" office:value="12040">
                <text:p>12040</text:p>
              </table:table-cell>
              <table:table-cell office:value-type="float" office:value="11982.1">
                <text:p>11982.1</text:p>
              </table:table-cell>
              <table:table-cell office:value-type="float" office:value="12183">
                <text:p>12183</text:p>
              </table:table-cell>
              <table:table-cell office:value-type="float" office:value="12116.4">
                <text:p>12116.4</text:p>
              </table:table-cell>
              <table:table-cell office:value-type="float" office:value="12250.5">
                <text:p>12250.5</text:p>
              </table:table-cell>
              <table:table-cell office:value-type="float" office:value="12181.7">
                <text:p>12181.7</text:p>
              </table:table-cell>
              <table:table-cell office:value-type="float" office:value="12366.2">
                <text:p>12366.2</text:p>
              </table:table-cell>
              <table:table-cell office:value-type="float" office:value="12094.6">
                <text:p>12094.6</text:p>
              </table:table-cell>
              <table:table-cell office:value-type="float" office:value="12139.3">
                <text:p>12139.3</text:p>
              </table:table-cell>
              <table:table-cell office:value-type="float" office:value="12349.2">
                <text:p>12349.2</text:p>
              </table:table-cell>
              <table:table-cell office:value-type="float" office:value="12247.3">
                <text:p>12247.3</text:p>
              </table:table-cell>
              <table:table-cell office:value-type="float" office:value="12183.5">
                <text:p>12183.5</text:p>
              </table:table-cell>
              <table:table-cell office:value-type="float" office:value="12107.8">
                <text:p>12107.8</text:p>
              </table:table-cell>
              <table:table-cell office:value-type="float" office:value="12016">
                <text:p>12016</text:p>
              </table:table-cell>
              <table:table-cell office:value-type="float" office:value="11886.4">
                <text:p>11886.4</text:p>
              </table:table-cell>
              <table:table-cell office:value-type="float" office:value="11873.2">
                <text:p>11873.2</text:p>
              </table:table-cell>
              <table:table-cell office:value-type="float" office:value="11822.9">
                <text:p>11822.9</text:p>
              </table:table-cell>
              <table:table-cell office:value-type="float" office:value="11791.1">
                <text:p>11791.1</text:p>
              </table:table-cell>
              <table:table-cell office:value-type="float" office:value="11923.7">
                <text:p>11923.7</text:p>
              </table:table-cell>
              <table:table-cell office:value-type="float" office:value="11909.8">
                <text:p>11909.8</text:p>
              </table:table-cell>
              <table:table-cell office:value-type="float" office:value="11661.8">
                <text:p>11661.8</text:p>
              </table:table-cell>
              <table:table-cell office:value-type="float" office:value="11302.8">
                <text:p>11302.8</text:p>
              </table:table-cell>
              <table:table-cell office:value-type="float" office:value="11151.7">
                <text:p>11151.7</text:p>
              </table:table-cell>
              <table:table-cell office:value-type="float" office:value="11043">
                <text:p>11043</text:p>
              </table:table-cell>
              <table:table-cell office:value-type="float" office:value="11067.1">
                <text:p>11067.1</text:p>
              </table:table-cell>
              <table:table-cell office:value-type="float" office:value="11106.6">
                <text:p>11106.6</text:p>
              </table:table-cell>
              <table:table-cell office:value-type="float" office:value="11059.3">
                <text:p>11059.3</text:p>
              </table:table-cell>
              <table:table-cell office:value-type="float" office:value="11032.5">
                <text:p>11032.5</text:p>
              </table:table-cell>
              <table:table-cell office:value-type="float" office:value="11046.7">
                <text:p>11046.7</text:p>
              </table:table-cell>
              <table:table-cell office:value-type="float" office:value="11001.1">
                <text:p>11001.1</text:p>
              </table:table-cell>
              <table:table-cell office:value-type="float" office:value="10987.7">
                <text:p>10987.7</text:p>
              </table:table-cell>
              <table:table-cell office:value-type="float" office:value="11072.1">
                <text:p>11072.1</text:p>
              </table:table-cell>
              <table:table-cell office:value-type="float" office:value="11002">
                <text:p>11002</text:p>
              </table:table-cell>
              <table:table-cell office:value-type="float" office:value="11009.9">
                <text:p>11009.9</text:p>
              </table:table-cell>
              <table:table-cell office:value-type="float" office:value="10978.4">
                <text:p>10978.4</text:p>
              </table:table-cell>
              <table:table-cell office:value-type="float" office:value="10965.8">
                <text:p>10965.8</text:p>
              </table:table-cell>
              <table:table-cell office:value-type="float" office:value="11002.5">
                <text:p>11002.5</text:p>
              </table:table-cell>
              <table:table-cell office:value-type="float" office:value="10981">
                <text:p>10981</text:p>
              </table:table-cell>
              <table:table-cell office:value-type="float" office:value="10966.7">
                <text:p>10966.7</text:p>
              </table:table-cell>
              <table:table-cell office:value-type="float" office:value="10960.8">
                <text:p>10960.8</text:p>
              </table:table-cell>
              <table:table-cell office:value-type="float" office:value="10980">
                <text:p>10980</text:p>
              </table:table-cell>
              <table:table-cell office:value-type="float" office:value="11020.1">
                <text:p>11020.1</text:p>
              </table:table-cell>
              <table:table-cell office:value-type="float" office:value="11007.6">
                <text:p>11007.6</text:p>
              </table:table-cell>
              <table:table-cell office:value-type="float" office:value="11112.2">
                <text:p>11112.2</text:p>
              </table:table-cell>
              <table:table-cell office:value-type="float" office:value="11028.4">
                <text:p>11028.4</text:p>
              </table:table-cell>
              <table:table-cell office:value-type="float" office:value="11140.8">
                <text:p>11140.8</text:p>
              </table:table-cell>
              <table:table-cell office:value-type="float" office:value="11065.8">
                <text:p>11065.8</text:p>
              </table:table-cell>
              <table:table-cell office:value-type="float" office:value="11127.4">
                <text:p>11127.4</text:p>
              </table:table-cell>
              <table:table-cell office:value-type="float" office:value="11100.9">
                <text:p>11100.9</text:p>
              </table:table-cell>
              <table:table-cell office:value-type="float" office:value="11063.7">
                <text:p>11063.7</text:p>
              </table:table-cell>
              <table:table-cell office:value-type="float" office:value="11044.3">
                <text:p>11044.3</text:p>
              </table:table-cell>
              <table:table-cell office:value-type="float" office:value="11139.9">
                <text:p>11139.9</text:p>
              </table:table-cell>
              <table:table-cell office:value-type="float" office:value="11231.8">
                <text:p>11231.8</text:p>
              </table:table-cell>
              <table:table-cell office:value-type="float" office:value="11267.3">
                <text:p>11267.3</text:p>
              </table:table-cell>
              <table:table-cell office:value-type="float" office:value="11281.6">
                <text:p>11281.6</text:p>
              </table:table-cell>
              <table:table-cell office:value-type="float" office:value="11026.2">
                <text:p>11026.2</text:p>
              </table:table-cell>
              <table:table-cell office:value-type="float" office:value="10798.7">
                <text:p>10798.7</text:p>
              </table:table-cell>
              <table:table-cell office:value-type="float" office:value="10780.2">
                <text:p>10780.2</text:p>
              </table:table-cell>
              <table:table-cell office:value-type="float" office:value="10805.2">
                <text:p>10805.2</text:p>
              </table:table-cell>
              <table:table-cell office:value-type="float" office:value="10790">
                <text:p>10790</text:p>
              </table:table-cell>
              <table:table-cell office:value-type="float" office:value="10806.1">
                <text:p>10806.1</text:p>
              </table:table-cell>
              <table:table-cell office:value-type="float" office:value="10803">
                <text:p>10803</text:p>
              </table:table-cell>
              <table:table-cell office:value-type="float" office:value="10795">
                <text:p>10795</text:p>
              </table:table-cell>
              <table:table-cell office:value-type="float" office:value="10767.5">
                <text:p>10767.5</text:p>
              </table:table-cell>
              <table:table-cell office:value-type="float" office:value="10779.5">
                <text:p>10779.5</text:p>
              </table:table-cell>
              <table:table-cell office:value-type="float" office:value="10806.8">
                <text:p>10806.8</text:p>
              </table:table-cell>
              <table:table-cell office:value-type="float" office:value="10889.4">
                <text:p>10889.4</text:p>
              </table:table-cell>
              <table:table-cell office:value-type="float" office:value="10901.6">
                <text:p>10901.6</text:p>
              </table:table-cell>
              <table:table-cell office:value-type="float" office:value="10969.5">
                <text:p>10969.5</text:p>
              </table:table-cell>
              <table:table-cell office:value-type="float" office:value="11107.9">
                <text:p>11107.9</text:p>
              </table:table-cell>
              <table:table-cell office:value-type="float" office:value="11199">
                <text:p>11199</text:p>
              </table:table-cell>
              <table:table-cell office:value-type="float" office:value="11154.1">
                <text:p>11154.1</text:p>
              </table:table-cell>
              <table:table-cell office:value-type="float" office:value="10987.3">
                <text:p>10987.3</text:p>
              </table:table-cell>
              <table:table-cell office:value-type="float" office:value="10950.3">
                <text:p>10950.3</text:p>
              </table:table-cell>
              <table:table-cell office:value-type="float" office:value="10895.5">
                <text:p>10895.5</text:p>
              </table:table-cell>
              <table:table-cell office:value-type="float" office:value="11087.6">
                <text:p>11087.6</text:p>
              </table:table-cell>
              <table:table-cell office:value-type="float" office:value="11022.4">
                <text:p>11022.4</text:p>
              </table:table-cell>
              <table:table-cell office:value-type="float" office:value="11298.4">
                <text:p>11298.4</text:p>
              </table:table-cell>
              <table:table-cell office:value-type="float" office:value="11017.1">
                <text:p>11017.1</text:p>
              </table:table-cell>
              <table:table-cell office:value-type="float" office:value="11823.6">
                <text:p>11823.6</text:p>
              </table:table-cell>
              <table:table-cell office:value-type="float" office:value="11913.2">
                <text:p>11913.2</text:p>
              </table:table-cell>
              <table:table-cell office:value-type="float" office:value="11082.8">
                <text:p>11082.8</text:p>
              </table:table-cell>
              <table:table-cell office:value-type="float" office:value="11150.5">
                <text:p>11150.5</text:p>
              </table:table-cell>
              <table:table-cell office:value-type="float" office:value="11144">
                <text:p>11144</text:p>
              </table:table-cell>
              <table:table-cell office:value-type="float" office:value="11080.6">
                <text:p>11080.6</text:p>
              </table:table-cell>
              <table:table-cell office:value-type="float" office:value="11016.8">
                <text:p>11016.8</text:p>
              </table:table-cell>
              <table:table-cell office:value-type="float" office:value="11002.2">
                <text:p>11002.2</text:p>
              </table:table-cell>
              <table:table-cell office:value-type="float" office:value="11462.5">
                <text:p>11462.5</text:p>
              </table:table-cell>
              <table:table-cell office:value-type="float" office:value="10832.7">
                <text:p>10832.7</text:p>
              </table:table-cell>
              <table:table-cell office:value-type="float" office:value="10853.2">
                <text:p>10853.2</text:p>
              </table:table-cell>
            </table:table-row>
            <table:table-row>
              <table:table-cell office:value-type="string">
                <text:p>Run: 4</text:p>
                <draw:g>
                  <svg:desc>Sheet1.G13:Sheet1.G13</svg:desc>
                </draw:g>
              </table:table-cell>
              <table:table-cell office:value-type="float" office:value="29553.2">
                <text:p>29553.2</text:p>
                <draw:g>
                  <svg:desc>Sheet1.A15:Sheet1.FM15</svg:desc>
                </draw:g>
              </table:table-cell>
              <table:table-cell office:value-type="float" office:value="28819.1">
                <text:p>28819.1</text:p>
              </table:table-cell>
              <table:table-cell office:value-type="float" office:value="28717.4">
                <text:p>28717.4</text:p>
              </table:table-cell>
              <table:table-cell office:value-type="float" office:value="28459.4">
                <text:p>28459.4</text:p>
              </table:table-cell>
              <table:table-cell office:value-type="float" office:value="28088.2">
                <text:p>28088.2</text:p>
              </table:table-cell>
              <table:table-cell office:value-type="float" office:value="27637.6">
                <text:p>27637.6</text:p>
              </table:table-cell>
              <table:table-cell office:value-type="float" office:value="27464.2">
                <text:p>27464.2</text:p>
              </table:table-cell>
              <table:table-cell office:value-type="float" office:value="27032.6">
                <text:p>27032.6</text:p>
              </table:table-cell>
              <table:table-cell office:value-type="float" office:value="26567.2">
                <text:p>26567.2</text:p>
              </table:table-cell>
              <table:table-cell office:value-type="float" office:value="25943">
                <text:p>25943</text:p>
              </table:table-cell>
              <table:table-cell office:value-type="float" office:value="25732.2">
                <text:p>25732.2</text:p>
              </table:table-cell>
              <table:table-cell office:value-type="float" office:value="25763.4">
                <text:p>25763.4</text:p>
              </table:table-cell>
              <table:table-cell office:value-type="float" office:value="25186.7">
                <text:p>25186.7</text:p>
              </table:table-cell>
              <table:table-cell office:value-type="float" office:value="25051">
                <text:p>25051</text:p>
              </table:table-cell>
              <table:table-cell office:value-type="float" office:value="24721.7">
                <text:p>24721.7</text:p>
              </table:table-cell>
              <table:table-cell office:value-type="float" office:value="24535.2">
                <text:p>24535.2</text:p>
              </table:table-cell>
              <table:table-cell office:value-type="float" office:value="24028.5">
                <text:p>24028.5</text:p>
              </table:table-cell>
              <table:table-cell office:value-type="float" office:value="23563.7">
                <text:p>23563.7</text:p>
              </table:table-cell>
              <table:table-cell office:value-type="float" office:value="23215.4">
                <text:p>23215.4</text:p>
              </table:table-cell>
              <table:table-cell office:value-type="float" office:value="22945.1">
                <text:p>22945.1</text:p>
              </table:table-cell>
              <table:table-cell office:value-type="float" office:value="22833.3">
                <text:p>22833.3</text:p>
              </table:table-cell>
              <table:table-cell office:value-type="float" office:value="22382.3">
                <text:p>22382.3</text:p>
              </table:table-cell>
              <table:table-cell office:value-type="float" office:value="21869">
                <text:p>21869</text:p>
              </table:table-cell>
              <table:table-cell office:value-type="float" office:value="21656.4">
                <text:p>21656.4</text:p>
              </table:table-cell>
              <table:table-cell office:value-type="float" office:value="21692.4">
                <text:p>21692.4</text:p>
              </table:table-cell>
              <table:table-cell office:value-type="float" office:value="21209.2">
                <text:p>21209.2</text:p>
              </table:table-cell>
              <table:table-cell office:value-type="float" office:value="20389.8">
                <text:p>20389.8</text:p>
              </table:table-cell>
              <table:table-cell office:value-type="float" office:value="19467.2">
                <text:p>19467.2</text:p>
              </table:table-cell>
              <table:table-cell office:value-type="float" office:value="19172.7">
                <text:p>19172.7</text:p>
              </table:table-cell>
              <table:table-cell office:value-type="float" office:value="18310.1">
                <text:p>18310.1</text:p>
              </table:table-cell>
              <table:table-cell office:value-type="float" office:value="17407.3">
                <text:p>17407.3</text:p>
              </table:table-cell>
              <table:table-cell office:value-type="float" office:value="16793.5">
                <text:p>16793.5</text:p>
              </table:table-cell>
              <table:table-cell office:value-type="float" office:value="16174.9">
                <text:p>16174.9</text:p>
              </table:table-cell>
              <table:table-cell office:value-type="float" office:value="15970">
                <text:p>15970</text:p>
              </table:table-cell>
              <table:table-cell office:value-type="float" office:value="15549">
                <text:p>15549</text:p>
              </table:table-cell>
              <table:table-cell office:value-type="float" office:value="15252.9">
                <text:p>15252.9</text:p>
              </table:table-cell>
              <table:table-cell office:value-type="float" office:value="15041.8">
                <text:p>15041.8</text:p>
              </table:table-cell>
              <table:table-cell office:value-type="float" office:value="14838.4">
                <text:p>14838.4</text:p>
              </table:table-cell>
              <table:table-cell office:value-type="float" office:value="14377.3">
                <text:p>14377.3</text:p>
              </table:table-cell>
              <table:table-cell office:value-type="float" office:value="14169.5">
                <text:p>14169.5</text:p>
              </table:table-cell>
              <table:table-cell office:value-type="float" office:value="14092.5">
                <text:p>14092.5</text:p>
              </table:table-cell>
              <table:table-cell office:value-type="float" office:value="13616.1">
                <text:p>13616.1</text:p>
              </table:table-cell>
              <table:table-cell office:value-type="float" office:value="13638.7">
                <text:p>13638.7</text:p>
              </table:table-cell>
              <table:table-cell office:value-type="float" office:value="13568.6">
                <text:p>13568.6</text:p>
              </table:table-cell>
              <table:table-cell office:value-type="float" office:value="13695.4">
                <text:p>13695.4</text:p>
              </table:table-cell>
              <table:table-cell office:value-type="float" office:value="13747.9">
                <text:p>13747.9</text:p>
              </table:table-cell>
              <table:table-cell office:value-type="float" office:value="13715.1">
                <text:p>13715.1</text:p>
              </table:table-cell>
              <table:table-cell office:value-type="float" office:value="13708.9">
                <text:p>13708.9</text:p>
              </table:table-cell>
              <table:table-cell office:value-type="float" office:value="13438">
                <text:p>13438</text:p>
              </table:table-cell>
              <table:table-cell office:value-type="float" office:value="13289.5">
                <text:p>13289.5</text:p>
              </table:table-cell>
              <table:table-cell office:value-type="float" office:value="13056.2">
                <text:p>13056.2</text:p>
              </table:table-cell>
              <table:table-cell office:value-type="float" office:value="12751.1">
                <text:p>12751.1</text:p>
              </table:table-cell>
              <table:table-cell office:value-type="float" office:value="12654.9">
                <text:p>12654.9</text:p>
              </table:table-cell>
              <table:table-cell office:value-type="float" office:value="13070.8">
                <text:p>13070.8</text:p>
              </table:table-cell>
              <table:table-cell office:value-type="float" office:value="13067.1">
                <text:p>13067.1</text:p>
              </table:table-cell>
              <table:table-cell office:value-type="float" office:value="12673.5">
                <text:p>12673.5</text:p>
              </table:table-cell>
              <table:table-cell office:value-type="float" office:value="13029.6">
                <text:p>13029.6</text:p>
              </table:table-cell>
              <table:table-cell office:value-type="float" office:value="13343.4">
                <text:p>13343.4</text:p>
              </table:table-cell>
              <table:table-cell office:value-type="float" office:value="13311.6">
                <text:p>13311.6</text:p>
              </table:table-cell>
              <table:table-cell office:value-type="float" office:value="13177.3">
                <text:p>13177.3</text:p>
              </table:table-cell>
              <table:table-cell office:value-type="float" office:value="13087">
                <text:p>13087</text:p>
              </table:table-cell>
              <table:table-cell office:value-type="float" office:value="13026.4">
                <text:p>13026.4</text:p>
              </table:table-cell>
              <table:table-cell office:value-type="float" office:value="13086.2">
                <text:p>13086.2</text:p>
              </table:table-cell>
              <table:table-cell office:value-type="float" office:value="13252.2">
                <text:p>13252.2</text:p>
              </table:table-cell>
              <table:table-cell office:value-type="float" office:value="13023.1">
                <text:p>13023.1</text:p>
              </table:table-cell>
              <table:table-cell office:value-type="float" office:value="12835.4">
                <text:p>12835.4</text:p>
              </table:table-cell>
              <table:table-cell office:value-type="float" office:value="12720.3">
                <text:p>12720.3</text:p>
              </table:table-cell>
              <table:table-cell office:value-type="float" office:value="13030.1">
                <text:p>13030.1</text:p>
              </table:table-cell>
              <table:table-cell office:value-type="float" office:value="12520.3">
                <text:p>12520.3</text:p>
              </table:table-cell>
              <table:table-cell office:value-type="float" office:value="12405.4">
                <text:p>12405.4</text:p>
              </table:table-cell>
              <table:table-cell office:value-type="float" office:value="12188.5">
                <text:p>12188.5</text:p>
              </table:table-cell>
              <table:table-cell office:value-type="float" office:value="12041.3">
                <text:p>12041.3</text:p>
              </table:table-cell>
              <table:table-cell office:value-type="float" office:value="12082.8">
                <text:p>12082.8</text:p>
              </table:table-cell>
              <table:table-cell office:value-type="float" office:value="12178.5">
                <text:p>12178.5</text:p>
              </table:table-cell>
              <table:table-cell office:value-type="float" office:value="12016.8">
                <text:p>12016.8</text:p>
              </table:table-cell>
              <table:table-cell office:value-type="float" office:value="12067.4">
                <text:p>12067.4</text:p>
              </table:table-cell>
              <table:table-cell office:value-type="float" office:value="12184.5">
                <text:p>12184.5</text:p>
              </table:table-cell>
              <table:table-cell office:value-type="float" office:value="12067.9">
                <text:p>12067.9</text:p>
              </table:table-cell>
              <table:table-cell office:value-type="float" office:value="12190.5">
                <text:p>12190.5</text:p>
              </table:table-cell>
              <table:table-cell office:value-type="float" office:value="12267.1">
                <text:p>12267.1</text:p>
              </table:table-cell>
              <table:table-cell office:value-type="float" office:value="12349.4">
                <text:p>12349.4</text:p>
              </table:table-cell>
              <table:table-cell office:value-type="float" office:value="12153.3">
                <text:p>12153.3</text:p>
              </table:table-cell>
              <table:table-cell office:value-type="float" office:value="12292.2">
                <text:p>12292.2</text:p>
              </table:table-cell>
              <table:table-cell office:value-type="float" office:value="12306.8">
                <text:p>12306.8</text:p>
              </table:table-cell>
              <table:table-cell office:value-type="float" office:value="12000.9">
                <text:p>12000.9</text:p>
              </table:table-cell>
              <table:table-cell office:value-type="float" office:value="11921.1">
                <text:p>11921.1</text:p>
              </table:table-cell>
              <table:table-cell office:value-type="float" office:value="11985.2">
                <text:p>11985.2</text:p>
              </table:table-cell>
              <table:table-cell office:value-type="float" office:value="12115.1">
                <text:p>12115.1</text:p>
              </table:table-cell>
              <table:table-cell office:value-type="float" office:value="12077.1">
                <text:p>12077.1</text:p>
              </table:table-cell>
              <table:table-cell office:value-type="float" office:value="11934.3">
                <text:p>11934.3</text:p>
              </table:table-cell>
              <table:table-cell office:value-type="float" office:value="11854.3">
                <text:p>11854.3</text:p>
              </table:table-cell>
              <table:table-cell office:value-type="float" office:value="11870.3">
                <text:p>11870.3</text:p>
              </table:table-cell>
              <table:table-cell office:value-type="float" office:value="11935.1">
                <text:p>11935.1</text:p>
              </table:table-cell>
              <table:table-cell office:value-type="float" office:value="11763.3">
                <text:p>11763.3</text:p>
              </table:table-cell>
              <table:table-cell office:value-type="float" office:value="11764">
                <text:p>11764</text:p>
              </table:table-cell>
              <table:table-cell office:value-type="float" office:value="11800.4">
                <text:p>11800.4</text:p>
              </table:table-cell>
              <table:table-cell office:value-type="float" office:value="11907.3">
                <text:p>11907.3</text:p>
              </table:table-cell>
              <table:table-cell office:value-type="float" office:value="11687">
                <text:p>11687</text:p>
              </table:table-cell>
              <table:table-cell office:value-type="float" office:value="11578.4">
                <text:p>11578.4</text:p>
              </table:table-cell>
              <table:table-cell office:value-type="float" office:value="11527.5">
                <text:p>11527.5</text:p>
              </table:table-cell>
              <table:table-cell office:value-type="float" office:value="11493">
                <text:p>11493</text:p>
              </table:table-cell>
              <table:table-cell office:value-type="float" office:value="11439">
                <text:p>11439</text:p>
              </table:table-cell>
              <table:table-cell office:value-type="float" office:value="11444.9">
                <text:p>11444.9</text:p>
              </table:table-cell>
              <table:table-cell office:value-type="float" office:value="11447">
                <text:p>11447</text:p>
              </table:table-cell>
              <table:table-cell office:value-type="float" office:value="11419.8">
                <text:p>11419.8</text:p>
              </table:table-cell>
              <table:table-cell office:value-type="float" office:value="11399.5">
                <text:p>11399.5</text:p>
              </table:table-cell>
              <table:table-cell office:value-type="float" office:value="11431.8">
                <text:p>11431.8</text:p>
              </table:table-cell>
              <table:table-cell office:value-type="float" office:value="11391.2">
                <text:p>11391.2</text:p>
              </table:table-cell>
              <table:table-cell office:value-type="float" office:value="11434.9">
                <text:p>11434.9</text:p>
              </table:table-cell>
              <table:table-cell office:value-type="float" office:value="11492.9">
                <text:p>11492.9</text:p>
              </table:table-cell>
              <table:table-cell office:value-type="float" office:value="11425.9">
                <text:p>11425.9</text:p>
              </table:table-cell>
              <table:table-cell office:value-type="float" office:value="11388.1">
                <text:p>11388.1</text:p>
              </table:table-cell>
              <table:table-cell office:value-type="float" office:value="11390.4">
                <text:p>11390.4</text:p>
              </table:table-cell>
              <table:table-cell office:value-type="float" office:value="11415.3">
                <text:p>11415.3</text:p>
              </table:table-cell>
              <table:table-cell office:value-type="float" office:value="11352.3">
                <text:p>11352.3</text:p>
              </table:table-cell>
              <table:table-cell office:value-type="float" office:value="11327.4">
                <text:p>11327.4</text:p>
              </table:table-cell>
              <table:table-cell office:value-type="float" office:value="11229.1">
                <text:p>11229.1</text:p>
              </table:table-cell>
              <table:table-cell office:value-type="float" office:value="11164.3">
                <text:p>11164.3</text:p>
              </table:table-cell>
              <table:table-cell office:value-type="float" office:value="11223.6">
                <text:p>11223.6</text:p>
              </table:table-cell>
              <table:table-cell office:value-type="float" office:value="11232.3">
                <text:p>11232.3</text:p>
              </table:table-cell>
              <table:table-cell office:value-type="float" office:value="11215.3">
                <text:p>11215.3</text:p>
              </table:table-cell>
              <table:table-cell office:value-type="float" office:value="11198.6">
                <text:p>11198.6</text:p>
              </table:table-cell>
              <table:table-cell office:value-type="float" office:value="11243.8">
                <text:p>11243.8</text:p>
              </table:table-cell>
              <table:table-cell office:value-type="float" office:value="11247.5">
                <text:p>11247.5</text:p>
              </table:table-cell>
              <table:table-cell office:value-type="float" office:value="11157.8">
                <text:p>11157.8</text:p>
              </table:table-cell>
              <table:table-cell office:value-type="float" office:value="11185.8">
                <text:p>11185.8</text:p>
              </table:table-cell>
              <table:table-cell office:value-type="float" office:value="11182">
                <text:p>11182</text:p>
              </table:table-cell>
              <table:table-cell office:value-type="float" office:value="11202">
                <text:p>11202</text:p>
              </table:table-cell>
              <table:table-cell office:value-type="float" office:value="11219.4">
                <text:p>11219.4</text:p>
              </table:table-cell>
              <table:table-cell office:value-type="float" office:value="11291.7">
                <text:p>11291.7</text:p>
              </table:table-cell>
              <table:table-cell office:value-type="float" office:value="11345.2">
                <text:p>11345.2</text:p>
              </table:table-cell>
              <table:table-cell office:value-type="float" office:value="11320.4">
                <text:p>11320.4</text:p>
              </table:table-cell>
              <table:table-cell office:value-type="float" office:value="11355.7">
                <text:p>11355.7</text:p>
              </table:table-cell>
              <table:table-cell office:value-type="float" office:value="11231.1">
                <text:p>11231.1</text:p>
              </table:table-cell>
              <table:table-cell office:value-type="float" office:value="11401.4">
                <text:p>11401.4</text:p>
              </table:table-cell>
              <table:table-cell office:value-type="float" office:value="11675.3">
                <text:p>11675.3</text:p>
              </table:table-cell>
              <table:table-cell office:value-type="float" office:value="11380.7">
                <text:p>11380.7</text:p>
              </table:table-cell>
              <table:table-cell office:value-type="float" office:value="11307.1">
                <text:p>11307.1</text:p>
              </table:table-cell>
              <table:table-cell office:value-type="float" office:value="11746.3">
                <text:p>11746.3</text:p>
              </table:table-cell>
              <table:table-cell office:value-type="float" office:value="11458.2">
                <text:p>11458.2</text:p>
              </table:table-cell>
              <table:table-cell office:value-type="float" office:value="11429">
                <text:p>11429</text:p>
              </table:table-cell>
              <table:table-cell office:value-type="float" office:value="11300.7">
                <text:p>11300.7</text:p>
              </table:table-cell>
              <table:table-cell office:value-type="float" office:value="11330.8">
                <text:p>11330.8</text:p>
              </table:table-cell>
              <table:table-cell office:value-type="float" office:value="11229.5">
                <text:p>11229.5</text:p>
              </table:table-cell>
              <table:table-cell office:value-type="float" office:value="11566">
                <text:p>11566</text:p>
              </table:table-cell>
              <table:table-cell office:value-type="float" office:value="11115.6">
                <text:p>11115.6</text:p>
              </table:table-cell>
              <table:table-cell office:value-type="float" office:value="10981.9">
                <text:p>10981.9</text:p>
              </table:table-cell>
              <table:table-cell office:value-type="float" office:value="10586.4">
                <text:p>10586.4</text:p>
              </table:table-cell>
              <table:table-cell office:value-type="float" office:value="10702.5">
                <text:p>10702.5</text:p>
              </table:table-cell>
              <table:table-cell office:value-type="float" office:value="10810.2">
                <text:p>10810.2</text:p>
              </table:table-cell>
              <table:table-cell office:value-type="float" office:value="10870">
                <text:p>10870</text:p>
              </table:table-cell>
              <table:table-cell office:value-type="float" office:value="10679.6">
                <text:p>10679.6</text:p>
              </table:table-cell>
              <table:table-cell office:value-type="float" office:value="10800.9">
                <text:p>10800.9</text:p>
              </table:table-cell>
              <table:table-cell office:value-type="float" office:value="10694.5">
                <text:p>10694.5</text:p>
              </table:table-cell>
              <table:table-cell office:value-type="float" office:value="11217.8">
                <text:p>11217.8</text:p>
              </table:table-cell>
              <table:table-cell office:value-type="float" office:value="11290.1">
                <text:p>11290.1</text:p>
              </table:table-cell>
              <table:table-cell office:value-type="float" office:value="10836.8">
                <text:p>10836.8</text:p>
              </table:table-cell>
              <table:table-cell office:value-type="float" office:value="10987.4">
                <text:p>10987.4</text:p>
              </table:table-cell>
              <table:table-cell office:value-type="float" office:value="10748.5">
                <text:p>10748.5</text:p>
              </table:table-cell>
              <table:table-cell office:value-type="float" office:value="10663.1">
                <text:p>10663.1</text:p>
              </table:table-cell>
              <table:table-cell office:value-type="float" office:value="10725.8">
                <text:p>10725.8</text:p>
              </table:table-cell>
              <table:table-cell office:value-type="float" office:value="10790.7">
                <text:p>10790.7</text:p>
              </table:table-cell>
              <table:table-cell office:value-type="float" office:value="10792.6">
                <text:p>10792.6</text:p>
              </table:table-cell>
              <table:table-cell office:value-type="float" office:value="10644.3">
                <text:p>10644.3</text:p>
              </table:table-cell>
              <table:table-cell office:value-type="float" office:value="10655.5">
                <text:p>10655.5</text:p>
              </table:table-cell>
              <table:table-cell office:value-type="float" office:value="10833.7">
                <text:p>10833.7</text:p>
              </table:table-cell>
              <table:table-cell office:value-type="float" office:value="10683.7">
                <text:p>10683.7</text:p>
              </table:table-cell>
              <table:table-cell office:value-type="float" office:value="10658.5">
                <text:p>10658.5</text:p>
              </table:table-cell>
              <table:table-cell office:value-type="float" office:value="10772.3">
                <text:p>10772.3</text:p>
              </table:table-cell>
            </table:table-row>
            <table:table-row>
              <table:table-cell office:value-type="string">
                <text:p>Run: 5</text:p>
                <draw:g>
                  <svg:desc>Sheet1.G17:Sheet1.G17</svg:desc>
                </draw:g>
              </table:table-cell>
              <table:table-cell office:value-type="float" office:value="29011.4">
                <text:p>29011.4</text:p>
                <draw:g>
                  <svg:desc>Sheet1.A19:Sheet1.ES19</svg:desc>
                </draw:g>
              </table:table-cell>
              <table:table-cell office:value-type="float" office:value="28753.4">
                <text:p>28753.4</text:p>
              </table:table-cell>
              <table:table-cell office:value-type="float" office:value="28311.2">
                <text:p>28311.2</text:p>
              </table:table-cell>
              <table:table-cell office:value-type="float" office:value="28209.5">
                <text:p>28209.5</text:p>
              </table:table-cell>
              <table:table-cell office:value-type="float" office:value="27961.9">
                <text:p>27961.9</text:p>
              </table:table-cell>
              <table:table-cell office:value-type="float" office:value="28079">
                <text:p>28079</text:p>
              </table:table-cell>
              <table:table-cell office:value-type="float" office:value="27555.6">
                <text:p>27555.6</text:p>
              </table:table-cell>
              <table:table-cell office:value-type="float" office:value="27508.4">
                <text:p>27508.4</text:p>
              </table:table-cell>
              <table:table-cell office:value-type="float" office:value="27378.2">
                <text:p>27378.2</text:p>
              </table:table-cell>
              <table:table-cell office:value-type="float" office:value="27121.4">
                <text:p>27121.4</text:p>
              </table:table-cell>
              <table:table-cell office:value-type="float" office:value="27236">
                <text:p>27236</text:p>
              </table:table-cell>
              <table:table-cell office:value-type="float" office:value="26646.1">
                <text:p>26646.1</text:p>
              </table:table-cell>
              <table:table-cell office:value-type="float" office:value="26104.2">
                <text:p>26104.2</text:p>
              </table:table-cell>
              <table:table-cell office:value-type="float" office:value="26056.6">
                <text:p>26056.6</text:p>
              </table:table-cell>
              <table:table-cell office:value-type="float" office:value="25520.4">
                <text:p>25520.4</text:p>
              </table:table-cell>
              <table:table-cell office:value-type="float" office:value="25147.6">
                <text:p>25147.6</text:p>
              </table:table-cell>
              <table:table-cell office:value-type="float" office:value="24732.1">
                <text:p>24732.1</text:p>
              </table:table-cell>
              <table:table-cell office:value-type="float" office:value="24354">
                <text:p>24354</text:p>
              </table:table-cell>
              <table:table-cell office:value-type="float" office:value="23579.6">
                <text:p>23579.6</text:p>
              </table:table-cell>
              <table:table-cell office:value-type="float" office:value="23399">
                <text:p>23399</text:p>
              </table:table-cell>
              <table:table-cell office:value-type="float" office:value="23410.9">
                <text:p>23410.9</text:p>
              </table:table-cell>
              <table:table-cell office:value-type="float" office:value="22702.5">
                <text:p>22702.5</text:p>
              </table:table-cell>
              <table:table-cell office:value-type="float" office:value="22171.9">
                <text:p>22171.9</text:p>
              </table:table-cell>
              <table:table-cell office:value-type="float" office:value="21969.7">
                <text:p>21969.7</text:p>
              </table:table-cell>
              <table:table-cell office:value-type="float" office:value="21956">
                <text:p>21956</text:p>
              </table:table-cell>
              <table:table-cell office:value-type="float" office:value="22006.1">
                <text:p>22006.1</text:p>
              </table:table-cell>
              <table:table-cell office:value-type="float" office:value="21538.6">
                <text:p>21538.6</text:p>
              </table:table-cell>
              <table:table-cell office:value-type="float" office:value="21329.5">
                <text:p>21329.5</text:p>
              </table:table-cell>
              <table:table-cell office:value-type="float" office:value="20775.1">
                <text:p>20775.1</text:p>
              </table:table-cell>
              <table:table-cell office:value-type="float" office:value="20175.8">
                <text:p>20175.8</text:p>
              </table:table-cell>
              <table:table-cell office:value-type="float" office:value="19587.4">
                <text:p>19587.4</text:p>
              </table:table-cell>
              <table:table-cell office:value-type="float" office:value="18667.5">
                <text:p>18667.5</text:p>
              </table:table-cell>
              <table:table-cell office:value-type="float" office:value="18256.9">
                <text:p>18256.9</text:p>
              </table:table-cell>
              <table:table-cell office:value-type="float" office:value="18513.2">
                <text:p>18513.2</text:p>
              </table:table-cell>
              <table:table-cell office:value-type="float" office:value="18006.1">
                <text:p>18006.1</text:p>
              </table:table-cell>
              <table:table-cell office:value-type="float" office:value="17392">
                <text:p>17392</text:p>
              </table:table-cell>
              <table:table-cell office:value-type="float" office:value="16859.9">
                <text:p>16859.9</text:p>
              </table:table-cell>
              <table:table-cell office:value-type="float" office:value="16439.3">
                <text:p>16439.3</text:p>
              </table:table-cell>
              <table:table-cell office:value-type="float" office:value="16206">
                <text:p>16206</text:p>
              </table:table-cell>
              <table:table-cell office:value-type="float" office:value="15784.4">
                <text:p>15784.4</text:p>
              </table:table-cell>
              <table:table-cell office:value-type="float" office:value="15758.1">
                <text:p>15758.1</text:p>
              </table:table-cell>
              <table:table-cell office:value-type="float" office:value="15527.4">
                <text:p>15527.4</text:p>
              </table:table-cell>
              <table:table-cell office:value-type="float" office:value="15351">
                <text:p>15351</text:p>
              </table:table-cell>
              <table:table-cell office:value-type="float" office:value="15370.9">
                <text:p>15370.9</text:p>
              </table:table-cell>
              <table:table-cell office:value-type="float" office:value="15427.5">
                <text:p>15427.5</text:p>
              </table:table-cell>
              <table:table-cell office:value-type="float" office:value="15234.6">
                <text:p>15234.6</text:p>
              </table:table-cell>
              <table:table-cell office:value-type="float" office:value="15204.6">
                <text:p>15204.6</text:p>
              </table:table-cell>
              <table:table-cell office:value-type="float" office:value="15127.4">
                <text:p>15127.4</text:p>
              </table:table-cell>
              <table:table-cell office:value-type="float" office:value="15098.5">
                <text:p>15098.5</text:p>
              </table:table-cell>
              <table:table-cell office:value-type="float" office:value="15367.3">
                <text:p>15367.3</text:p>
              </table:table-cell>
              <table:table-cell office:value-type="float" office:value="14881">
                <text:p>14881</text:p>
              </table:table-cell>
              <table:table-cell office:value-type="float" office:value="14667.3">
                <text:p>14667.3</text:p>
              </table:table-cell>
              <table:table-cell office:value-type="float" office:value="14560.7">
                <text:p>14560.7</text:p>
              </table:table-cell>
              <table:table-cell office:value-type="float" office:value="14393.6">
                <text:p>14393.6</text:p>
              </table:table-cell>
              <table:table-cell office:value-type="float" office:value="14293">
                <text:p>14293</text:p>
              </table:table-cell>
              <table:table-cell office:value-type="float" office:value="14553.7">
                <text:p>14553.7</text:p>
              </table:table-cell>
              <table:table-cell office:value-type="float" office:value="14078.8">
                <text:p>14078.8</text:p>
              </table:table-cell>
              <table:table-cell office:value-type="float" office:value="14889.7">
                <text:p>14889.7</text:p>
              </table:table-cell>
              <table:table-cell office:value-type="float" office:value="14396.4">
                <text:p>14396.4</text:p>
              </table:table-cell>
              <table:table-cell office:value-type="float" office:value="13867.3">
                <text:p>13867.3</text:p>
              </table:table-cell>
              <table:table-cell office:value-type="float" office:value="13796.6">
                <text:p>13796.6</text:p>
              </table:table-cell>
              <table:table-cell office:value-type="float" office:value="13771.4">
                <text:p>13771.4</text:p>
              </table:table-cell>
              <table:table-cell office:value-type="float" office:value="13728.8">
                <text:p>13728.8</text:p>
              </table:table-cell>
              <table:table-cell office:value-type="float" office:value="13787.2">
                <text:p>13787.2</text:p>
              </table:table-cell>
              <table:table-cell office:value-type="float" office:value="13901.9">
                <text:p>13901.9</text:p>
              </table:table-cell>
              <table:table-cell office:value-type="float" office:value="13939.5">
                <text:p>13939.5</text:p>
              </table:table-cell>
              <table:table-cell office:value-type="float" office:value="13657.3">
                <text:p>13657.3</text:p>
              </table:table-cell>
              <table:table-cell office:value-type="float" office:value="13690.1">
                <text:p>13690.1</text:p>
              </table:table-cell>
              <table:table-cell office:value-type="float" office:value="13609.4">
                <text:p>13609.4</text:p>
              </table:table-cell>
              <table:table-cell office:value-type="float" office:value="13675.1">
                <text:p>13675.1</text:p>
              </table:table-cell>
              <table:table-cell office:value-type="float" office:value="13837.7">
                <text:p>13837.7</text:p>
              </table:table-cell>
              <table:table-cell office:value-type="float" office:value="13729.7">
                <text:p>13729.7</text:p>
              </table:table-cell>
              <table:table-cell office:value-type="float" office:value="13832.2">
                <text:p>13832.2</text:p>
              </table:table-cell>
              <table:table-cell office:value-type="float" office:value="13965.6">
                <text:p>13965.6</text:p>
              </table:table-cell>
              <table:table-cell office:value-type="float" office:value="14304.5">
                <text:p>14304.5</text:p>
              </table:table-cell>
              <table:table-cell office:value-type="float" office:value="14180.4">
                <text:p>14180.4</text:p>
              </table:table-cell>
              <table:table-cell office:value-type="float" office:value="13737.2">
                <text:p>13737.2</text:p>
              </table:table-cell>
              <table:table-cell office:value-type="float" office:value="13279.7">
                <text:p>13279.7</text:p>
              </table:table-cell>
              <table:table-cell office:value-type="float" office:value="13384">
                <text:p>13384</text:p>
              </table:table-cell>
              <table:table-cell office:value-type="float" office:value="13700.3">
                <text:p>13700.3</text:p>
              </table:table-cell>
              <table:table-cell office:value-type="float" office:value="13367">
                <text:p>13367</text:p>
              </table:table-cell>
              <table:table-cell office:value-type="float" office:value="14094">
                <text:p>14094</text:p>
              </table:table-cell>
              <table:table-cell office:value-type="float" office:value="13542">
                <text:p>13542</text:p>
              </table:table-cell>
              <table:table-cell office:value-type="float" office:value="13525.9">
                <text:p>13525.9</text:p>
              </table:table-cell>
              <table:table-cell office:value-type="float" office:value="13734.1">
                <text:p>13734.1</text:p>
              </table:table-cell>
              <table:table-cell office:value-type="float" office:value="13621.4">
                <text:p>13621.4</text:p>
              </table:table-cell>
              <table:table-cell office:value-type="float" office:value="13328.6">
                <text:p>13328.6</text:p>
              </table:table-cell>
              <table:table-cell office:value-type="float" office:value="13903.3">
                <text:p>13903.3</text:p>
              </table:table-cell>
              <table:table-cell office:value-type="float" office:value="13373.5">
                <text:p>13373.5</text:p>
              </table:table-cell>
              <table:table-cell office:value-type="float" office:value="13907.9">
                <text:p>13907.9</text:p>
              </table:table-cell>
              <table:table-cell office:value-type="float" office:value="13548.1">
                <text:p>13548.1</text:p>
              </table:table-cell>
              <table:table-cell office:value-type="float" office:value="13424.3">
                <text:p>13424.3</text:p>
              </table:table-cell>
              <table:table-cell office:value-type="float" office:value="13457.7">
                <text:p>13457.7</text:p>
              </table:table-cell>
              <table:table-cell office:value-type="float" office:value="13529.5">
                <text:p>13529.5</text:p>
              </table:table-cell>
              <table:table-cell office:value-type="float" office:value="13450">
                <text:p>13450</text:p>
              </table:table-cell>
              <table:table-cell office:value-type="float" office:value="13045.7">
                <text:p>13045.7</text:p>
              </table:table-cell>
              <table:table-cell office:value-type="float" office:value="13465.9">
                <text:p>13465.9</text:p>
              </table:table-cell>
              <table:table-cell office:value-type="float" office:value="13725.2">
                <text:p>13725.2</text:p>
              </table:table-cell>
              <table:table-cell office:value-type="float" office:value="13539.2">
                <text:p>13539.2</text:p>
              </table:table-cell>
              <table:table-cell office:value-type="float" office:value="13435.6">
                <text:p>13435.6</text:p>
              </table:table-cell>
              <table:table-cell office:value-type="float" office:value="13169.5">
                <text:p>13169.5</text:p>
              </table:table-cell>
              <table:table-cell office:value-type="float" office:value="13117.6">
                <text:p>13117.6</text:p>
              </table:table-cell>
              <table:table-cell office:value-type="float" office:value="13515.4">
                <text:p>13515.4</text:p>
              </table:table-cell>
              <table:table-cell office:value-type="float" office:value="13219.2">
                <text:p>13219.2</text:p>
              </table:table-cell>
              <table:table-cell office:value-type="float" office:value="13236.2">
                <text:p>13236.2</text:p>
              </table:table-cell>
              <table:table-cell office:value-type="float" office:value="13260.9">
                <text:p>13260.9</text:p>
              </table:table-cell>
              <table:table-cell office:value-type="float" office:value="13385.6">
                <text:p>13385.6</text:p>
              </table:table-cell>
              <table:table-cell office:value-type="float" office:value="13539.4">
                <text:p>13539.4</text:p>
              </table:table-cell>
              <table:table-cell office:value-type="float" office:value="14296.5">
                <text:p>14296.5</text:p>
              </table:table-cell>
              <table:table-cell office:value-type="float" office:value="13801.8">
                <text:p>13801.8</text:p>
              </table:table-cell>
              <table:table-cell office:value-type="float" office:value="13110.4">
                <text:p>13110.4</text:p>
              </table:table-cell>
              <table:table-cell office:value-type="float" office:value="13111.4">
                <text:p>13111.4</text:p>
              </table:table-cell>
              <table:table-cell office:value-type="float" office:value="13274.1">
                <text:p>13274.1</text:p>
              </table:table-cell>
              <table:table-cell office:value-type="float" office:value="13277.2">
                <text:p>13277.2</text:p>
              </table:table-cell>
              <table:table-cell office:value-type="float" office:value="12884.8">
                <text:p>12884.8</text:p>
              </table:table-cell>
              <table:table-cell office:value-type="float" office:value="13082.4">
                <text:p>13082.4</text:p>
              </table:table-cell>
              <table:table-cell office:value-type="float" office:value="13754.5">
                <text:p>13754.5</text:p>
              </table:table-cell>
              <table:table-cell office:value-type="float" office:value="12745.8">
                <text:p>12745.8</text:p>
              </table:table-cell>
              <table:table-cell office:value-type="float" office:value="12609.6">
                <text:p>12609.6</text:p>
              </table:table-cell>
              <table:table-cell office:value-type="float" office:value="12491.6">
                <text:p>12491.6</text:p>
              </table:table-cell>
              <table:table-cell office:value-type="float" office:value="12666.6">
                <text:p>12666.6</text:p>
              </table:table-cell>
              <table:table-cell office:value-type="float" office:value="12722.6">
                <text:p>12722.6</text:p>
              </table:table-cell>
              <table:table-cell office:value-type="float" office:value="12748">
                <text:p>12748</text:p>
              </table:table-cell>
              <table:table-cell office:value-type="float" office:value="12906.3">
                <text:p>12906.3</text:p>
              </table:table-cell>
              <table:table-cell office:value-type="float" office:value="12520.6">
                <text:p>12520.6</text:p>
              </table:table-cell>
              <table:table-cell office:value-type="float" office:value="12756.2">
                <text:p>12756.2</text:p>
              </table:table-cell>
              <table:table-cell office:value-type="float" office:value="12736.8">
                <text:p>12736.8</text:p>
              </table:table-cell>
              <table:table-cell office:value-type="float" office:value="13440.2">
                <text:p>13440.2</text:p>
              </table:table-cell>
              <table:table-cell office:value-type="float" office:value="13408.1">
                <text:p>13408.1</text:p>
              </table:table-cell>
              <table:table-cell office:value-type="float" office:value="13024.3">
                <text:p>13024.3</text:p>
              </table:table-cell>
              <table:table-cell office:value-type="float" office:value="12896.8">
                <text:p>12896.8</text:p>
              </table:table-cell>
              <table:table-cell office:value-type="float" office:value="13095.3">
                <text:p>13095.3</text:p>
              </table:table-cell>
              <table:table-cell office:value-type="float" office:value="12745.2">
                <text:p>12745.2</text:p>
              </table:table-cell>
              <table:table-cell office:value-type="float" office:value="13014.3">
                <text:p>13014.3</text:p>
              </table:table-cell>
              <table:table-cell office:value-type="float" office:value="12968.8">
                <text:p>12968.8</text:p>
              </table:table-cell>
              <table:table-cell office:value-type="float" office:value="13229.8">
                <text:p>13229.8</text:p>
              </table:table-cell>
              <table:table-cell office:value-type="float" office:value="12836.7">
                <text:p>12836.7</text:p>
              </table:table-cell>
              <table:table-cell office:value-type="float" office:value="13491.7">
                <text:p>13491.7</text:p>
              </table:table-cell>
              <table:table-cell office:value-type="float" office:value="12832">
                <text:p>12832</text:p>
              </table:table-cell>
              <table:table-cell office:value-type="float" office:value="12943.4">
                <text:p>12943.4</text:p>
              </table:table-cell>
              <table:table-cell office:value-type="float" office:value="13278.8">
                <text:p>13278.8</text:p>
              </table:table-cell>
              <table:table-cell office:value-type="float" office:value="13592.9">
                <text:p>13592.9</text:p>
              </table:table-cell>
              <table:table-cell office:value-type="float" office:value="12786.7">
                <text:p>12786.7</text:p>
              </table:table-cell>
              <table:table-cell office:value-type="float" office:value="12985.6">
                <text:p>12985.6</text:p>
              </table:table-cell>
              <table:table-cell office:value-type="float" office:value="13120.8">
                <text:p>13120.8</text:p>
              </table:table-cell>
              <table:table-cell office:value-type="float" office:value="12718.3">
                <text:p>12718.3</text:p>
              </table:table-cell>
              <table:table-cell office:value-type="float" office:value="13069.1">
                <text:p>13069.1</text:p>
              </table:table-cell>
              <table:table-cell office:value-type="float" office:value="13413.3">
                <text:p>13413.3</text:p>
              </table:table-cell>
              <table:table-cell office:value-type="float" office:value="12841.6">
                <text:p>12841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